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2.01pt"/>
    </style:style>
    <style:style style:name="co2" style:family="table-column">
      <style:table-column-properties fo:break-before="auto" style:column-width="58.14pt"/>
    </style:style>
    <style:style style:name="co3" style:family="table-column">
      <style:table-column-properties fo:break-before="auto" style:column-width="43.94pt"/>
    </style:style>
    <style:style style:name="co4" style:family="table-column">
      <style:table-column-properties fo:break-before="auto" style:column-width="30.95pt"/>
    </style:style>
    <style:style style:name="co5" style:family="table-column">
      <style:table-column-properties fo:break-before="auto" style:column-width="35.8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44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pt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row table:style-name="ro1">
          <table:table-cell>
            <draw:frame draw:z-index="0" draw:style-name="gr1" draw:text-style-name="P1" svg:width="453.37pt" svg:height="255.37pt" svg:x="0pt" svg:y="0.03pt">
              <draw:object draw:notify-on-update-of-ranges="data.A25:data.A530 data.B25:data.B530 data.C25:data.C5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table:style-name="ce1" office:value-type="string" calcext:value-type="string">
            <text:p>k</text:p>
          </table:table-cell>
          <table:table-cell table:style-name="ce6" table:number-columns-repeated="2"/>
          <table:table-cell table:style-name="ce14"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11"/>
        </table:table-row>
        <table:table-row table:style-name="ro1">
          <table:table-cell table:number-columns-repeated="10"/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11"/>
          <table:table-cell table:style-name="ce5"/>
          <table:table-cell/>
          <table:table-cell table:style-name="ce13"/>
        </table:table-row>
        <table:table-row table:style-name="ro1">
          <table:table-cell table:number-columns-repeated="10"/>
          <table:table-cell table:style-name="ce4"/>
          <table:table-cell table:style-name="ce9"/>
          <table:table-cell table:style-name="ce12"/>
          <table:table-cell table:style-name="ce5"/>
          <table:table-cell/>
          <table:table-cell table:style-name="ce13"/>
        </table:table-row>
        <table:table-row table:style-name="ro1">
          <table:table-cell table:number-columns-repeated="10"/>
          <table:table-cell table:style-name="ce3" office:value-type="float" office:value="3" calcext:value-type="float">
            <text:p>3</text:p>
          </table:table-cell>
          <table:table-cell table:style-name="ce8"/>
          <table:table-cell table:style-name="ce11"/>
          <table:table-cell table:style-name="ce5"/>
          <table:table-cell/>
          <table:table-cell table:style-name="ce13"/>
        </table:table-row>
        <table:table-row table:style-name="ro1">
          <table:table-cell table:number-columns-repeated="10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</table:table-row>
        <table:table-row table:style-name="ro1">
          <table:table-cell table:number-columns-repeated="10"/>
          <table:table-cell table:style-name="ce4"/>
          <table:table-cell table:style-name="ce9"/>
          <table:table-cell table:style-name="ce12"/>
          <table:table-cell table:style-name="ce4"/>
          <table:table-cell table:style-name="ce9"/>
          <table:table-cell table:style-name="ce12"/>
        </table:table-row>
        <table:table-row table:style-name="ro1">
          <table:table-cell table:number-columns-repeated="10"/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11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ce5"/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10"/>
          <table:table-cell table:style-name="ce4"/>
          <table:table-cell table:style-name="ce9"/>
          <table:table-cell table:style-name="ce12"/>
          <table:table-cell table:number-columns-repeated="3"/>
        </table:table-row>
        <table:table-row table:style-name="ro1">
          <table:table-cell table:number-columns-repeated="10"/>
          <table:table-cell table:style-name="ce3" office:value-type="float" office:value="5" calcext:value-type="float">
            <text:p>5</text:p>
          </table:table-cell>
          <table:table-cell table:style-name="ce8"/>
          <table:table-cell table:style-name="ce11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5"/>
          <table:table-cell/>
          <table:table-cell table:style-name="ce13"/>
          <table:table-cell table:number-columns-repeated="3"/>
        </table:table-row>
        <table:table-row table:style-name="ro1">
          <table:table-cell table:number-columns-repeated="10"/>
          <table:table-cell table:style-name="ce4"/>
          <table:table-cell table:style-name="ce9"/>
          <table:table-cell table:style-name="ce12"/>
          <table:table-cell table:number-columns-repeated="3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office:value-type="string" calcext:value-type="string">
            <text:p>centroid</text:p>
          </table:table-cell>
          <table:table-cell table:formula="of:=AVERAGE([.B25:.B9999])" office:value-type="float" office:value="6.336180988" calcext:value-type="float">
            <text:p>6.336180988</text:p>
          </table:table-cell>
          <table:table-cell table:formula="of:=AVERAGE([.C25:.C9999])" office:value-type="float" office:value="5.9170459716" calcext:value-type="float">
            <text:p>5.9170459716</text:p>
          </table:table-cell>
          <table:table-cell/>
          <table:table-cell office:value-type="string" calcext:value-type="string">
            <text:p>centroid</text:p>
          </table:table-cell>
          <table:table-cell table:formula="of:=AVERAGE([.F25:.F9999])" office:value-type="float" office:value="6.133251692" calcext:value-type="float">
            <text:p>6.133251692</text:p>
          </table:table-cell>
          <table:table-cell table:formula="of:=AVERAGE([.G25:.G9999])" office:value-type="float" office:value="-0.33285009296" calcext:value-type="float">
            <text:p>-0.33285009296</text:p>
          </table:table-cell>
          <table:table-cell/>
          <table:table-cell office:value-type="string" calcext:value-type="string">
            <text:p>centroid</text:p>
          </table:table-cell>
          <table:table-cell table:formula="of:=AVERAGE([.J25:.J9999])" office:value-type="float" office:value="-0.0797002248" calcext:value-type="float">
            <text:p>-0.0797002248</text:p>
          </table:table-cell>
          <table:table-cell table:formula="of:=AVERAGE([.K25:.K9999])" office:value-type="float" office:value="5.9765390108" calcext:value-type="float">
            <text:p>5.9765390108</text:p>
          </table:table-cell>
          <table:table-cell/>
          <table:table-cell office:value-type="string" calcext:value-type="string">
            <text:p>centroid</text:p>
          </table:table-cell>
          <table:table-cell table:formula="of:=AVERAGE([.N25:.N9999])" office:value-type="float" office:value="0.33902765572" calcext:value-type="float">
            <text:p>0.33902765572</text:p>
          </table:table-cell>
          <table:table-cell table:formula="of:=AVERAGE([.O25:.O9999])" office:value-type="float" office:value="-0.12371196136" calcext:value-type="float">
            <text:p>-0.12371196136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8531" calcext:value-type="float">
            <text:p>5.28531</text:p>
          </table:table-cell>
          <table:table-cell office:value-type="float" office:value="10.5879" calcext:value-type="float">
            <text:p>10.58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00489" calcext:value-type="float">
            <text:p>6.00489</text:p>
          </table:table-cell>
          <table:table-cell office:value-type="float" office:value="-0.205354" calcext:value-type="float">
            <text:p>-0.2053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2778" calcext:value-type="float">
            <text:p>2.02778</text:p>
          </table:table-cell>
          <table:table-cell office:value-type="float" office:value="2.90331" calcext:value-type="float">
            <text:p>2.903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44787" calcext:value-type="float">
            <text:p>-1.44787</text:p>
          </table:table-cell>
          <table:table-cell office:value-type="float" office:value="0.300711" calcext:value-type="float">
            <text:p>0.3007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9775" calcext:value-type="float">
            <text:p>8.39775</text:p>
          </table:table-cell>
          <table:table-cell office:value-type="float" office:value="4.4489" calcext:value-type="float">
            <text:p>4.44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01881" calcext:value-type="float">
            <text:p>5.01881</text:p>
          </table:table-cell>
          <table:table-cell office:value-type="float" office:value="-2.73678" calcext:value-type="float">
            <text:p>-2.736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90293" calcext:value-type="float">
            <text:p>-1.90293</text:p>
          </table:table-cell>
          <table:table-cell office:value-type="float" office:value="8.08737" calcext:value-type="float">
            <text:p>8.087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75649" calcext:value-type="float">
            <text:p>1.75649</text:p>
          </table:table-cell>
          <table:table-cell office:value-type="float" office:value="3.75248" calcext:value-type="float">
            <text:p>3.7524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3624" calcext:value-type="float">
            <text:p>4.73624</text:p>
          </table:table-cell>
          <table:table-cell office:value-type="float" office:value="7.68033" calcext:value-type="float">
            <text:p>7.680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85829" calcext:value-type="float">
            <text:p>3.85829</text:p>
          </table:table-cell>
          <table:table-cell office:value-type="float" office:value="-1.28475" calcext:value-type="float">
            <text:p>-1.284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6651" calcext:value-type="float">
            <text:p>1.76651</text:p>
          </table:table-cell>
          <table:table-cell office:value-type="float" office:value="6.31639" calcext:value-type="float">
            <text:p>6.316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66174" calcext:value-type="float">
            <text:p>0.166174</text:p>
          </table:table-cell>
          <table:table-cell office:value-type="float" office:value="0.762549" calcext:value-type="float">
            <text:p>0.76254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10197" calcext:value-type="float">
            <text:p>5.10197</text:p>
          </table:table-cell>
          <table:table-cell office:value-type="float" office:value="8.83266" calcext:value-type="float">
            <text:p>8.832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3951" calcext:value-type="float">
            <text:p>7.53951</text:p>
          </table:table-cell>
          <table:table-cell office:value-type="float" office:value="0.504605" calcext:value-type="float">
            <text:p>0.5046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86431" calcext:value-type="float">
            <text:p>-0.86431</text:p>
          </table:table-cell>
          <table:table-cell office:value-type="float" office:value="3.51395" calcext:value-type="float">
            <text:p>3.513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236394" calcext:value-type="float">
            <text:p>-0.236394</text:p>
          </table:table-cell>
          <table:table-cell office:value-type="float" office:value="0.81018" calcext:value-type="float">
            <text:p>0.8101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9479" calcext:value-type="float">
            <text:p>8.29479</text:p>
          </table:table-cell>
          <table:table-cell office:value-type="float" office:value="4.67373" calcext:value-type="float">
            <text:p>4.673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69924" calcext:value-type="float">
            <text:p>6.69924</text:p>
          </table:table-cell>
          <table:table-cell office:value-type="float" office:value="0.633384" calcext:value-type="float">
            <text:p>0.6333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19612" calcext:value-type="float">
            <text:p>2.19612</text:p>
          </table:table-cell>
          <table:table-cell office:value-type="float" office:value="8.51581" calcext:value-type="float">
            <text:p>8.515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65964" calcext:value-type="float">
            <text:p>1.65964</text:p>
          </table:table-cell>
          <table:table-cell office:value-type="float" office:value="-1.94178" calcext:value-type="float">
            <text:p>-1.941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2703" calcext:value-type="float">
            <text:p>7.02703</text:p>
          </table:table-cell>
          <table:table-cell office:value-type="float" office:value="6.67945" calcext:value-type="float">
            <text:p>6.679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93517" calcext:value-type="float">
            <text:p>6.93517</text:p>
          </table:table-cell>
          <table:table-cell office:value-type="float" office:value="3.67714" calcext:value-type="float">
            <text:p>3.677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66407" calcext:value-type="float">
            <text:p>0.666407</text:p>
          </table:table-cell>
          <table:table-cell office:value-type="float" office:value="3.20355" calcext:value-type="float">
            <text:p>3.203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07197" calcext:value-type="float">
            <text:p>3.07197</text:p>
          </table:table-cell>
          <table:table-cell office:value-type="float" office:value="-1.93394" calcext:value-type="float">
            <text:p>-1.9339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2699" calcext:value-type="float">
            <text:p>4.02699</text:p>
          </table:table-cell>
          <table:table-cell office:value-type="float" office:value="5.03695" calcext:value-type="float">
            <text:p>5.036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27302" calcext:value-type="float">
            <text:p>9.27302</text:p>
          </table:table-cell>
          <table:table-cell office:value-type="float" office:value="0.0237808" calcext:value-type="float">
            <text:p>0.02378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1795" calcext:value-type="float">
            <text:p>1.11795</text:p>
          </table:table-cell>
          <table:table-cell office:value-type="float" office:value="9.62483" calcext:value-type="float">
            <text:p>9.624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46225" calcext:value-type="float">
            <text:p>-2.46225</text:p>
          </table:table-cell>
          <table:table-cell office:value-type="float" office:value="0.0478043" calcext:value-type="float">
            <text:p>0.047804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4861" calcext:value-type="float">
            <text:p>2.04861</text:p>
          </table:table-cell>
          <table:table-cell office:value-type="float" office:value="6.78055" calcext:value-type="float">
            <text:p>6.780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63771" calcext:value-type="float">
            <text:p>8.63771</text:p>
          </table:table-cell>
          <table:table-cell office:value-type="float" office:value="-2.05501" calcext:value-type="float">
            <text:p>-2.055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24855" calcext:value-type="float">
            <text:p>0.624855</text:p>
          </table:table-cell>
          <table:table-cell office:value-type="float" office:value="4.47475" calcext:value-type="float">
            <text:p>4.474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67629" calcext:value-type="float">
            <text:p>-2.67629</text:p>
          </table:table-cell>
          <table:table-cell office:value-type="float" office:value="-1.90023" calcext:value-type="float">
            <text:p>-1.9002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6348" calcext:value-type="float">
            <text:p>1.96348</text:p>
          </table:table-cell>
          <table:table-cell office:value-type="float" office:value="8.56842" calcext:value-type="float">
            <text:p>8.568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10572" calcext:value-type="float">
            <text:p>8.10572</text:p>
          </table:table-cell>
          <table:table-cell office:value-type="float" office:value="-0.467448" calcext:value-type="float">
            <text:p>-0.4674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26448" calcext:value-type="float">
            <text:p>-1.26448</text:p>
          </table:table-cell>
          <table:table-cell office:value-type="float" office:value="6.67503" calcext:value-type="float">
            <text:p>6.675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02025" calcext:value-type="float">
            <text:p>0.402025</text:p>
          </table:table-cell>
          <table:table-cell office:value-type="float" office:value="2.85932" calcext:value-type="float">
            <text:p>2.859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6468" calcext:value-type="float">
            <text:p>5.86468</text:p>
          </table:table-cell>
          <table:table-cell office:value-type="float" office:value="7.84118" calcext:value-type="float">
            <text:p>7.841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80343" calcext:value-type="float">
            <text:p>7.80343</text:p>
          </table:table-cell>
          <table:table-cell office:value-type="float" office:value="-1.36129" calcext:value-type="float">
            <text:p>-1.361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778491" calcext:value-type="float">
            <text:p>-0.778491</text:p>
          </table:table-cell>
          <table:table-cell office:value-type="float" office:value="6.13486" calcext:value-type="float">
            <text:p>6.134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75031" calcext:value-type="float">
            <text:p>2.75031</text:p>
          </table:table-cell>
          <table:table-cell office:value-type="float" office:value="-1.81412" calcext:value-type="float">
            <text:p>-1.814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9347" calcext:value-type="float">
            <text:p>7.99347</text:p>
          </table:table-cell>
          <table:table-cell office:value-type="float" office:value="7.73924" calcext:value-type="float">
            <text:p>7.739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71816" calcext:value-type="float">
            <text:p>7.71816</text:p>
          </table:table-cell>
          <table:table-cell office:value-type="float" office:value="-0.68217" calcext:value-type="float">
            <text:p>-0.682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71486" calcext:value-type="float">
            <text:p>-3.71486</text:p>
          </table:table-cell>
          <table:table-cell office:value-type="float" office:value="6.35283" calcext:value-type="float">
            <text:p>6.352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71307" calcext:value-type="float">
            <text:p>-0.71307</text:p>
          </table:table-cell>
          <table:table-cell office:value-type="float" office:value="1.03518" calcext:value-type="float">
            <text:p>1.0351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3873" calcext:value-type="float">
            <text:p>5.23873</text:p>
          </table:table-cell>
          <table:table-cell office:value-type="float" office:value="3.7269" calcext:value-type="float">
            <text:p>3.72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16446" calcext:value-type="float">
            <text:p>7.16446</text:p>
          </table:table-cell>
          <table:table-cell office:value-type="float" office:value="1.82576" calcext:value-type="float">
            <text:p>1.825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83216" calcext:value-type="float">
            <text:p>2.83216</text:p>
          </table:table-cell>
          <table:table-cell office:value-type="float" office:value="8.30588" calcext:value-type="float">
            <text:p>8.305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5331" calcext:value-type="float">
            <text:p>2.5331</text:p>
          </table:table-cell>
          <table:table-cell office:value-type="float" office:value="2.70446" calcext:value-type="float">
            <text:p>2.7044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2083" calcext:value-type="float">
            <text:p>7.82083</text:p>
          </table:table-cell>
          <table:table-cell office:value-type="float" office:value="4.09689" calcext:value-type="float">
            <text:p>4.096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291" calcext:value-type="float">
            <text:p>4.2291</text:p>
          </table:table-cell>
          <table:table-cell office:value-type="float" office:value="-4.31389" calcext:value-type="float">
            <text:p>-4.313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37232" calcext:value-type="float">
            <text:p>0.637232</text:p>
          </table:table-cell>
          <table:table-cell office:value-type="float" office:value="8.78646" calcext:value-type="float">
            <text:p>8.786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38219" calcext:value-type="float">
            <text:p>-2.38219</text:p>
          </table:table-cell>
          <table:table-cell office:value-type="float" office:value="0.937234" calcext:value-type="float">
            <text:p>0.93723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7566" calcext:value-type="float">
            <text:p>5.07566</text:p>
          </table:table-cell>
          <table:table-cell office:value-type="float" office:value="7.61258" calcext:value-type="float">
            <text:p>7.612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16103" calcext:value-type="float">
            <text:p>8.16103</text:p>
          </table:table-cell>
          <table:table-cell office:value-type="float" office:value="1.54495" calcext:value-type="float">
            <text:p>1.544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55316" calcext:value-type="float">
            <text:p>-1.55316</text:p>
          </table:table-cell>
          <table:table-cell office:value-type="float" office:value="5.56971" calcext:value-type="float">
            <text:p>5.569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84072" calcext:value-type="float">
            <text:p>-2.84072</text:p>
          </table:table-cell>
          <table:table-cell office:value-type="float" office:value="0.394738" calcext:value-type="float">
            <text:p>0.39473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1022" calcext:value-type="float">
            <text:p>6.11022</text:p>
          </table:table-cell>
          <table:table-cell office:value-type="float" office:value="5.28457" calcext:value-type="float">
            <text:p>5.284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8918" calcext:value-type="float">
            <text:p>2.58918</text:p>
          </table:table-cell>
          <table:table-cell office:value-type="float" office:value="2.01514" calcext:value-type="float">
            <text:p>2.015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51517" calcext:value-type="float">
            <text:p>-2.51517</text:p>
          </table:table-cell>
          <table:table-cell office:value-type="float" office:value="6.69186" calcext:value-type="float">
            <text:p>6.691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29407" calcext:value-type="float">
            <text:p>2.29407</text:p>
          </table:table-cell>
          <table:table-cell office:value-type="float" office:value="2.46005" calcext:value-type="float">
            <text:p>2.4600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556" calcext:value-type="float">
            <text:p>7.4556</text:p>
          </table:table-cell>
          <table:table-cell office:value-type="float" office:value="8.07996" calcext:value-type="float">
            <text:p>8.07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5526" calcext:value-type="float">
            <text:p>10.5526</text:p>
          </table:table-cell>
          <table:table-cell office:value-type="float" office:value="3.88719" calcext:value-type="float">
            <text:p>3.887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6504" calcext:value-type="float">
            <text:p>1.06504</text:p>
          </table:table-cell>
          <table:table-cell office:value-type="float" office:value="5.54744" calcext:value-type="float">
            <text:p>5.547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18268" calcext:value-type="float">
            <text:p>-1.18268</text:p>
          </table:table-cell>
          <table:table-cell office:value-type="float" office:value="-0.987483" calcext:value-type="float">
            <text:p>-0.98748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1546" calcext:value-type="float">
            <text:p>7.21546</text:p>
          </table:table-cell>
          <table:table-cell office:value-type="float" office:value="4.65196" calcext:value-type="float">
            <text:p>4.651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73896" calcext:value-type="float">
            <text:p>4.73896</text:p>
          </table:table-cell>
          <table:table-cell office:value-type="float" office:value="2.08738" calcext:value-type="float">
            <text:p>2.087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6498" calcext:value-type="float">
            <text:p>1.36498</text:p>
          </table:table-cell>
          <table:table-cell office:value-type="float" office:value="7.00494" calcext:value-type="float">
            <text:p>7.004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78727" calcext:value-type="float">
            <text:p>-1.78727</text:p>
          </table:table-cell>
          <table:table-cell office:value-type="float" office:value="-0.797529" calcext:value-type="float">
            <text:p>-0.79752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2294" calcext:value-type="float">
            <text:p>7.92294</text:p>
          </table:table-cell>
          <table:table-cell office:value-type="float" office:value="6.54198" calcext:value-type="float">
            <text:p>6.541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63189" calcext:value-type="float">
            <text:p>5.63189</text:p>
          </table:table-cell>
          <table:table-cell office:value-type="float" office:value="-2.23499" calcext:value-type="float">
            <text:p>-2.234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43371" calcext:value-type="float">
            <text:p>-2.43371</text:p>
          </table:table-cell>
          <table:table-cell office:value-type="float" office:value="5.61191" calcext:value-type="float">
            <text:p>5.611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20017" calcext:value-type="float">
            <text:p>0.520017</text:p>
          </table:table-cell>
          <table:table-cell office:value-type="float" office:value="-0.439659" calcext:value-type="float">
            <text:p>-0.43965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0084" calcext:value-type="float">
            <text:p>6.10084</text:p>
          </table:table-cell>
          <table:table-cell office:value-type="float" office:value="4.02085" calcext:value-type="float">
            <text:p>4.020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8537" calcext:value-type="float">
            <text:p>3.58537</text:p>
          </table:table-cell>
          <table:table-cell office:value-type="float" office:value="-0.220552" calcext:value-type="float">
            <text:p>-0.2205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20383" calcext:value-type="float">
            <text:p>2.20383</text:p>
          </table:table-cell>
          <table:table-cell office:value-type="float" office:value="3.96257" calcext:value-type="float">
            <text:p>3.962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95172" calcext:value-type="float">
            <text:p>2.95172</text:p>
          </table:table-cell>
          <table:table-cell office:value-type="float" office:value="-0.41066" calcext:value-type="float">
            <text:p>-0.4106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209" calcext:value-type="float">
            <text:p>5.9209</text:p>
          </table:table-cell>
          <table:table-cell office:value-type="float" office:value="4.59777" calcext:value-type="float">
            <text:p>4.597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07247" calcext:value-type="float">
            <text:p>5.07247</text:p>
          </table:table-cell>
          <table:table-cell office:value-type="float" office:value="-0.97116" calcext:value-type="float">
            <text:p>-0.971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6177" calcext:value-type="float">
            <text:p>1.76177</text:p>
          </table:table-cell>
          <table:table-cell office:value-type="float" office:value="10.1609" calcext:value-type="float">
            <text:p>10.16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21826" calcext:value-type="float">
            <text:p>2.21826</text:p>
          </table:table-cell>
          <table:table-cell office:value-type="float" office:value="-1.90119" calcext:value-type="float">
            <text:p>-1.901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0957" calcext:value-type="float">
            <text:p>6.40957</text:p>
          </table:table-cell>
          <table:table-cell office:value-type="float" office:value="4.53336" calcext:value-type="float">
            <text:p>4.533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37541" calcext:value-type="float">
            <text:p>6.37541</text:p>
          </table:table-cell>
          <table:table-cell office:value-type="float" office:value="-0.57065" calcext:value-type="float">
            <text:p>-0.570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69014" calcext:value-type="float">
            <text:p>0.469014</text:p>
          </table:table-cell>
          <table:table-cell office:value-type="float" office:value="5.11932" calcext:value-type="float">
            <text:p>5.119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20183" calcext:value-type="float">
            <text:p>-1.20183</text:p>
          </table:table-cell>
          <table:table-cell office:value-type="float" office:value="-2.91849" calcext:value-type="float">
            <text:p>-2.9184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0307" calcext:value-type="float">
            <text:p>5.50307</text:p>
          </table:table-cell>
          <table:table-cell office:value-type="float" office:value="3.42181" calcext:value-type="float">
            <text:p>3.421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32449" calcext:value-type="float">
            <text:p>3.32449</text:p>
          </table:table-cell>
          <table:table-cell office:value-type="float" office:value="-2.03192" calcext:value-type="float">
            <text:p>-2.031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5881" calcext:value-type="float">
            <text:p>1.35881</text:p>
          </table:table-cell>
          <table:table-cell office:value-type="float" office:value="5.35495" calcext:value-type="float">
            <text:p>5.354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05413" calcext:value-type="float">
            <text:p>-2.05413</text:p>
          </table:table-cell>
          <table:table-cell office:value-type="float" office:value="3.29546" calcext:value-type="float">
            <text:p>3.2954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9751" calcext:value-type="float">
            <text:p>6.29751</text:p>
          </table:table-cell>
          <table:table-cell office:value-type="float" office:value="8.79439" calcext:value-type="float">
            <text:p>8.794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32023" calcext:value-type="float">
            <text:p>9.32023</text:p>
          </table:table-cell>
          <table:table-cell office:value-type="float" office:value="0.0324652" calcext:value-type="float">
            <text:p>0.03246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5576" calcext:value-type="float">
            <text:p>1.55576</text:p>
          </table:table-cell>
          <table:table-cell office:value-type="float" office:value="6.2364" calcext:value-type="float">
            <text:p>6.23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68442" calcext:value-type="float">
            <text:p>-2.68442</text:p>
          </table:table-cell>
          <table:table-cell office:value-type="float" office:value="-1.83267" calcext:value-type="float">
            <text:p>-1.8326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4273" calcext:value-type="float">
            <text:p>9.44273</text:p>
          </table:table-cell>
          <table:table-cell office:value-type="float" office:value="9.0645" calcext:value-type="float">
            <text:p>9.06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7758" calcext:value-type="float">
            <text:p>4.27758</text:p>
          </table:table-cell>
          <table:table-cell office:value-type="float" office:value="-1.69886" calcext:value-type="float">
            <text:p>-1.698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1863" calcext:value-type="float">
            <text:p>1.31863</text:p>
          </table:table-cell>
          <table:table-cell office:value-type="float" office:value="5.57603" calcext:value-type="float">
            <text:p>5.576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04809" calcext:value-type="float">
            <text:p>3.04809</text:p>
          </table:table-cell>
          <table:table-cell office:value-type="float" office:value="-5.40432" calcext:value-type="float">
            <text:p>-5.404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4522" calcext:value-type="float">
            <text:p>4.24522</text:p>
          </table:table-cell>
          <table:table-cell office:value-type="float" office:value="1.35108" calcext:value-type="float">
            <text:p>1.351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84837" calcext:value-type="float">
            <text:p>7.84837</text:p>
          </table:table-cell>
          <table:table-cell office:value-type="float" office:value="0.011275" calcext:value-type="float">
            <text:p>0.0112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2672" calcext:value-type="float">
            <text:p>1.52672</text:p>
          </table:table-cell>
          <table:table-cell office:value-type="float" office:value="10.0789" calcext:value-type="float">
            <text:p>10.07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70694" calcext:value-type="float">
            <text:p>1.70694</text:p>
          </table:table-cell>
          <table:table-cell office:value-type="float" office:value="1.41277" calcext:value-type="float">
            <text:p>1.4127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2078" calcext:value-type="float">
            <text:p>8.72078</text:p>
          </table:table-cell>
          <table:table-cell office:value-type="float" office:value="3.70933" calcext:value-type="float">
            <text:p>3.709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90408" calcext:value-type="float">
            <text:p>5.90408</text:p>
          </table:table-cell>
          <table:table-cell office:value-type="float" office:value="-1.38654" calcext:value-type="float">
            <text:p>-1.386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06968" calcext:value-type="float">
            <text:p>-2.06968</text:p>
          </table:table-cell>
          <table:table-cell office:value-type="float" office:value="7.7045" calcext:value-type="float">
            <text:p>7.70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57237" calcext:value-type="float">
            <text:p>-2.57237</text:p>
          </table:table-cell>
          <table:table-cell office:value-type="float" office:value="2.02195" calcext:value-type="float">
            <text:p>2.0219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301" calcext:value-type="float">
            <text:p>7.2301</text:p>
          </table:table-cell>
          <table:table-cell office:value-type="float" office:value="5.22207" calcext:value-type="float">
            <text:p>5.222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4079" calcext:value-type="float">
            <text:p>2.04079</text:p>
          </table:table-cell>
          <table:table-cell office:value-type="float" office:value="-0.409494" calcext:value-type="float">
            <text:p>-0.4094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.01906" calcext:value-type="float">
            <text:p>-4.01906</text:p>
          </table:table-cell>
          <table:table-cell office:value-type="float" office:value="3.85821" calcext:value-type="float">
            <text:p>3.858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0857" calcext:value-type="float">
            <text:p>1.0857</text:p>
          </table:table-cell>
          <table:table-cell office:value-type="float" office:value="0.359542" calcext:value-type="float">
            <text:p>0.35954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93" calcext:value-type="float">
            <text:p>6.193</text:p>
          </table:table-cell>
          <table:table-cell office:value-type="float" office:value="3.43631" calcext:value-type="float">
            <text:p>3.436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6263" calcext:value-type="float">
            <text:p>5.6263</text:p>
          </table:table-cell>
          <table:table-cell office:value-type="float" office:value="-0.489564" calcext:value-type="float">
            <text:p>-0.4895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945347" calcext:value-type="float">
            <text:p>-0.945347</text:p>
          </table:table-cell>
          <table:table-cell office:value-type="float" office:value="8.72949" calcext:value-type="float">
            <text:p>8.729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12775" calcext:value-type="float">
            <text:p>-2.12775</text:p>
          </table:table-cell>
          <table:table-cell office:value-type="float" office:value="-2.39665" calcext:value-type="float">
            <text:p>-2.3966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4458" calcext:value-type="float">
            <text:p>5.44458</text:p>
          </table:table-cell>
          <table:table-cell office:value-type="float" office:value="7.99901" calcext:value-type="float">
            <text:p>7.999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47031" calcext:value-type="float">
            <text:p>7.47031</text:p>
          </table:table-cell>
          <table:table-cell office:value-type="float" office:value="2.91318" calcext:value-type="float">
            <text:p>2.913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99678" calcext:value-type="float">
            <text:p>0.099678</text:p>
          </table:table-cell>
          <table:table-cell office:value-type="float" office:value="4.38325" calcext:value-type="float">
            <text:p>4.383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6783" calcext:value-type="float">
            <text:p>2.6783</text:p>
          </table:table-cell>
          <table:table-cell office:value-type="float" office:value="-1.1801" calcext:value-type="float">
            <text:p>-1.180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14173" calcext:value-type="float">
            <text:p>5.14173</text:p>
          </table:table-cell>
          <table:table-cell office:value-type="float" office:value="5.99963" calcext:value-type="float">
            <text:p>5.999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1791" calcext:value-type="float">
            <text:p>4.11791</text:p>
          </table:table-cell>
          <table:table-cell office:value-type="float" office:value="1.41167" calcext:value-type="float">
            <text:p>1.411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3269" calcext:value-type="float">
            <text:p>-2.3269</text:p>
          </table:table-cell>
          <table:table-cell office:value-type="float" office:value="5.37138" calcext:value-type="float">
            <text:p>5.371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3753" calcext:value-type="float">
            <text:p>0.63753</text:p>
          </table:table-cell>
          <table:table-cell office:value-type="float" office:value="3.96094" calcext:value-type="float">
            <text:p>3.9609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3594" calcext:value-type="float">
            <text:p>5.33594</text:p>
          </table:table-cell>
          <table:table-cell office:value-type="float" office:value="4.96782" calcext:value-type="float">
            <text:p>4.967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64991" calcext:value-type="float">
            <text:p>6.64991</text:p>
          </table:table-cell>
          <table:table-cell office:value-type="float" office:value="1.50108" calcext:value-type="float">
            <text:p>1.501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447044" calcext:value-type="float">
            <text:p>-0.447044</text:p>
          </table:table-cell>
          <table:table-cell office:value-type="float" office:value="3.18502" calcext:value-type="float">
            <text:p>3.185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90798" calcext:value-type="float">
            <text:p>0.890798</text:p>
          </table:table-cell>
          <table:table-cell office:value-type="float" office:value="1.97331" calcext:value-type="float">
            <text:p>1.973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0747" calcext:value-type="float">
            <text:p>8.10747</text:p>
          </table:table-cell>
          <table:table-cell office:value-type="float" office:value="4.19083" calcext:value-type="float">
            <text:p>4.190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1897" calcext:value-type="float">
            <text:p>5.51897</text:p>
          </table:table-cell>
          <table:table-cell office:value-type="float" office:value="-0.322486" calcext:value-type="float">
            <text:p>-0.3224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89775" calcext:value-type="float">
            <text:p>-0.289775</text:p>
          </table:table-cell>
          <table:table-cell office:value-type="float" office:value="2.76963" calcext:value-type="float">
            <text:p>2.769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00751837" calcext:value-type="float">
            <text:p>-0.00751837</text:p>
          </table:table-cell>
          <table:table-cell office:value-type="float" office:value="0.136178" calcext:value-type="float">
            <text:p>0.1361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146" calcext:value-type="float">
            <text:p>10.7146</text:p>
          </table:table-cell>
          <table:table-cell office:value-type="float" office:value="7.79938" calcext:value-type="float">
            <text:p>7.799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93477" calcext:value-type="float">
            <text:p>4.93477</text:p>
          </table:table-cell>
          <table:table-cell office:value-type="float" office:value="-2.70978" calcext:value-type="float">
            <text:p>-2.709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11232" calcext:value-type="float">
            <text:p>-3.11232</text:p>
          </table:table-cell>
          <table:table-cell office:value-type="float" office:value="5.45228" calcext:value-type="float">
            <text:p>5.452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169659" calcext:value-type="float">
            <text:p>-0.169659</text:p>
          </table:table-cell>
          <table:table-cell office:value-type="float" office:value="-0.447" calcext:value-type="float">
            <text:p>-0.44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9882" calcext:value-type="float">
            <text:p>7.59882</text:p>
          </table:table-cell>
          <table:table-cell office:value-type="float" office:value="5.78853" calcext:value-type="float">
            <text:p>5.788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6253" calcext:value-type="float">
            <text:p>3.56253</text:p>
          </table:table-cell>
          <table:table-cell office:value-type="float" office:value="0.6745" calcext:value-type="float">
            <text:p>0.67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89659" calcext:value-type="float">
            <text:p>2.89659</text:p>
          </table:table-cell>
          <table:table-cell office:value-type="float" office:value="4.65399" calcext:value-type="float">
            <text:p>4.653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351842" calcext:value-type="float">
            <text:p>-0.351842</text:p>
          </table:table-cell>
          <table:table-cell office:value-type="float" office:value="0.28801" calcext:value-type="float">
            <text:p>0.2880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3712" calcext:value-type="float">
            <text:p>8.73712</text:p>
          </table:table-cell>
          <table:table-cell office:value-type="float" office:value="6.19569" calcext:value-type="float">
            <text:p>6.195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17462" calcext:value-type="float">
            <text:p>6.17462</text:p>
          </table:table-cell>
          <table:table-cell office:value-type="float" office:value="-2.94566" calcext:value-type="float">
            <text:p>-2.945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.01729" calcext:value-type="float">
            <text:p>-4.01729</text:p>
          </table:table-cell>
          <table:table-cell office:value-type="float" office:value="6.00238" calcext:value-type="float">
            <text:p>6.002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08746" calcext:value-type="float">
            <text:p>2.08746</text:p>
          </table:table-cell>
          <table:table-cell office:value-type="float" office:value="-1.98904" calcext:value-type="float">
            <text:p>-1.9890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3108" calcext:value-type="float">
            <text:p>5.73108</text:p>
          </table:table-cell>
          <table:table-cell office:value-type="float" office:value="6.80624" calcext:value-type="float">
            <text:p>6.806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97651" calcext:value-type="float">
            <text:p>5.97651</text:p>
          </table:table-cell>
          <table:table-cell office:value-type="float" office:value="5.03606" calcext:value-type="float">
            <text:p>5.036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92621" calcext:value-type="float">
            <text:p>-1.92621</text:p>
          </table:table-cell>
          <table:table-cell office:value-type="float" office:value="7.19188" calcext:value-type="float">
            <text:p>7.191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658451" calcext:value-type="float">
            <text:p>-0.658451</text:p>
          </table:table-cell>
          <table:table-cell office:value-type="float" office:value="1.01231" calcext:value-type="float">
            <text:p>1.012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493" calcext:value-type="float">
            <text:p>5.3493</text:p>
          </table:table-cell>
          <table:table-cell office:value-type="float" office:value="7.49292" calcext:value-type="float">
            <text:p>7.492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18513" calcext:value-type="float">
            <text:p>5.18513</text:p>
          </table:table-cell>
          <table:table-cell office:value-type="float" office:value="-0.0559857" calcext:value-type="float">
            <text:p>-0.05598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659285" calcext:value-type="float">
            <text:p>-0.659285</text:p>
          </table:table-cell>
          <table:table-cell office:value-type="float" office:value="7.47134" calcext:value-type="float">
            <text:p>7.471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71149" calcext:value-type="float">
            <text:p>2.71149</text:p>
          </table:table-cell>
          <table:table-cell office:value-type="float" office:value="1.80749" calcext:value-type="float">
            <text:p>1.8074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5841" calcext:value-type="float">
            <text:p>7.35841</text:p>
          </table:table-cell>
          <table:table-cell office:value-type="float" office:value="8.72693" calcext:value-type="float">
            <text:p>8.726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7703" calcext:value-type="float">
            <text:p>5.57703</text:p>
          </table:table-cell>
          <table:table-cell office:value-type="float" office:value="-0.424738" calcext:value-type="float">
            <text:p>-0.4247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324" calcext:value-type="float">
            <text:p>1.3324</text:p>
          </table:table-cell>
          <table:table-cell office:value-type="float" office:value="6.0139" calcext:value-type="float">
            <text:p>6.01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949451" calcext:value-type="float">
            <text:p>-0.949451</text:p>
          </table:table-cell>
          <table:table-cell office:value-type="float" office:value="-1.50572" calcext:value-type="float">
            <text:p>-1.5057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4875" calcext:value-type="float">
            <text:p>4.74875</text:p>
          </table:table-cell>
          <table:table-cell office:value-type="float" office:value="3.06392" calcext:value-type="float">
            <text:p>3.063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2451" calcext:value-type="float">
            <text:p>3.52451</text:p>
          </table:table-cell>
          <table:table-cell office:value-type="float" office:value="-4.91284" calcext:value-type="float">
            <text:p>-4.912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37058" calcext:value-type="float">
            <text:p>0.637058</text:p>
          </table:table-cell>
          <table:table-cell office:value-type="float" office:value="5.2059" calcext:value-type="float">
            <text:p>5.20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93696" calcext:value-type="float">
            <text:p>-2.93696</text:p>
          </table:table-cell>
          <table:table-cell office:value-type="float" office:value="0.494659" calcext:value-type="float">
            <text:p>0.49465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77" calcext:value-type="float">
            <text:p>10.277</text:p>
          </table:table-cell>
          <table:table-cell office:value-type="float" office:value="3.7331" calcext:value-type="float">
            <text:p>3.73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4614" calcext:value-type="float">
            <text:p>2.54614</text:p>
          </table:table-cell>
          <table:table-cell office:value-type="float" office:value="0.276594" calcext:value-type="float">
            <text:p>0.2765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1767" calcext:value-type="float">
            <text:p>1.61767</text:p>
          </table:table-cell>
          <table:table-cell office:value-type="float" office:value="4.553" calcext:value-type="float">
            <text:p>4.5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766376" calcext:value-type="float">
            <text:p>-0.766376</text:p>
          </table:table-cell>
          <table:table-cell office:value-type="float" office:value="-0.1076" calcext:value-type="float">
            <text:p>-0.107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98839" calcext:value-type="float">
            <text:p>4.98839</text:p>
          </table:table-cell>
          <table:table-cell office:value-type="float" office:value="3.48958" calcext:value-type="float">
            <text:p>3.489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37952" calcext:value-type="float">
            <text:p>7.37952</text:p>
          </table:table-cell>
          <table:table-cell office:value-type="float" office:value="-2.08165" calcext:value-type="float">
            <text:p>-2.081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05617" calcext:value-type="float">
            <text:p>5.05617</text:p>
          </table:table-cell>
          <table:table-cell office:value-type="float" office:value="6.84516" calcext:value-type="float">
            <text:p>6.845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93555" calcext:value-type="float">
            <text:p>0.893555</text:p>
          </table:table-cell>
          <table:table-cell office:value-type="float" office:value="-4.49086" calcext:value-type="float">
            <text:p>-4.4908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3999" calcext:value-type="float">
            <text:p>2.63999</text:p>
          </table:table-cell>
          <table:table-cell office:value-type="float" office:value="4.95249" calcext:value-type="float">
            <text:p>4.952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81811" calcext:value-type="float">
            <text:p>6.81811</text:p>
          </table:table-cell>
          <table:table-cell office:value-type="float" office:value="-0.502438" calcext:value-type="float">
            <text:p>-0.5024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1646" calcext:value-type="float">
            <text:p>1.11646</text:p>
          </table:table-cell>
          <table:table-cell office:value-type="float" office:value="5.68947" calcext:value-type="float">
            <text:p>5.689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892099" calcext:value-type="float">
            <text:p>-0.892099</text:p>
          </table:table-cell>
          <table:table-cell office:value-type="float" office:value="2.41528" calcext:value-type="float">
            <text:p>2.4152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1903" calcext:value-type="float">
            <text:p>8.01903</text:p>
          </table:table-cell>
          <table:table-cell office:value-type="float" office:value="5.46032" calcext:value-type="float">
            <text:p>5.460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0409" calcext:value-type="float">
            <text:p>3.20409</text:p>
          </table:table-cell>
          <table:table-cell office:value-type="float" office:value="0.0350893" calcext:value-type="float">
            <text:p>0.03508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72299" calcext:value-type="float">
            <text:p>-0.72299</text:p>
          </table:table-cell>
          <table:table-cell office:value-type="float" office:value="4.63269" calcext:value-type="float">
            <text:p>4.632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95141" calcext:value-type="float">
            <text:p>-3.95141</text:p>
          </table:table-cell>
          <table:table-cell office:value-type="float" office:value="2.15025" calcext:value-type="float">
            <text:p>2.1502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33" calcext:value-type="float">
            <text:p>10.533</text:p>
          </table:table-cell>
          <table:table-cell office:value-type="float" office:value="6.73529" calcext:value-type="float">
            <text:p>6.735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09938" calcext:value-type="float">
            <text:p>5.09938</text:p>
          </table:table-cell>
          <table:table-cell office:value-type="float" office:value="0.526005" calcext:value-type="float">
            <text:p>0.5260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02227" calcext:value-type="float">
            <text:p>-3.02227</text:p>
          </table:table-cell>
          <table:table-cell office:value-type="float" office:value="2.85286" calcext:value-type="float">
            <text:p>2.852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67601" calcext:value-type="float">
            <text:p>4.67601</text:p>
          </table:table-cell>
          <table:table-cell office:value-type="float" office:value="0.148954" calcext:value-type="float">
            <text:p>0.14895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4702" calcext:value-type="float">
            <text:p>3.84702</text:p>
          </table:table-cell>
          <table:table-cell office:value-type="float" office:value="7.71259" calcext:value-type="float">
            <text:p>7.712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77657" calcext:value-type="float">
            <text:p>6.77657</text:p>
          </table:table-cell>
          <table:table-cell office:value-type="float" office:value="-0.141263" calcext:value-type="float">
            <text:p>-0.1412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77171" calcext:value-type="float">
            <text:p>-3.77171</text:p>
          </table:table-cell>
          <table:table-cell office:value-type="float" office:value="7.3366" calcext:value-type="float">
            <text:p>7.33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0403" calcext:value-type="float">
            <text:p>1.0403</text:p>
          </table:table-cell>
          <table:table-cell office:value-type="float" office:value="-1.21564" calcext:value-type="float">
            <text:p>-1.2156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3838" calcext:value-type="float">
            <text:p>1.33838</text:p>
          </table:table-cell>
          <table:table-cell office:value-type="float" office:value="5.78748" calcext:value-type="float">
            <text:p>5.787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0785" calcext:value-type="float">
            <text:p>2.80785</text:p>
          </table:table-cell>
          <table:table-cell office:value-type="float" office:value="4.09929" calcext:value-type="float">
            <text:p>4.099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76125" calcext:value-type="float">
            <text:p>0.976125</text:p>
          </table:table-cell>
          <table:table-cell office:value-type="float" office:value="7.10382" calcext:value-type="float">
            <text:p>7.103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64698" calcext:value-type="float">
            <text:p>4.64698</text:p>
          </table:table-cell>
          <table:table-cell office:value-type="float" office:value="-0.296205" calcext:value-type="float">
            <text:p>-0.29620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2712" calcext:value-type="float">
            <text:p>4.12712</text:p>
          </table:table-cell>
          <table:table-cell office:value-type="float" office:value="4.10559" calcext:value-type="float">
            <text:p>4.105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86371" calcext:value-type="float">
            <text:p>7.86371</text:p>
          </table:table-cell>
          <table:table-cell office:value-type="float" office:value="-2.74528" calcext:value-type="float">
            <text:p>-2.745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122011" calcext:value-type="float">
            <text:p>-0.122011</text:p>
          </table:table-cell>
          <table:table-cell office:value-type="float" office:value="6.97286" calcext:value-type="float">
            <text:p>6.972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9583" calcext:value-type="float">
            <text:p>4.9583</text:p>
          </table:table-cell>
          <table:table-cell office:value-type="float" office:value="-1.0475" calcext:value-type="float">
            <text:p>-1.047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3917" calcext:value-type="float">
            <text:p>6.53917</text:p>
          </table:table-cell>
          <table:table-cell office:value-type="float" office:value="6.67358" calcext:value-type="float">
            <text:p>6.67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41868" calcext:value-type="float">
            <text:p>6.41868</text:p>
          </table:table-cell>
          <table:table-cell office:value-type="float" office:value="-0.0871747" calcext:value-type="float">
            <text:p>-0.08717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0556" calcext:value-type="float">
            <text:p>1.10556</text:p>
          </table:table-cell>
          <table:table-cell office:value-type="float" office:value="8.9693" calcext:value-type="float">
            <text:p>8.96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02336" calcext:value-type="float">
            <text:p>-2.02336</text:p>
          </table:table-cell>
          <table:table-cell office:value-type="float" office:value="-0.170832" calcext:value-type="float">
            <text:p>-0.1708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7425" calcext:value-type="float">
            <text:p>4.57425</text:p>
          </table:table-cell>
          <table:table-cell office:value-type="float" office:value="3.27815" calcext:value-type="float">
            <text:p>3.278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7627" calcext:value-type="float">
            <text:p>6.27627</text:p>
          </table:table-cell>
          <table:table-cell office:value-type="float" office:value="-1.10922" calcext:value-type="float">
            <text:p>-1.109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311151" calcext:value-type="float">
            <text:p>-0.311151</text:p>
          </table:table-cell>
          <table:table-cell office:value-type="float" office:value="3.29072" calcext:value-type="float">
            <text:p>3.290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72043" calcext:value-type="float">
            <text:p>-2.72043</text:p>
          </table:table-cell>
          <table:table-cell office:value-type="float" office:value="0.00395106" calcext:value-type="float">
            <text:p>0.0039510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3597" calcext:value-type="float">
            <text:p>7.03597</text:p>
          </table:table-cell>
          <table:table-cell office:value-type="float" office:value="4.46403" calcext:value-type="float">
            <text:p>4.464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32249" calcext:value-type="float">
            <text:p>7.32249</text:p>
          </table:table-cell>
          <table:table-cell office:value-type="float" office:value="-2.41316" calcext:value-type="float">
            <text:p>-2.413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454599" calcext:value-type="float">
            <text:p>-0.454599</text:p>
          </table:table-cell>
          <table:table-cell office:value-type="float" office:value="3.97141" calcext:value-type="float">
            <text:p>3.971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38316" calcext:value-type="float">
            <text:p>2.38316</text:p>
          </table:table-cell>
          <table:table-cell office:value-type="float" office:value="0.87516" calcext:value-type="float">
            <text:p>0.875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8285" calcext:value-type="float">
            <text:p>4.58285</text:p>
          </table:table-cell>
          <table:table-cell office:value-type="float" office:value="3.74504" calcext:value-type="float">
            <text:p>3.745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24804" calcext:value-type="float">
            <text:p>9.24804</text:p>
          </table:table-cell>
          <table:table-cell office:value-type="float" office:value="-0.699768" calcext:value-type="float">
            <text:p>-0.6997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13161" calcext:value-type="float">
            <text:p>-1.13161</text:p>
          </table:table-cell>
          <table:table-cell office:value-type="float" office:value="2.97584" calcext:value-type="float">
            <text:p>2.975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13731" calcext:value-type="float">
            <text:p>2.13731</text:p>
          </table:table-cell>
          <table:table-cell office:value-type="float" office:value="-2.13039" calcext:value-type="float">
            <text:p>-2.1303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8151" calcext:value-type="float">
            <text:p>4.48151</text:p>
          </table:table-cell>
          <table:table-cell office:value-type="float" office:value="4.34905" calcext:value-type="float">
            <text:p>4.349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84383" calcext:value-type="float">
            <text:p>8.84383</text:p>
          </table:table-cell>
          <table:table-cell office:value-type="float" office:value="-2.77781" calcext:value-type="float">
            <text:p>-2.777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3036" calcext:value-type="float">
            <text:p>1.23036</text:p>
          </table:table-cell>
          <table:table-cell office:value-type="float" office:value="6.11395" calcext:value-type="float">
            <text:p>6.113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27692" calcext:value-type="float">
            <text:p>1.27692</text:p>
          </table:table-cell>
          <table:table-cell office:value-type="float" office:value="-1.59119" calcext:value-type="float">
            <text:p>-1.591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4839" calcext:value-type="float">
            <text:p>9.24839</text:p>
          </table:table-cell>
          <table:table-cell office:value-type="float" office:value="7.27621" calcext:value-type="float">
            <text:p>7.276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85264" calcext:value-type="float">
            <text:p>5.85264</text:p>
          </table:table-cell>
          <table:table-cell office:value-type="float" office:value="-4.30408" calcext:value-type="float">
            <text:p>-4.304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6715" calcext:value-type="float">
            <text:p>1.16715</text:p>
          </table:table-cell>
          <table:table-cell office:value-type="float" office:value="6.35966" calcext:value-type="float">
            <text:p>6.359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04088" calcext:value-type="float">
            <text:p>2.04088</text:p>
          </table:table-cell>
          <table:table-cell office:value-type="float" office:value="-2.62414" calcext:value-type="float">
            <text:p>-2.624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692" calcext:value-type="float">
            <text:p>2.8692</text:p>
          </table:table-cell>
          <table:table-cell office:value-type="float" office:value="8.11747" calcext:value-type="float">
            <text:p>8.117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89804" calcext:value-type="float">
            <text:p>7.89804</text:p>
          </table:table-cell>
          <table:table-cell office:value-type="float" office:value="-1.56996" calcext:value-type="float">
            <text:p>-1.569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11662" calcext:value-type="float">
            <text:p>-3.11662</text:p>
          </table:table-cell>
          <table:table-cell office:value-type="float" office:value="6.24791" calcext:value-type="float">
            <text:p>6.247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35768" calcext:value-type="float">
            <text:p>1.35768</text:p>
          </table:table-cell>
          <table:table-cell office:value-type="float" office:value="-3.97897" calcext:value-type="float">
            <text:p>-3.9789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9561" calcext:value-type="float">
            <text:p>2.09561</text:p>
          </table:table-cell>
          <table:table-cell office:value-type="float" office:value="12.0267" calcext:value-type="float">
            <text:p>12.02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67499" calcext:value-type="float">
            <text:p>6.67499</text:p>
          </table:table-cell>
          <table:table-cell office:value-type="float" office:value="-0.337828" calcext:value-type="float">
            <text:p>-0.3378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.77564" calcext:value-type="float">
            <text:p>-4.77564</text:p>
          </table:table-cell>
          <table:table-cell office:value-type="float" office:value="7.45967" calcext:value-type="float">
            <text:p>7.459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60298" calcext:value-type="float">
            <text:p>3.60298</text:p>
          </table:table-cell>
          <table:table-cell office:value-type="float" office:value="1.63196" calcext:value-type="float">
            <text:p>1.6319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2603" calcext:value-type="float">
            <text:p>4.52603</text:p>
          </table:table-cell>
          <table:table-cell office:value-type="float" office:value="5.87376" calcext:value-type="float">
            <text:p>5.873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7984" calcext:value-type="float">
            <text:p>3.57984</text:p>
          </table:table-cell>
          <table:table-cell office:value-type="float" office:value="-0.397119" calcext:value-type="float">
            <text:p>-0.3971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31304" calcext:value-type="float">
            <text:p>0.431304</text:p>
          </table:table-cell>
          <table:table-cell office:value-type="float" office:value="1.60286" calcext:value-type="float">
            <text:p>1.602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25923" calcext:value-type="float">
            <text:p>0.725923</text:p>
          </table:table-cell>
          <table:table-cell office:value-type="float" office:value="0.566342" calcext:value-type="float">
            <text:p>0.56634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816" calcext:value-type="float">
            <text:p>5.7816</text:p>
          </table:table-cell>
          <table:table-cell office:value-type="float" office:value="5.41973" calcext:value-type="float">
            <text:p>5.419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0355" calcext:value-type="float">
            <text:p>7.50355</text:p>
          </table:table-cell>
          <table:table-cell office:value-type="float" office:value="-4.34853" calcext:value-type="float">
            <text:p>-4.348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354838" calcext:value-type="float">
            <text:p>0.0354838</text:p>
          </table:table-cell>
          <table:table-cell office:value-type="float" office:value="10.0818" calcext:value-type="float">
            <text:p>10.08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68008" calcext:value-type="float">
            <text:p>0.168008</text:p>
          </table:table-cell>
          <table:table-cell office:value-type="float" office:value="-2.03178" calcext:value-type="float">
            <text:p>-2.031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5791" calcext:value-type="float">
            <text:p>5.05791</text:p>
          </table:table-cell>
          <table:table-cell office:value-type="float" office:value="6.25993" calcext:value-type="float">
            <text:p>6.259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07966" calcext:value-type="float">
            <text:p>7.07966</text:p>
          </table:table-cell>
          <table:table-cell office:value-type="float" office:value="2.75913" calcext:value-type="float">
            <text:p>2.759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3537" calcext:value-type="float">
            <text:p>1.93537</text:p>
          </table:table-cell>
          <table:table-cell office:value-type="float" office:value="3.64144" calcext:value-type="float">
            <text:p>3.641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6043" calcext:value-type="float">
            <text:p>1.46043</text:p>
          </table:table-cell>
          <table:table-cell office:value-type="float" office:value="0.324414" calcext:value-type="float">
            <text:p>0.3244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5262" calcext:value-type="float">
            <text:p>5.85262</text:p>
          </table:table-cell>
          <table:table-cell office:value-type="float" office:value="4.24078" calcext:value-type="float">
            <text:p>4.240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86603" calcext:value-type="float">
            <text:p>3.86603</text:p>
          </table:table-cell>
          <table:table-cell office:value-type="float" office:value="3.77133" calcext:value-type="float">
            <text:p>3.771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22494" calcext:value-type="float">
            <text:p>0.722494</text:p>
          </table:table-cell>
          <table:table-cell office:value-type="float" office:value="7.97495" calcext:value-type="float">
            <text:p>7.974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9169" calcext:value-type="float">
            <text:p>2.9169</text:p>
          </table:table-cell>
          <table:table-cell office:value-type="float" office:value="2.00318" calcext:value-type="float">
            <text:p>2.0031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3471" calcext:value-type="float">
            <text:p>6.63471</text:p>
          </table:table-cell>
          <table:table-cell office:value-type="float" office:value="4.8983" calcext:value-type="float">
            <text:p>4.89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94656" calcext:value-type="float">
            <text:p>8.94656</text:p>
          </table:table-cell>
          <table:table-cell office:value-type="float" office:value="3.20508" calcext:value-type="float">
            <text:p>3.205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6631" calcext:value-type="float">
            <text:p>1.36631</text:p>
          </table:table-cell>
          <table:table-cell office:value-type="float" office:value="5.67349" calcext:value-type="float">
            <text:p>5.673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81845" calcext:value-type="float">
            <text:p>0.481845</text:p>
          </table:table-cell>
          <table:table-cell office:value-type="float" office:value="-1.08678" calcext:value-type="float">
            <text:p>-1.086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0024" calcext:value-type="float">
            <text:p>3.70024</text:p>
          </table:table-cell>
          <table:table-cell office:value-type="float" office:value="4.92462" calcext:value-type="float">
            <text:p>4.924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75107" calcext:value-type="float">
            <text:p>4.75107</text:p>
          </table:table-cell>
          <table:table-cell office:value-type="float" office:value="0.399731" calcext:value-type="float">
            <text:p>0.3997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96781" calcext:value-type="float">
            <text:p>-3.96781</text:p>
          </table:table-cell>
          <table:table-cell office:value-type="float" office:value="1.27175" calcext:value-type="float">
            <text:p>1.271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81014" calcext:value-type="float">
            <text:p>-1.81014</text:p>
          </table:table-cell>
          <table:table-cell office:value-type="float" office:value="0.656528" calcext:value-type="float">
            <text:p>0.65652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256" calcext:value-type="float">
            <text:p>9.2256</text:p>
          </table:table-cell>
          <table:table-cell office:value-type="float" office:value="6.36132" calcext:value-type="float">
            <text:p>6.361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1928" calcext:value-type="float">
            <text:p>11.1928</text:p>
          </table:table-cell>
          <table:table-cell office:value-type="float" office:value="4.59396" calcext:value-type="float">
            <text:p>4.593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8355" calcext:value-type="float">
            <text:p>0.98355</text:p>
          </table:table-cell>
          <table:table-cell office:value-type="float" office:value="4.83167" calcext:value-type="float">
            <text:p>4.831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68463" calcext:value-type="float">
            <text:p>3.68463</text:p>
          </table:table-cell>
          <table:table-cell office:value-type="float" office:value="1.18731" calcext:value-type="float">
            <text:p>1.187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905" calcext:value-type="float">
            <text:p>7.8905</text:p>
          </table:table-cell>
          <table:table-cell office:value-type="float" office:value="6.48874" calcext:value-type="float">
            <text:p>6.488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6199" calcext:value-type="float">
            <text:p>11.6199</text:p>
          </table:table-cell>
          <table:table-cell office:value-type="float" office:value="-0.149175" calcext:value-type="float">
            <text:p>-0.1491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11436" calcext:value-type="float">
            <text:p>-1.11436</text:p>
          </table:table-cell>
          <table:table-cell office:value-type="float" office:value="1.04767" calcext:value-type="float">
            <text:p>1.047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77294" calcext:value-type="float">
            <text:p>-1.77294</text:p>
          </table:table-cell>
          <table:table-cell office:value-type="float" office:value="-0.219129" calcext:value-type="float">
            <text:p>-0.21912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9037" calcext:value-type="float">
            <text:p>3.79037</text:p>
          </table:table-cell>
          <table:table-cell office:value-type="float" office:value="5.16634" calcext:value-type="float">
            <text:p>5.166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34861" calcext:value-type="float">
            <text:p>6.34861</text:p>
          </table:table-cell>
          <table:table-cell office:value-type="float" office:value="3.22176" calcext:value-type="float">
            <text:p>3.221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71856" calcext:value-type="float">
            <text:p>0.171856</text:p>
          </table:table-cell>
          <table:table-cell office:value-type="float" office:value="8.56644" calcext:value-type="float">
            <text:p>8.566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66842" calcext:value-type="float">
            <text:p>-2.66842</text:p>
          </table:table-cell>
          <table:table-cell office:value-type="float" office:value="0.406521" calcext:value-type="float">
            <text:p>0.40652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595" calcext:value-type="float">
            <text:p>5.6595</text:p>
          </table:table-cell>
          <table:table-cell office:value-type="float" office:value="4.86563" calcext:value-type="float">
            <text:p>4.865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94193" calcext:value-type="float">
            <text:p>9.94193</text:p>
          </table:table-cell>
          <table:table-cell office:value-type="float" office:value="-4.32053" calcext:value-type="float">
            <text:p>-4.320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919924" calcext:value-type="float">
            <text:p>-0.919924</text:p>
          </table:table-cell>
          <table:table-cell office:value-type="float" office:value="6.86655" calcext:value-type="float">
            <text:p>6.866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96738" calcext:value-type="float">
            <text:p>-2.96738</text:p>
          </table:table-cell>
          <table:table-cell office:value-type="float" office:value="1.82463" calcext:value-type="float">
            <text:p>1.8246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6383" calcext:value-type="float">
            <text:p>8.06383</text:p>
          </table:table-cell>
          <table:table-cell office:value-type="float" office:value="2.88238" calcext:value-type="float">
            <text:p>2.882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55897" calcext:value-type="float">
            <text:p>6.55897</text:p>
          </table:table-cell>
          <table:table-cell office:value-type="float" office:value="-3.98023" calcext:value-type="float">
            <text:p>-3.980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43096" calcext:value-type="float">
            <text:p>2.43096</text:p>
          </table:table-cell>
          <table:table-cell office:value-type="float" office:value="7.89168" calcext:value-type="float">
            <text:p>7.8916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16855" calcext:value-type="float">
            <text:p>-1.16855</text:p>
          </table:table-cell>
          <table:table-cell office:value-type="float" office:value="-0.228096" calcext:value-type="float">
            <text:p>-0.22809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5122" calcext:value-type="float">
            <text:p>6.45122</text:p>
          </table:table-cell>
          <table:table-cell office:value-type="float" office:value="9.33201" calcext:value-type="float">
            <text:p>9.332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16376" calcext:value-type="float">
            <text:p>8.16376</text:p>
          </table:table-cell>
          <table:table-cell office:value-type="float" office:value="-1.92479" calcext:value-type="float">
            <text:p>-1.924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2962" calcext:value-type="float">
            <text:p>0.42962</text:p>
          </table:table-cell>
          <table:table-cell office:value-type="float" office:value="6.40153" calcext:value-type="float">
            <text:p>6.401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146437" calcext:value-type="float">
            <text:p>-0.146437</text:p>
          </table:table-cell>
          <table:table-cell office:value-type="float" office:value="1.27856" calcext:value-type="float">
            <text:p>1.2785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0368" calcext:value-type="float">
            <text:p>6.70368</text:p>
          </table:table-cell>
          <table:table-cell office:value-type="float" office:value="6.62953" calcext:value-type="float">
            <text:p>6.629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95447" calcext:value-type="float">
            <text:p>6.95447</text:p>
          </table:table-cell>
          <table:table-cell office:value-type="float" office:value="1.05139" calcext:value-type="float">
            <text:p>1.051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63709" calcext:value-type="float">
            <text:p>-1.63709</text:p>
          </table:table-cell>
          <table:table-cell office:value-type="float" office:value="5.58719" calcext:value-type="float">
            <text:p>5.587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7588" calcext:value-type="float">
            <text:p>1.57588</text:p>
          </table:table-cell>
          <table:table-cell office:value-type="float" office:value="-3.23956" calcext:value-type="float">
            <text:p>-3.2395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7796" calcext:value-type="float">
            <text:p>5.67796</text:p>
          </table:table-cell>
          <table:table-cell office:value-type="float" office:value="4.36794" calcext:value-type="float">
            <text:p>4.367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45374" calcext:value-type="float">
            <text:p>4.45374</text:p>
          </table:table-cell>
          <table:table-cell office:value-type="float" office:value="-1.74766" calcext:value-type="float">
            <text:p>-1.747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6051" calcext:value-type="float">
            <text:p>1.36051</text:p>
          </table:table-cell>
          <table:table-cell office:value-type="float" office:value="8.00658" calcext:value-type="float">
            <text:p>8.006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992663" calcext:value-type="float">
            <text:p>-0.992663</text:p>
          </table:table-cell>
          <table:table-cell office:value-type="float" office:value="2.57762" calcext:value-type="float">
            <text:p>2.5776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059" calcext:value-type="float">
            <text:p>7.9059</text:p>
          </table:table-cell>
          <table:table-cell office:value-type="float" office:value="5.40477" calcext:value-type="float">
            <text:p>5.404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36973" calcext:value-type="float">
            <text:p>8.36973</text:p>
          </table:table-cell>
          <table:table-cell office:value-type="float" office:value="-2.74954" calcext:value-type="float">
            <text:p>-2.749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63" calcext:value-type="float">
            <text:p>1.363</text:p>
          </table:table-cell>
          <table:table-cell office:value-type="float" office:value="9.75779" calcext:value-type="float">
            <text:p>9.757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3631" calcext:value-type="float">
            <text:p>2.3631</text:p>
          </table:table-cell>
          <table:table-cell office:value-type="float" office:value="-1.95021" calcext:value-type="float">
            <text:p>-1.9502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2556" calcext:value-type="float">
            <text:p>4.62556</text:p>
          </table:table-cell>
          <table:table-cell office:value-type="float" office:value="8.55139" calcext:value-type="float">
            <text:p>8.551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20965" calcext:value-type="float">
            <text:p>2.20965</text:p>
          </table:table-cell>
          <table:table-cell office:value-type="float" office:value="-2.08942" calcext:value-type="float">
            <text:p>-2.089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69173" calcext:value-type="float">
            <text:p>-1.69173</text:p>
          </table:table-cell>
          <table:table-cell office:value-type="float" office:value="3.75202" calcext:value-type="float">
            <text:p>3.75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700995" calcext:value-type="float">
            <text:p>-0.700995</text:p>
          </table:table-cell>
          <table:table-cell office:value-type="float" office:value="0.536133" calcext:value-type="float">
            <text:p>0.53613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5089" calcext:value-type="float">
            <text:p>4.65089</text:p>
          </table:table-cell>
          <table:table-cell office:value-type="float" office:value="6.59332" calcext:value-type="float">
            <text:p>6.593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12937" calcext:value-type="float">
            <text:p>5.12937</text:p>
          </table:table-cell>
          <table:table-cell office:value-type="float" office:value="-1.04162" calcext:value-type="float">
            <text:p>-1.041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96861" calcext:value-type="float">
            <text:p>-0.096861</text:p>
          </table:table-cell>
          <table:table-cell office:value-type="float" office:value="7.33878" calcext:value-type="float">
            <text:p>7.338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61242" calcext:value-type="float">
            <text:p>-1.61242</text:p>
          </table:table-cell>
          <table:table-cell office:value-type="float" office:value="0.440452" calcext:value-type="float">
            <text:p>0.44045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9178" calcext:value-type="float">
            <text:p>9.69178</text:p>
          </table:table-cell>
          <table:table-cell office:value-type="float" office:value="8.48145" calcext:value-type="float">
            <text:p>8.48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14589" calcext:value-type="float">
            <text:p>2.14589</text:p>
          </table:table-cell>
          <table:table-cell office:value-type="float" office:value="0.813138" calcext:value-type="float">
            <text:p>0.8131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7697" calcext:value-type="float">
            <text:p>1.47697</text:p>
          </table:table-cell>
          <table:table-cell office:value-type="float" office:value="9.71484" calcext:value-type="float">
            <text:p>9.714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829712" calcext:value-type="float">
            <text:p>-0.829712</text:p>
          </table:table-cell>
          <table:table-cell office:value-type="float" office:value="1.00376" calcext:value-type="float">
            <text:p>1.0037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5077" calcext:value-type="float">
            <text:p>0.465077</text:p>
          </table:table-cell>
          <table:table-cell office:value-type="float" office:value="6.30123" calcext:value-type="float">
            <text:p>6.301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67124" calcext:value-type="float">
            <text:p>8.67124</text:p>
          </table:table-cell>
          <table:table-cell office:value-type="float" office:value="0.819658" calcext:value-type="float">
            <text:p>0.8196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823612" calcext:value-type="float">
            <text:p>-0.0823612</text:p>
          </table:table-cell>
          <table:table-cell office:value-type="float" office:value="6.54474" calcext:value-type="float">
            <text:p>6.544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38406" calcext:value-type="float">
            <text:p>1.38406</text:p>
          </table:table-cell>
          <table:table-cell office:value-type="float" office:value="-0.354549" calcext:value-type="float">
            <text:p>-0.35454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4994" calcext:value-type="float">
            <text:p>4.54994</text:p>
          </table:table-cell>
          <table:table-cell office:value-type="float" office:value="7.81373" calcext:value-type="float">
            <text:p>7.813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39059" calcext:value-type="float">
            <text:p>4.39059</text:p>
          </table:table-cell>
          <table:table-cell office:value-type="float" office:value="-1.15095" calcext:value-type="float">
            <text:p>-1.150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79155" calcext:value-type="float">
            <text:p>-0.579155</text:p>
          </table:table-cell>
          <table:table-cell office:value-type="float" office:value="8.43295" calcext:value-type="float">
            <text:p>8.432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81283" calcext:value-type="float">
            <text:p>-1.81283</text:p>
          </table:table-cell>
          <table:table-cell office:value-type="float" office:value="-0.790834" calcext:value-type="float">
            <text:p>-0.79083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0825" calcext:value-type="float">
            <text:p>4.10825</text:p>
          </table:table-cell>
          <table:table-cell office:value-type="float" office:value="4.25509" calcext:value-type="float">
            <text:p>4.25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91123" calcext:value-type="float">
            <text:p>7.91123</text:p>
          </table:table-cell>
          <table:table-cell office:value-type="float" office:value="-0.046199" calcext:value-type="float">
            <text:p>-0.0461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7125" calcext:value-type="float">
            <text:p>1.77125</text:p>
          </table:table-cell>
          <table:table-cell office:value-type="float" office:value="3.82169" calcext:value-type="float">
            <text:p>3.821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0933" calcext:value-type="float">
            <text:p>1.50933</text:p>
          </table:table-cell>
          <table:table-cell office:value-type="float" office:value="0.487079" calcext:value-type="float">
            <text:p>0.48707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2755" calcext:value-type="float">
            <text:p>7.62755</text:p>
          </table:table-cell>
          <table:table-cell office:value-type="float" office:value="5.0659" calcext:value-type="float">
            <text:p>5.06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87659" calcext:value-type="float">
            <text:p>8.87659</text:p>
          </table:table-cell>
          <table:table-cell office:value-type="float" office:value="0.439296" calcext:value-type="float">
            <text:p>0.4392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49675" calcext:value-type="float">
            <text:p>0.849675</text:p>
          </table:table-cell>
          <table:table-cell office:value-type="float" office:value="7.88105" calcext:value-type="float">
            <text:p>7.881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78485" calcext:value-type="float">
            <text:p>1.78485</text:p>
          </table:table-cell>
          <table:table-cell office:value-type="float" office:value="-0.127609" calcext:value-type="float">
            <text:p>-0.12760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3566" calcext:value-type="float">
            <text:p>3.93566</text:p>
          </table:table-cell>
          <table:table-cell office:value-type="float" office:value="4.93538" calcext:value-type="float">
            <text:p>4.935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45759" calcext:value-type="float">
            <text:p>6.45759</text:p>
          </table:table-cell>
          <table:table-cell office:value-type="float" office:value="1.71593" calcext:value-type="float">
            <text:p>1.715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36322" calcext:value-type="float">
            <text:p>0.436322</text:p>
          </table:table-cell>
          <table:table-cell office:value-type="float" office:value="3.58338" calcext:value-type="float">
            <text:p>3.583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5947" calcext:value-type="float">
            <text:p>-2.5947</text:p>
          </table:table-cell>
          <table:table-cell office:value-type="float" office:value="-1.83537" calcext:value-type="float">
            <text:p>-1.8353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9949" calcext:value-type="float">
            <text:p>8.09949</text:p>
          </table:table-cell>
          <table:table-cell office:value-type="float" office:value="0.311381" calcext:value-type="float">
            <text:p>0.3113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985" calcext:value-type="float">
            <text:p>2.9985</text:p>
          </table:table-cell>
          <table:table-cell office:value-type="float" office:value="-0.760207" calcext:value-type="float">
            <text:p>-0.7602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655933" calcext:value-type="float">
            <text:p>-0.655933</text:p>
          </table:table-cell>
          <table:table-cell office:value-type="float" office:value="9.18518" calcext:value-type="float">
            <text:p>9.185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04899" calcext:value-type="float">
            <text:p>3.04899</text:p>
          </table:table-cell>
          <table:table-cell office:value-type="float" office:value="-1.98091" calcext:value-type="float">
            <text:p>-1.9809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7907" calcext:value-type="float">
            <text:p>4.87907</text:p>
          </table:table-cell>
          <table:table-cell office:value-type="float" office:value="7.05554" calcext:value-type="float">
            <text:p>7.055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22933" calcext:value-type="float">
            <text:p>5.22933</text:p>
          </table:table-cell>
          <table:table-cell office:value-type="float" office:value="3.93506" calcext:value-type="float">
            <text:p>3.935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7089" calcext:value-type="float">
            <text:p>1.27089</text:p>
          </table:table-cell>
          <table:table-cell office:value-type="float" office:value="5.32841" calcext:value-type="float">
            <text:p>5.328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3677" calcext:value-type="float">
            <text:p>1.53677</text:p>
          </table:table-cell>
          <table:table-cell office:value-type="float" office:value="2.42169" calcext:value-type="float">
            <text:p>2.4216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1235" calcext:value-type="float">
            <text:p>5.81235</text:p>
          </table:table-cell>
          <table:table-cell office:value-type="float" office:value="5.67958" calcext:value-type="float">
            <text:p>5.679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64436" calcext:value-type="float">
            <text:p>7.64436</text:p>
          </table:table-cell>
          <table:table-cell office:value-type="float" office:value="-1.6511" calcext:value-type="float">
            <text:p>-1.65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65814" calcext:value-type="float">
            <text:p>-1.65814</text:p>
          </table:table-cell>
          <table:table-cell office:value-type="float" office:value="4.8076" calcext:value-type="float">
            <text:p>4.80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268874" calcext:value-type="float">
            <text:p>-0.268874</text:p>
          </table:table-cell>
          <table:table-cell office:value-type="float" office:value="-2.34666" calcext:value-type="float">
            <text:p>-2.3466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0823" calcext:value-type="float">
            <text:p>4.50823</text:p>
          </table:table-cell>
          <table:table-cell office:value-type="float" office:value="2.88579" calcext:value-type="float">
            <text:p>2.885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76536" calcext:value-type="float">
            <text:p>5.76536</text:p>
          </table:table-cell>
          <table:table-cell office:value-type="float" office:value="1.44761" calcext:value-type="float">
            <text:p>1.447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80414" calcext:value-type="float">
            <text:p>2.80414</text:p>
          </table:table-cell>
          <table:table-cell office:value-type="float" office:value="8.60242" calcext:value-type="float">
            <text:p>8.602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.52301" calcext:value-type="float">
            <text:p>5.52301</text:p>
          </table:table-cell>
          <table:table-cell office:value-type="float" office:value="1.93924" calcext:value-type="float">
            <text:p>1.9392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0819" calcext:value-type="float">
            <text:p>8.00819</text:p>
          </table:table-cell>
          <table:table-cell office:value-type="float" office:value="5.5426" calcext:value-type="float">
            <text:p>5.54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695" calcext:value-type="float">
            <text:p>5.695</text:p>
          </table:table-cell>
          <table:table-cell office:value-type="float" office:value="-0.907661" calcext:value-type="float">
            <text:p>-0.9076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22894" calcext:value-type="float">
            <text:p>-0.522894</text:p>
          </table:table-cell>
          <table:table-cell office:value-type="float" office:value="3.64869" calcext:value-type="float">
            <text:p>3.648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181509" calcext:value-type="float">
            <text:p>-0.181509</text:p>
          </table:table-cell>
          <table:table-cell office:value-type="float" office:value="0.993791" calcext:value-type="float">
            <text:p>0.99379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436" calcext:value-type="float">
            <text:p>6.5436</text:p>
          </table:table-cell>
          <table:table-cell office:value-type="float" office:value="5.93228" calcext:value-type="float">
            <text:p>5.932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12567" calcext:value-type="float">
            <text:p>5.12567</text:p>
          </table:table-cell>
          <table:table-cell office:value-type="float" office:value="1.00688" calcext:value-type="float">
            <text:p>1.006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92513" calcext:value-type="float">
            <text:p>-3.92513</text:p>
          </table:table-cell>
          <table:table-cell office:value-type="float" office:value="2.27911" calcext:value-type="float">
            <text:p>2.279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197355" calcext:value-type="float">
            <text:p>-0.197355</text:p>
          </table:table-cell>
          <table:table-cell office:value-type="float" office:value="-0.16227" calcext:value-type="float">
            <text:p>-0.1622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761" calcext:value-type="float">
            <text:p>3.7761</text:p>
          </table:table-cell>
          <table:table-cell office:value-type="float" office:value="6.63942" calcext:value-type="float">
            <text:p>6.639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8248" calcext:value-type="float">
            <text:p>4.8248</text:p>
          </table:table-cell>
          <table:table-cell office:value-type="float" office:value="-2.95509" calcext:value-type="float">
            <text:p>-2.955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30785" calcext:value-type="float">
            <text:p>-2.30785</text:p>
          </table:table-cell>
          <table:table-cell office:value-type="float" office:value="0.621916" calcext:value-type="float">
            <text:p>0.6219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423129" calcext:value-type="float">
            <text:p>-0.423129</text:p>
          </table:table-cell>
          <table:table-cell office:value-type="float" office:value="0.457362" calcext:value-type="float">
            <text:p>0.45736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6867" calcext:value-type="float">
            <text:p>7.76867</text:p>
          </table:table-cell>
          <table:table-cell office:value-type="float" office:value="4.33691" calcext:value-type="float">
            <text:p>4.336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87299" calcext:value-type="float">
            <text:p>5.87299</text:p>
          </table:table-cell>
          <table:table-cell office:value-type="float" office:value="-1.46478" calcext:value-type="float">
            <text:p>-1.464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01951" calcext:value-type="float">
            <text:p>0.801951</text:p>
          </table:table-cell>
          <table:table-cell office:value-type="float" office:value="6.9566" calcext:value-type="float">
            <text:p>6.95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43971" calcext:value-type="float">
            <text:p>2.43971</text:p>
          </table:table-cell>
          <table:table-cell office:value-type="float" office:value="-0.218264" calcext:value-type="float">
            <text:p>-0.21826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0426" calcext:value-type="float">
            <text:p>6.30426</text:p>
          </table:table-cell>
          <table:table-cell office:value-type="float" office:value="4.26709" calcext:value-type="float">
            <text:p>4.267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30025" calcext:value-type="float">
            <text:p>7.30025</text:p>
          </table:table-cell>
          <table:table-cell office:value-type="float" office:value="0.451639" calcext:value-type="float">
            <text:p>0.4516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8613" calcext:value-type="float">
            <text:p>1.48613</text:p>
          </table:table-cell>
          <table:table-cell office:value-type="float" office:value="3.06155" calcext:value-type="float">
            <text:p>3.061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8391" calcext:value-type="float">
            <text:p>1.58391</text:p>
          </table:table-cell>
          <table:table-cell office:value-type="float" office:value="1.12715" calcext:value-type="float">
            <text:p>1.127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3034" calcext:value-type="float">
            <text:p>7.33034</text:p>
          </table:table-cell>
          <table:table-cell office:value-type="float" office:value="4.74822" calcext:value-type="float">
            <text:p>4.748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74079" calcext:value-type="float">
            <text:p>4.74079</text:p>
          </table:table-cell>
          <table:table-cell office:value-type="float" office:value="-0.757929" calcext:value-type="float">
            <text:p>-0.7579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4584" calcext:value-type="float">
            <text:p>2.34584</text:p>
          </table:table-cell>
          <table:table-cell office:value-type="float" office:value="2.7267" calcext:value-type="float">
            <text:p>2.72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64286" calcext:value-type="float">
            <text:p>-1.64286</text:p>
          </table:table-cell>
          <table:table-cell office:value-type="float" office:value="-1.01781" calcext:value-type="float">
            <text:p>-1.0178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5931" calcext:value-type="float">
            <text:p>9.35931</text:p>
          </table:table-cell>
          <table:table-cell office:value-type="float" office:value="8.7495" calcext:value-type="float">
            <text:p>8.74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65627" calcext:value-type="float">
            <text:p>2.65627</text:p>
          </table:table-cell>
          <table:table-cell office:value-type="float" office:value="0.717431" calcext:value-type="float">
            <text:p>0.7174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678223" calcext:value-type="float">
            <text:p>0.0678223</text:p>
          </table:table-cell>
          <table:table-cell office:value-type="float" office:value="5.15157" calcext:value-type="float">
            <text:p>5.151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403583" calcext:value-type="float">
            <text:p>-0.403583</text:p>
          </table:table-cell>
          <table:table-cell office:value-type="float" office:value="-0.732989" calcext:value-type="float">
            <text:p>-0.73298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029" calcext:value-type="float">
            <text:p>5.5029</text:p>
          </table:table-cell>
          <table:table-cell office:value-type="float" office:value="4.89098" calcext:value-type="float">
            <text:p>4.890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37071" calcext:value-type="float">
            <text:p>7.37071</text:p>
          </table:table-cell>
          <table:table-cell office:value-type="float" office:value="0.55708" calcext:value-type="float">
            <text:p>0.557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25883" calcext:value-type="float">
            <text:p>4.25883</text:p>
          </table:table-cell>
          <table:table-cell office:value-type="float" office:value="5.66303" calcext:value-type="float">
            <text:p>5.663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65308" calcext:value-type="float">
            <text:p>2.65308</text:p>
          </table:table-cell>
          <table:table-cell office:value-type="float" office:value="-0.460631" calcext:value-type="float">
            <text:p>-0.4606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9216" calcext:value-type="float">
            <text:p>2.89216</text:p>
          </table:table-cell>
          <table:table-cell office:value-type="float" office:value="4.34875" calcext:value-type="float">
            <text:p>4.348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37812" calcext:value-type="float">
            <text:p>6.37812</text:p>
          </table:table-cell>
          <table:table-cell office:value-type="float" office:value="-0.680028" calcext:value-type="float">
            <text:p>-0.6800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830035" calcext:value-type="float">
            <text:p>-0.830035</text:p>
          </table:table-cell>
          <table:table-cell office:value-type="float" office:value="5.20626" calcext:value-type="float">
            <text:p>5.206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34836" calcext:value-type="float">
            <text:p>0.134836</text:p>
          </table:table-cell>
          <table:table-cell office:value-type="float" office:value="-0.443483" calcext:value-type="float">
            <text:p>-0.44348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1186" calcext:value-type="float">
            <text:p>7.61186</text:p>
          </table:table-cell>
          <table:table-cell office:value-type="float" office:value="5.80137" calcext:value-type="float">
            <text:p>5.801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3505" calcext:value-type="float">
            <text:p>7.53505</text:p>
          </table:table-cell>
          <table:table-cell office:value-type="float" office:value="0.667998" calcext:value-type="float">
            <text:p>0.6679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97053" calcext:value-type="float">
            <text:p>-1.97053</text:p>
          </table:table-cell>
          <table:table-cell office:value-type="float" office:value="6.74447" calcext:value-type="float">
            <text:p>6.744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859444" calcext:value-type="float">
            <text:p>-0.859444</text:p>
          </table:table-cell>
          <table:table-cell office:value-type="float" office:value="-4.83755" calcext:value-type="float">
            <text:p>-4.8375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9263" calcext:value-type="float">
            <text:p>8.59263</text:p>
          </table:table-cell>
          <table:table-cell office:value-type="float" office:value="2.65122" calcext:value-type="float">
            <text:p>2.651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7959" calcext:value-type="float">
            <text:p>7.57959</text:p>
          </table:table-cell>
          <table:table-cell office:value-type="float" office:value="-2.19257" calcext:value-type="float">
            <text:p>-2.192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330496" calcext:value-type="float">
            <text:p>-0.330496</text:p>
          </table:table-cell>
          <table:table-cell office:value-type="float" office:value="8.87524" calcext:value-type="float">
            <text:p>8.875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84621" calcext:value-type="float">
            <text:p>1.84621</text:p>
          </table:table-cell>
          <table:table-cell office:value-type="float" office:value="-0.604547" calcext:value-type="float">
            <text:p>-0.60454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0505" calcext:value-type="float">
            <text:p>6.80505</text:p>
          </table:table-cell>
          <table:table-cell office:value-type="float" office:value="5.71849" calcext:value-type="float">
            <text:p>5.718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83007" calcext:value-type="float">
            <text:p>8.83007</text:p>
          </table:table-cell>
          <table:table-cell office:value-type="float" office:value="1.26964" calcext:value-type="float">
            <text:p>1.269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1752" calcext:value-type="float">
            <text:p>3.51752</text:p>
          </table:table-cell>
          <table:table-cell office:value-type="float" office:value="3.36017" calcext:value-type="float">
            <text:p>3.360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1663" calcext:value-type="float">
            <text:p>2.1663</text:p>
          </table:table-cell>
          <table:table-cell office:value-type="float" office:value="1.30313" calcext:value-type="float">
            <text:p>1.3031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6716" calcext:value-type="float">
            <text:p>5.36716</text:p>
          </table:table-cell>
          <table:table-cell office:value-type="float" office:value="5.96609" calcext:value-type="float">
            <text:p>5.966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58971" calcext:value-type="float">
            <text:p>6.58971</text:p>
          </table:table-cell>
          <table:table-cell office:value-type="float" office:value="0.451943" calcext:value-type="float">
            <text:p>0.4519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6915" calcext:value-type="float">
            <text:p>2.36915</text:p>
          </table:table-cell>
          <table:table-cell office:value-type="float" office:value="5.29014" calcext:value-type="float">
            <text:p>5.290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283368" calcext:value-type="float">
            <text:p>-0.283368</text:p>
          </table:table-cell>
          <table:table-cell office:value-type="float" office:value="-0.199745" calcext:value-type="float">
            <text:p>-0.19974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3605" calcext:value-type="float">
            <text:p>8.83605</text:p>
          </table:table-cell>
          <table:table-cell office:value-type="float" office:value="6.83486" calcext:value-type="float">
            <text:p>6.834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76722" calcext:value-type="float">
            <text:p>7.76722</text:p>
          </table:table-cell>
          <table:table-cell office:value-type="float" office:value="-3.16746" calcext:value-type="float">
            <text:p>-3.167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0687" calcext:value-type="float">
            <text:p>-3.0687</text:p>
          </table:table-cell>
          <table:table-cell office:value-type="float" office:value="8.48433" calcext:value-type="float">
            <text:p>8.484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66917" calcext:value-type="float">
            <text:p>-1.66917</text:p>
          </table:table-cell>
          <table:table-cell office:value-type="float" office:value="-0.77593" calcext:value-type="float">
            <text:p>-0.7759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4082" calcext:value-type="float">
            <text:p>8.34082</text:p>
          </table:table-cell>
          <table:table-cell office:value-type="float" office:value="6.20427" calcext:value-type="float">
            <text:p>6.204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3347" calcext:value-type="float">
            <text:p>7.53347</text:p>
          </table:table-cell>
          <table:table-cell office:value-type="float" office:value="1.54279" calcext:value-type="float">
            <text:p>1.542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9539" calcext:value-type="float">
            <text:p>5.9539</text:p>
          </table:table-cell>
          <table:table-cell office:value-type="float" office:value="8.70469" calcext:value-type="float">
            <text:p>8.704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64861" calcext:value-type="float">
            <text:p>3.64861</text:p>
          </table:table-cell>
          <table:table-cell office:value-type="float" office:value="-2.17131" calcext:value-type="float">
            <text:p>-2.171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084" calcext:value-type="float">
            <text:p>8.75084</text:p>
          </table:table-cell>
          <table:table-cell office:value-type="float" office:value="3.3146" calcext:value-type="float">
            <text:p>3.31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12884" calcext:value-type="float">
            <text:p>6.12884</text:p>
          </table:table-cell>
          <table:table-cell office:value-type="float" office:value="0.598045" calcext:value-type="float">
            <text:p>0.5980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599325" calcext:value-type="float">
            <text:p>-0.0599325</text:p>
          </table:table-cell>
          <table:table-cell office:value-type="float" office:value="8.01545" calcext:value-type="float">
            <text:p>8.015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35432" calcext:value-type="float">
            <text:p>0.335432</text:p>
          </table:table-cell>
          <table:table-cell office:value-type="float" office:value="-0.145461" calcext:value-type="float">
            <text:p>-0.14546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99295" calcext:value-type="float">
            <text:p>4.99295</text:p>
          </table:table-cell>
          <table:table-cell office:value-type="float" office:value="2.53347" calcext:value-type="float">
            <text:p>2.533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61982" calcext:value-type="float">
            <text:p>6.61982</text:p>
          </table:table-cell>
          <table:table-cell office:value-type="float" office:value="-4.32044" calcext:value-type="float">
            <text:p>-4.320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86594" calcext:value-type="float">
            <text:p>-0.086594</text:p>
          </table:table-cell>
          <table:table-cell office:value-type="float" office:value="6.05457" calcext:value-type="float">
            <text:p>6.054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91039" calcext:value-type="float">
            <text:p>0.591039</text:p>
          </table:table-cell>
          <table:table-cell office:value-type="float" office:value="-0.691381" calcext:value-type="float">
            <text:p>-0.69138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4819" calcext:value-type="float">
            <text:p>7.14819</text:p>
          </table:table-cell>
          <table:table-cell office:value-type="float" office:value="3.50987" calcext:value-type="float">
            <text:p>3.509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73552" calcext:value-type="float">
            <text:p>3.73552</text:p>
          </table:table-cell>
          <table:table-cell office:value-type="float" office:value="-2.17839" calcext:value-type="float">
            <text:p>-2.178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437721" calcext:value-type="float">
            <text:p>0.0437721</text:p>
          </table:table-cell>
          <table:table-cell office:value-type="float" office:value="9.48085" calcext:value-type="float">
            <text:p>9.480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52564" calcext:value-type="float">
            <text:p>0.452564</text:p>
          </table:table-cell>
          <table:table-cell office:value-type="float" office:value="2.1635" calcext:value-type="float">
            <text:p>2.16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4085" calcext:value-type="float">
            <text:p>6.84085</text:p>
          </table:table-cell>
          <table:table-cell office:value-type="float" office:value="7.49512" calcext:value-type="float">
            <text:p>7.495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45936" calcext:value-type="float">
            <text:p>5.45936</text:p>
          </table:table-cell>
          <table:table-cell office:value-type="float" office:value="-1.9278" calcext:value-type="float">
            <text:p>-1.92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1053" calcext:value-type="float">
            <text:p>2.01053</text:p>
          </table:table-cell>
          <table:table-cell office:value-type="float" office:value="8.26611" calcext:value-type="float">
            <text:p>8.266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80777" calcext:value-type="float">
            <text:p>1.80777</text:p>
          </table:table-cell>
          <table:table-cell office:value-type="float" office:value="-0.667409" calcext:value-type="float">
            <text:p>-0.66740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0862" calcext:value-type="float">
            <text:p>6.30862</text:p>
          </table:table-cell>
          <table:table-cell office:value-type="float" office:value="6.36246" calcext:value-type="float">
            <text:p>6.362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1224" calcext:value-type="float">
            <text:p>7.51224</text:p>
          </table:table-cell>
          <table:table-cell office:value-type="float" office:value="-2.29144" calcext:value-type="float">
            <text:p>-2.291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7882" calcext:value-type="float">
            <text:p>1.57882</text:p>
          </table:table-cell>
          <table:table-cell office:value-type="float" office:value="10.2263" calcext:value-type="float">
            <text:p>10.22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05546" calcext:value-type="float">
            <text:p>0.605546</text:p>
          </table:table-cell>
          <table:table-cell office:value-type="float" office:value="0.0254962" calcext:value-type="float">
            <text:p>0.025496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1322" calcext:value-type="float">
            <text:p>5.1322</text:p>
          </table:table-cell>
          <table:table-cell office:value-type="float" office:value="7.57351" calcext:value-type="float">
            <text:p>7.573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08113" calcext:value-type="float">
            <text:p>8.08113</text:p>
          </table:table-cell>
          <table:table-cell office:value-type="float" office:value="-2.67391" calcext:value-type="float">
            <text:p>-2.673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192926" calcext:value-type="float">
            <text:p>-0.192926</text:p>
          </table:table-cell>
          <table:table-cell office:value-type="float" office:value="6.04723" calcext:value-type="float">
            <text:p>6.047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37413" calcext:value-type="float">
            <text:p>-3.37413</text:p>
          </table:table-cell>
          <table:table-cell office:value-type="float" office:value="0.356287" calcext:value-type="float">
            <text:p>0.35628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2761" calcext:value-type="float">
            <text:p>6.72761</text:p>
          </table:table-cell>
          <table:table-cell office:value-type="float" office:value="7.78502" calcext:value-type="float">
            <text:p>7.785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09055" calcext:value-type="float">
            <text:p>7.09055</text:p>
          </table:table-cell>
          <table:table-cell office:value-type="float" office:value="1.36367" calcext:value-type="float">
            <text:p>1.363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42522" calcext:value-type="float">
            <text:p>-3.42522</text:p>
          </table:table-cell>
          <table:table-cell office:value-type="float" office:value="4.78124" calcext:value-type="float">
            <text:p>4.781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63166" calcext:value-type="float">
            <text:p>-3.63166</text:p>
          </table:table-cell>
          <table:table-cell office:value-type="float" office:value="2.83141" calcext:value-type="float">
            <text:p>2.8314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0566" calcext:value-type="float">
            <text:p>5.30566</text:p>
          </table:table-cell>
          <table:table-cell office:value-type="float" office:value="3.542" calcext:value-type="float">
            <text:p>3.5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6863" calcext:value-type="float">
            <text:p>2.86863</text:p>
          </table:table-cell>
          <table:table-cell office:value-type="float" office:value="-1.94364" calcext:value-type="float">
            <text:p>-1.943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43407" calcext:value-type="float">
            <text:p>2.43407</text:p>
          </table:table-cell>
          <table:table-cell office:value-type="float" office:value="5.86683" calcext:value-type="float">
            <text:p>5.866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69393" calcext:value-type="float">
            <text:p>3.69393</text:p>
          </table:table-cell>
          <table:table-cell office:value-type="float" office:value="2.64975" calcext:value-type="float">
            <text:p>2.6497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8021" calcext:value-type="float">
            <text:p>5.98021</text:p>
          </table:table-cell>
          <table:table-cell office:value-type="float" office:value="6.3726" calcext:value-type="float">
            <text:p>6.37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35973" calcext:value-type="float">
            <text:p>3.35973</text:p>
          </table:table-cell>
          <table:table-cell office:value-type="float" office:value="0.813529" calcext:value-type="float">
            <text:p>0.8135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69024" calcext:value-type="float">
            <text:p>0.269024</text:p>
          </table:table-cell>
          <table:table-cell office:value-type="float" office:value="2.25937" calcext:value-type="float">
            <text:p>2.259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155889" calcext:value-type="float">
            <text:p>-0.155889</text:p>
          </table:table-cell>
          <table:table-cell office:value-type="float" office:value="-1.48842" calcext:value-type="float">
            <text:p>-1.4884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823" calcext:value-type="float">
            <text:p>4.5823</text:p>
          </table:table-cell>
          <table:table-cell office:value-type="float" office:value="7.24782" calcext:value-type="float">
            <text:p>7.247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55991" calcext:value-type="float">
            <text:p>9.55991</text:p>
          </table:table-cell>
          <table:table-cell office:value-type="float" office:value="-0.981872" calcext:value-type="float">
            <text:p>-0.9818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2139" calcext:value-type="float">
            <text:p>1.42139</text:p>
          </table:table-cell>
          <table:table-cell office:value-type="float" office:value="7.51971" calcext:value-type="float">
            <text:p>7.519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89104" calcext:value-type="float">
            <text:p>3.89104</text:p>
          </table:table-cell>
          <table:table-cell office:value-type="float" office:value="-0.0821235" calcext:value-type="float">
            <text:p>-0.08212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2857" calcext:value-type="float">
            <text:p>4.62857</text:p>
          </table:table-cell>
          <table:table-cell office:value-type="float" office:value="5.66298" calcext:value-type="float">
            <text:p>5.662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71813" calcext:value-type="float">
            <text:p>9.71813</text:p>
          </table:table-cell>
          <table:table-cell office:value-type="float" office:value="-1.28565" calcext:value-type="float">
            <text:p>-1.285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464386" calcext:value-type="float">
            <text:p>-0.464386</text:p>
          </table:table-cell>
          <table:table-cell office:value-type="float" office:value="8.28865" calcext:value-type="float">
            <text:p>8.288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2976" calcext:value-type="float">
            <text:p>4.2976</text:p>
          </table:table-cell>
          <table:table-cell office:value-type="float" office:value="3.00754" calcext:value-type="float">
            <text:p>3.0075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7491" calcext:value-type="float">
            <text:p>4.77491</text:p>
          </table:table-cell>
          <table:table-cell office:value-type="float" office:value="4.00527" calcext:value-type="float">
            <text:p>4.005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34296" calcext:value-type="float">
            <text:p>4.34296</text:p>
          </table:table-cell>
          <table:table-cell office:value-type="float" office:value="-1.71367" calcext:value-type="float">
            <text:p>-1.713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344824" calcext:value-type="float">
            <text:p>-0.344824</text:p>
          </table:table-cell>
          <table:table-cell office:value-type="float" office:value="4.47128" calcext:value-type="float">
            <text:p>4.471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330494" calcext:value-type="float">
            <text:p>-0.330494</text:p>
          </table:table-cell>
          <table:table-cell office:value-type="float" office:value="2.99032" calcext:value-type="float">
            <text:p>2.990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897" calcext:value-type="float">
            <text:p>6.0897</text:p>
          </table:table-cell>
          <table:table-cell office:value-type="float" office:value="6.89156" calcext:value-type="float">
            <text:p>6.891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92839" calcext:value-type="float">
            <text:p>4.92839</text:p>
          </table:table-cell>
          <table:table-cell office:value-type="float" office:value="-1.25478" calcext:value-type="float">
            <text:p>-1.254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72782" calcext:value-type="float">
            <text:p>-1.72782</text:p>
          </table:table-cell>
          <table:table-cell office:value-type="float" office:value="6.1526" calcext:value-type="float">
            <text:p>6.15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14685" calcext:value-type="float">
            <text:p>-1.14685</text:p>
          </table:table-cell>
          <table:table-cell office:value-type="float" office:value="-1.27747" calcext:value-type="float">
            <text:p>-1.2774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1785" calcext:value-type="float">
            <text:p>4.01785</text:p>
          </table:table-cell>
          <table:table-cell office:value-type="float" office:value="6.55247" calcext:value-type="float">
            <text:p>6.552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81527" calcext:value-type="float">
            <text:p>5.81527</text:p>
          </table:table-cell>
          <table:table-cell office:value-type="float" office:value="-0.314011" calcext:value-type="float">
            <text:p>-0.3140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.95003" calcext:value-type="float">
            <text:p>-4.95003</text:p>
          </table:table-cell>
          <table:table-cell office:value-type="float" office:value="7.03535" calcext:value-type="float">
            <text:p>7.035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315781" calcext:value-type="float">
            <text:p>-0.315781</text:p>
          </table:table-cell>
          <table:table-cell office:value-type="float" office:value="-0.844055" calcext:value-type="float">
            <text:p>-0.84405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7169" calcext:value-type="float">
            <text:p>5.47169</text:p>
          </table:table-cell>
          <table:table-cell office:value-type="float" office:value="9.36453" calcext:value-type="float">
            <text:p>9.364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86505" calcext:value-type="float">
            <text:p>4.86505</text:p>
          </table:table-cell>
          <table:table-cell office:value-type="float" office:value="4.06328" calcext:value-type="float">
            <text:p>4.063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9369" calcext:value-type="float">
            <text:p>1.09369</text:p>
          </table:table-cell>
          <table:table-cell office:value-type="float" office:value="4.56597" calcext:value-type="float">
            <text:p>4.565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78817" calcext:value-type="float">
            <text:p>2.78817</text:p>
          </table:table-cell>
          <table:table-cell office:value-type="float" office:value="1.31276" calcext:value-type="float">
            <text:p>1.3127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8765" calcext:value-type="float">
            <text:p>6.68765</text:p>
          </table:table-cell>
          <table:table-cell office:value-type="float" office:value="4.90464" calcext:value-type="float">
            <text:p>4.904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5195" calcext:value-type="float">
            <text:p>7.55195</text:p>
          </table:table-cell>
          <table:table-cell office:value-type="float" office:value="-2.2979" calcext:value-type="float">
            <text:p>-2.29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74273" calcext:value-type="float">
            <text:p>0.874273</text:p>
          </table:table-cell>
          <table:table-cell office:value-type="float" office:value="4.17967" calcext:value-type="float">
            <text:p>4.179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40139" calcext:value-type="float">
            <text:p>0.140139</text:p>
          </table:table-cell>
          <table:table-cell office:value-type="float" office:value="1.03913" calcext:value-type="float">
            <text:p>1.0391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3833" calcext:value-type="float">
            <text:p>6.23833</text:p>
          </table:table-cell>
          <table:table-cell office:value-type="float" office:value="5.56372" calcext:value-type="float">
            <text:p>5.563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66702" calcext:value-type="float">
            <text:p>6.66702</text:p>
          </table:table-cell>
          <table:table-cell office:value-type="float" office:value="-2.9975" calcext:value-type="float">
            <text:p>-2.99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04651" calcext:value-type="float">
            <text:p>-1.04651</text:p>
          </table:table-cell>
          <table:table-cell office:value-type="float" office:value="1.86347" calcext:value-type="float">
            <text:p>1.863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369138" calcext:value-type="float">
            <text:p>-0.369138</text:p>
          </table:table-cell>
          <table:table-cell office:value-type="float" office:value="-1.54487" calcext:value-type="float">
            <text:p>-1.5448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6559" calcext:value-type="float">
            <text:p>9.16559</text:p>
          </table:table-cell>
          <table:table-cell office:value-type="float" office:value="6.39682" calcext:value-type="float">
            <text:p>6.396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18789" calcext:value-type="float">
            <text:p>5.18789</text:p>
          </table:table-cell>
          <table:table-cell office:value-type="float" office:value="-2.27009" calcext:value-type="float">
            <text:p>-2.270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243601" calcext:value-type="float">
            <text:p>-0.0243601</text:p>
          </table:table-cell>
          <table:table-cell office:value-type="float" office:value="7.58239" calcext:value-type="float">
            <text:p>7.582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83137" calcext:value-type="float">
            <text:p>2.83137</text:p>
          </table:table-cell>
          <table:table-cell office:value-type="float" office:value="-3.74426" calcext:value-type="float">
            <text:p>-3.7442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475" calcext:value-type="float">
            <text:p>10.1475</text:p>
          </table:table-cell>
          <table:table-cell office:value-type="float" office:value="8.12483" calcext:value-type="float">
            <text:p>8.12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30794" calcext:value-type="float">
            <text:p>6.30794</text:p>
          </table:table-cell>
          <table:table-cell office:value-type="float" office:value="-2.3976" calcext:value-type="float">
            <text:p>-2.39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375475" calcext:value-type="float">
            <text:p>-0.375475</text:p>
          </table:table-cell>
          <table:table-cell office:value-type="float" office:value="7.86394" calcext:value-type="float">
            <text:p>7.863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82322" calcext:value-type="float">
            <text:p>0.782322</text:p>
          </table:table-cell>
          <table:table-cell office:value-type="float" office:value="-2.0979" calcext:value-type="float">
            <text:p>-2.097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9824" calcext:value-type="float">
            <text:p>5.79824</text:p>
          </table:table-cell>
          <table:table-cell office:value-type="float" office:value="2.08769" calcext:value-type="float">
            <text:p>2.087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7813" calcext:value-type="float">
            <text:p>2.97813</text:p>
          </table:table-cell>
          <table:table-cell office:value-type="float" office:value="0.126048" calcext:value-type="float">
            <text:p>0.1260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75483" calcext:value-type="float">
            <text:p>-1.75483</text:p>
          </table:table-cell>
          <table:table-cell office:value-type="float" office:value="6.67526" calcext:value-type="float">
            <text:p>6.675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534943" calcext:value-type="float">
            <text:p>-0.534943</text:p>
          </table:table-cell>
          <table:table-cell office:value-type="float" office:value="1.48811" calcext:value-type="float">
            <text:p>1.488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2572" calcext:value-type="float">
            <text:p>4.02572</text:p>
          </table:table-cell>
          <table:table-cell office:value-type="float" office:value="6.8846" calcext:value-type="float">
            <text:p>6.88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53953" calcext:value-type="float">
            <text:p>9.53953</text:p>
          </table:table-cell>
          <table:table-cell office:value-type="float" office:value="-1.76555" calcext:value-type="float">
            <text:p>-1.765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27706" calcext:value-type="float">
            <text:p>5.27706</text:p>
          </table:table-cell>
          <table:table-cell office:value-type="float" office:value="5.20587" calcext:value-type="float">
            <text:p>5.205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975366" calcext:value-type="float">
            <text:p>-0.975366</text:p>
          </table:table-cell>
          <table:table-cell office:value-type="float" office:value="-1.21564" calcext:value-type="float">
            <text:p>-1.2156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2797" calcext:value-type="float">
            <text:p>8.02797</text:p>
          </table:table-cell>
          <table:table-cell office:value-type="float" office:value="10.6536" calcext:value-type="float">
            <text:p>10.65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57074" calcext:value-type="float">
            <text:p>6.57074</text:p>
          </table:table-cell>
          <table:table-cell office:value-type="float" office:value="-2.74617" calcext:value-type="float">
            <text:p>-2.746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76468" calcext:value-type="float">
            <text:p>-0.276468</text:p>
          </table:table-cell>
          <table:table-cell office:value-type="float" office:value="5.23476" calcext:value-type="float">
            <text:p>5.234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3773" calcext:value-type="float">
            <text:p>1.53773</text:p>
          </table:table-cell>
          <table:table-cell office:value-type="float" office:value="-1.12042" calcext:value-type="float">
            <text:p>-1.1204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2391" calcext:value-type="float">
            <text:p>8.32391</text:p>
          </table:table-cell>
          <table:table-cell office:value-type="float" office:value="8.88737" calcext:value-type="float">
            <text:p>8.887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45776" calcext:value-type="float">
            <text:p>7.45776</text:p>
          </table:table-cell>
          <table:table-cell office:value-type="float" office:value="-3.38854" calcext:value-type="float">
            <text:p>-3.388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03217" calcext:value-type="float">
            <text:p>-3.03217</text:p>
          </table:table-cell>
          <table:table-cell office:value-type="float" office:value="6.1515" calcext:value-type="float">
            <text:p>6.15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858948" calcext:value-type="float">
            <text:p>-0.858948</text:p>
          </table:table-cell>
          <table:table-cell office:value-type="float" office:value="-0.977285" calcext:value-type="float">
            <text:p>-0.97728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4651" calcext:value-type="float">
            <text:p>8.24651</text:p>
          </table:table-cell>
          <table:table-cell office:value-type="float" office:value="6.48935" calcext:value-type="float">
            <text:p>6.489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82427" calcext:value-type="float">
            <text:p>7.82427</text:p>
          </table:table-cell>
          <table:table-cell office:value-type="float" office:value="-1.81787" calcext:value-type="float">
            <text:p>-1.817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925719" calcext:value-type="float">
            <text:p>-0.925719</text:p>
          </table:table-cell>
          <table:table-cell office:value-type="float" office:value="6.5047" calcext:value-type="float">
            <text:p>6.50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30031" calcext:value-type="float">
            <text:p>0.830031</text:p>
          </table:table-cell>
          <table:table-cell office:value-type="float" office:value="2.89861" calcext:value-type="float">
            <text:p>2.8986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0946" calcext:value-type="float">
            <text:p>7.40946</text:p>
          </table:table-cell>
          <table:table-cell office:value-type="float" office:value="3.46356" calcext:value-type="float">
            <text:p>3.46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66677" calcext:value-type="float">
            <text:p>5.66677</text:p>
          </table:table-cell>
          <table:table-cell office:value-type="float" office:value="-0.885902" calcext:value-type="float">
            <text:p>-0.8859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00127" calcext:value-type="float">
            <text:p>-2.00127</text:p>
          </table:table-cell>
          <table:table-cell office:value-type="float" office:value="6.2674" calcext:value-type="float">
            <text:p>6.26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57237" calcext:value-type="float">
            <text:p>0.857237</text:p>
          </table:table-cell>
          <table:table-cell office:value-type="float" office:value="-2.12878" calcext:value-type="float">
            <text:p>-2.128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3978" calcext:value-type="float">
            <text:p>2.3978</text:p>
          </table:table-cell>
          <table:table-cell office:value-type="float" office:value="8.99126" calcext:value-type="float">
            <text:p>8.991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03836" calcext:value-type="float">
            <text:p>6.03836</text:p>
          </table:table-cell>
          <table:table-cell office:value-type="float" office:value="-0.478222" calcext:value-type="float">
            <text:p>-0.4782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26836" calcext:value-type="float">
            <text:p>-1.26836</text:p>
          </table:table-cell>
          <table:table-cell office:value-type="float" office:value="5.93758" calcext:value-type="float">
            <text:p>5.937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86975" calcext:value-type="float">
            <text:p>0.786975</text:p>
          </table:table-cell>
          <table:table-cell office:value-type="float" office:value="-1.29328" calcext:value-type="float">
            <text:p>-1.2932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9691" calcext:value-type="float">
            <text:p>6.09691</text:p>
          </table:table-cell>
          <table:table-cell office:value-type="float" office:value="5.99308" calcext:value-type="float">
            <text:p>5.993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97236" calcext:value-type="float">
            <text:p>4.97236</text:p>
          </table:table-cell>
          <table:table-cell office:value-type="float" office:value="-1.97714" calcext:value-type="float">
            <text:p>-1.977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672495" calcext:value-type="float">
            <text:p>-0.672495</text:p>
          </table:table-cell>
          <table:table-cell office:value-type="float" office:value="7.01256" calcext:value-type="float">
            <text:p>7.012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331616" calcext:value-type="float">
            <text:p>-0.331616</text:p>
          </table:table-cell>
          <table:table-cell office:value-type="float" office:value="1.45299" calcext:value-type="float">
            <text:p>1.4529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2474" calcext:value-type="float">
            <text:p>8.22474</text:p>
          </table:table-cell>
          <table:table-cell office:value-type="float" office:value="8.11237" calcext:value-type="float">
            <text:p>8.112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45733" calcext:value-type="float">
            <text:p>6.45733</text:p>
          </table:table-cell>
          <table:table-cell office:value-type="float" office:value="0.703492" calcext:value-type="float">
            <text:p>0.7034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56802" calcext:value-type="float">
            <text:p>-2.56802</text:p>
          </table:table-cell>
          <table:table-cell office:value-type="float" office:value="4.55961" calcext:value-type="float">
            <text:p>4.559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573" calcext:value-type="float">
            <text:p>1.4573</text:p>
          </table:table-cell>
          <table:table-cell office:value-type="float" office:value="0.291004" calcext:value-type="float">
            <text:p>0.29100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5246" calcext:value-type="float">
            <text:p>8.85246</text:p>
          </table:table-cell>
          <table:table-cell office:value-type="float" office:value="9.22687" calcext:value-type="float">
            <text:p>9.226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15881" calcext:value-type="float">
            <text:p>9.15881</text:p>
          </table:table-cell>
          <table:table-cell office:value-type="float" office:value="1.13831" calcext:value-type="float">
            <text:p>1.138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798278" calcext:value-type="float">
            <text:p>-0.798278</text:p>
          </table:table-cell>
          <table:table-cell office:value-type="float" office:value="5.41807" calcext:value-type="float">
            <text:p>5.418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61925" calcext:value-type="float">
            <text:p>0.661925</text:p>
          </table:table-cell>
          <table:table-cell office:value-type="float" office:value="1.81805" calcext:value-type="float">
            <text:p>1.8180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1638" calcext:value-type="float">
            <text:p>2.21638</text:p>
          </table:table-cell>
          <table:table-cell office:value-type="float" office:value="4.42039" calcext:value-type="float">
            <text:p>4.420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44953" calcext:value-type="float">
            <text:p>3.44953</text:p>
          </table:table-cell>
          <table:table-cell office:value-type="float" office:value="-1.72942" calcext:value-type="float">
            <text:p>-1.729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32104" calcext:value-type="float">
            <text:p>-2.32104</text:p>
          </table:table-cell>
          <table:table-cell office:value-type="float" office:value="6.87427" calcext:value-type="float">
            <text:p>6.874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97409" calcext:value-type="float">
            <text:p>1.97409</text:p>
          </table:table-cell>
          <table:table-cell office:value-type="float" office:value="1.79215" calcext:value-type="float">
            <text:p>1.792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5116" calcext:value-type="float">
            <text:p>7.95116</text:p>
          </table:table-cell>
          <table:table-cell office:value-type="float" office:value="6.86836" calcext:value-type="float">
            <text:p>6.86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2462" calcext:value-type="float">
            <text:p>3.52462</text:p>
          </table:table-cell>
          <table:table-cell office:value-type="float" office:value="-0.600816" calcext:value-type="float">
            <text:p>-0.6008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.16528" calcext:value-type="float">
            <text:p>-4.16528</text:p>
          </table:table-cell>
          <table:table-cell office:value-type="float" office:value="7.01517" calcext:value-type="float">
            <text:p>7.015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04233" calcext:value-type="float">
            <text:p>-3.04233</text:p>
          </table:table-cell>
          <table:table-cell office:value-type="float" office:value="-0.232775" calcext:value-type="float">
            <text:p>-0.23277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6975" calcext:value-type="float">
            <text:p>7.86975</text:p>
          </table:table-cell>
          <table:table-cell office:value-type="float" office:value="7.15925" calcext:value-type="float">
            <text:p>7.159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10778" calcext:value-type="float">
            <text:p>7.10778</text:p>
          </table:table-cell>
          <table:table-cell office:value-type="float" office:value="4.93236" calcext:value-type="float">
            <text:p>4.932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7742" calcext:value-type="float">
            <text:p>-1.7742</text:p>
          </table:table-cell>
          <table:table-cell office:value-type="float" office:value="7.2581" calcext:value-type="float">
            <text:p>7.25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53684" calcext:value-type="float">
            <text:p>0.753684</text:p>
          </table:table-cell>
          <table:table-cell office:value-type="float" office:value="1.22716" calcext:value-type="float">
            <text:p>1.227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2302" calcext:value-type="float">
            <text:p>3.72302</text:p>
          </table:table-cell>
          <table:table-cell office:value-type="float" office:value="5.09301" calcext:value-type="float">
            <text:p>5.093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88462" calcext:value-type="float">
            <text:p>5.88462</text:p>
          </table:table-cell>
          <table:table-cell office:value-type="float" office:value="-4.14971" calcext:value-type="float">
            <text:p>-4.149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886717" calcext:value-type="float">
            <text:p>-0.886717</text:p>
          </table:table-cell>
          <table:table-cell office:value-type="float" office:value="4.43231" calcext:value-type="float">
            <text:p>4.432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39285" calcext:value-type="float">
            <text:p>1.39285</text:p>
          </table:table-cell>
          <table:table-cell office:value-type="float" office:value="1.50001" calcext:value-type="float">
            <text:p>1.5000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0566" calcext:value-type="float">
            <text:p>8.10566</text:p>
          </table:table-cell>
          <table:table-cell office:value-type="float" office:value="4.25801" calcext:value-type="float">
            <text:p>4.258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1514" calcext:value-type="float">
            <text:p>6.1514</text:p>
          </table:table-cell>
          <table:table-cell office:value-type="float" office:value="1.17556" calcext:value-type="float">
            <text:p>1.175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.73976" calcext:value-type="float">
            <text:p>-4.73976</text:p>
          </table:table-cell>
          <table:table-cell office:value-type="float" office:value="6.22343" calcext:value-type="float">
            <text:p>6.223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826567" calcext:value-type="float">
            <text:p>-0.826567</text:p>
          </table:table-cell>
          <table:table-cell office:value-type="float" office:value="1.74523" calcext:value-type="float">
            <text:p>1.7452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473" calcext:value-type="float">
            <text:p>4.5473</text:p>
          </table:table-cell>
          <table:table-cell office:value-type="float" office:value="0.0728059" calcext:value-type="float">
            <text:p>0.07280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68373" calcext:value-type="float">
            <text:p>3.68373</text:p>
          </table:table-cell>
          <table:table-cell office:value-type="float" office:value="1.32028" calcext:value-type="float">
            <text:p>1.320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6305" calcext:value-type="float">
            <text:p>-2.6305</text:p>
          </table:table-cell>
          <table:table-cell office:value-type="float" office:value="2.71448" calcext:value-type="float">
            <text:p>2.714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86655" calcext:value-type="float">
            <text:p>-3.86655</text:p>
          </table:table-cell>
          <table:table-cell office:value-type="float" office:value="-2.76241" calcext:value-type="float">
            <text:p>-2.7624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1972" calcext:value-type="float">
            <text:p>4.51972</text:p>
          </table:table-cell>
          <table:table-cell office:value-type="float" office:value="5.66828" calcext:value-type="float">
            <text:p>5.668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901" calcext:value-type="float">
            <text:p>5.5901</text:p>
          </table:table-cell>
          <table:table-cell office:value-type="float" office:value="0.0515528" calcext:value-type="float">
            <text:p>0.05155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5475" calcext:value-type="float">
            <text:p>1.95475</text:p>
          </table:table-cell>
          <table:table-cell office:value-type="float" office:value="6.76791" calcext:value-type="float">
            <text:p>6.767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30322" calcext:value-type="float">
            <text:p>2.30322</text:p>
          </table:table-cell>
          <table:table-cell office:value-type="float" office:value="-1.77192" calcext:value-type="float">
            <text:p>-1.7719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2537" calcext:value-type="float">
            <text:p>6.52537</text:p>
          </table:table-cell>
          <table:table-cell office:value-type="float" office:value="6.8748" calcext:value-type="float">
            <text:p>6.87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57804" calcext:value-type="float">
            <text:p>6.57804</text:p>
          </table:table-cell>
          <table:table-cell office:value-type="float" office:value="-2.23984" calcext:value-type="float">
            <text:p>-2.239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7378" calcext:value-type="float">
            <text:p>2.37378</text:p>
          </table:table-cell>
          <table:table-cell office:value-type="float" office:value="6.6434" calcext:value-type="float">
            <text:p>6.64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6724" calcext:value-type="float">
            <text:p>1.6724</text:p>
          </table:table-cell>
          <table:table-cell office:value-type="float" office:value="0.47212" calcext:value-type="float">
            <text:p>0.472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8025" calcext:value-type="float">
            <text:p>9.88025</text:p>
          </table:table-cell>
          <table:table-cell office:value-type="float" office:value="3.98323" calcext:value-type="float">
            <text:p>3.983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28038" calcext:value-type="float">
            <text:p>0.728038</text:p>
          </table:table-cell>
          <table:table-cell office:value-type="float" office:value="-1.21577" calcext:value-type="float">
            <text:p>-1.215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04304" calcext:value-type="float">
            <text:p>-2.04304</text:p>
          </table:table-cell>
          <table:table-cell office:value-type="float" office:value="2.3212" calcext:value-type="float">
            <text:p>2.32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157073" calcext:value-type="float">
            <text:p>-0.157073</text:p>
          </table:table-cell>
          <table:table-cell office:value-type="float" office:value="1.84183" calcext:value-type="float">
            <text:p>1.8418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5158" calcext:value-type="float">
            <text:p>8.65158</text:p>
          </table:table-cell>
          <table:table-cell office:value-type="float" office:value="4.84141" calcext:value-type="float">
            <text:p>4.841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5025" calcext:value-type="float">
            <text:p>7.55025</text:p>
          </table:table-cell>
          <table:table-cell office:value-type="float" office:value="-1.22612" calcext:value-type="float">
            <text:p>-1.226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29354" calcext:value-type="float">
            <text:p>5.29354</text:p>
          </table:table-cell>
          <table:table-cell office:value-type="float" office:value="5.8037" calcext:value-type="float">
            <text:p>5.80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69762" calcext:value-type="float">
            <text:p>-1.69762</text:p>
          </table:table-cell>
          <table:table-cell office:value-type="float" office:value="1.92191" calcext:value-type="float">
            <text:p>1.9219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8235" calcext:value-type="float">
            <text:p>7.08235</text:p>
          </table:table-cell>
          <table:table-cell office:value-type="float" office:value="0.912137" calcext:value-type="float">
            <text:p>0.9121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8252" calcext:value-type="float">
            <text:p>4.58252</text:p>
          </table:table-cell>
          <table:table-cell office:value-type="float" office:value="3.31195" calcext:value-type="float">
            <text:p>3.311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40085" calcext:value-type="float">
            <text:p>-2.40085</text:p>
          </table:table-cell>
          <table:table-cell office:value-type="float" office:value="4.4237" calcext:value-type="float">
            <text:p>4.42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0854" calcext:value-type="float">
            <text:p>-2.0854</text:p>
          </table:table-cell>
          <table:table-cell office:value-type="float" office:value="0.0964326" calcext:value-type="float">
            <text:p>0.096432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7808" calcext:value-type="float">
            <text:p>4.77808</text:p>
          </table:table-cell>
          <table:table-cell office:value-type="float" office:value="5.15448" calcext:value-type="float">
            <text:p>5.154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9933" calcext:value-type="float">
            <text:p>6.9933</text:p>
          </table:table-cell>
          <table:table-cell office:value-type="float" office:value="-3.80715" calcext:value-type="float">
            <text:p>-3.807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1902" calcext:value-type="float">
            <text:p>-2.1902</text:p>
          </table:table-cell>
          <table:table-cell office:value-type="float" office:value="6.14352" calcext:value-type="float">
            <text:p>6.143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68635" calcext:value-type="float">
            <text:p>2.68635</text:p>
          </table:table-cell>
          <table:table-cell office:value-type="float" office:value="4.60259" calcext:value-type="float">
            <text:p>4.6025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698" calcext:value-type="float">
            <text:p>6.7698</text:p>
          </table:table-cell>
          <table:table-cell office:value-type="float" office:value="8.09194" calcext:value-type="float">
            <text:p>8.091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19301" calcext:value-type="float">
            <text:p>8.19301</text:p>
          </table:table-cell>
          <table:table-cell office:value-type="float" office:value="1.51938" calcext:value-type="float">
            <text:p>1.519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90203" calcext:value-type="float">
            <text:p>0.890203</text:p>
          </table:table-cell>
          <table:table-cell office:value-type="float" office:value="5.12201" calcext:value-type="float">
            <text:p>5.122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12807" calcext:value-type="float">
            <text:p>3.12807</text:p>
          </table:table-cell>
          <table:table-cell office:value-type="float" office:value="-0.929913" calcext:value-type="float">
            <text:p>-0.92991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0078" calcext:value-type="float">
            <text:p>8.60078</text:p>
          </table:table-cell>
          <table:table-cell office:value-type="float" office:value="4.8102" calcext:value-type="float">
            <text:p>4.81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49722" calcext:value-type="float">
            <text:p>8.49722</text:p>
          </table:table-cell>
          <table:table-cell office:value-type="float" office:value="2.35295" calcext:value-type="float">
            <text:p>2.352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63203" calcext:value-type="float">
            <text:p>-2.63203</text:p>
          </table:table-cell>
          <table:table-cell office:value-type="float" office:value="8.85674" calcext:value-type="float">
            <text:p>8.856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7511" calcext:value-type="float">
            <text:p>-3.7511</text:p>
          </table:table-cell>
          <table:table-cell office:value-type="float" office:value="0.970757" calcext:value-type="float">
            <text:p>0.97075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2262" calcext:value-type="float">
            <text:p>4.02262</text:p>
          </table:table-cell>
          <table:table-cell office:value-type="float" office:value="7.92415" calcext:value-type="float">
            <text:p>7.924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36464" calcext:value-type="float">
            <text:p>7.36464</text:p>
          </table:table-cell>
          <table:table-cell office:value-type="float" office:value="-2.31862" calcext:value-type="float">
            <text:p>-2.318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96732" calcext:value-type="float">
            <text:p>-1.96732</text:p>
          </table:table-cell>
          <table:table-cell office:value-type="float" office:value="7.82856" calcext:value-type="float">
            <text:p>7.828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86027" calcext:value-type="float">
            <text:p>0.786027</text:p>
          </table:table-cell>
          <table:table-cell office:value-type="float" office:value="-2.77921" calcext:value-type="float">
            <text:p>-2.7792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8875" calcext:value-type="float">
            <text:p>5.88875</text:p>
          </table:table-cell>
          <table:table-cell office:value-type="float" office:value="6.56865" calcext:value-type="float">
            <text:p>6.568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60604" calcext:value-type="float">
            <text:p>5.60604</text:p>
          </table:table-cell>
          <table:table-cell office:value-type="float" office:value="-0.328222" calcext:value-type="float">
            <text:p>-0.3282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56545" calcext:value-type="float">
            <text:p>-0.556545</text:p>
          </table:table-cell>
          <table:table-cell office:value-type="float" office:value="3.73867" calcext:value-type="float">
            <text:p>3.738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77769" calcext:value-type="float">
            <text:p>1.77769</text:p>
          </table:table-cell>
          <table:table-cell office:value-type="float" office:value="-0.973635" calcext:value-type="float">
            <text:p>-0.9736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8609" calcext:value-type="float">
            <text:p>6.88609</text:p>
          </table:table-cell>
          <table:table-cell office:value-type="float" office:value="6.12866" calcext:value-type="float">
            <text:p>6.128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15508" calcext:value-type="float">
            <text:p>3.15508</text:p>
          </table:table-cell>
          <table:table-cell office:value-type="float" office:value="-1.78082" calcext:value-type="float">
            <text:p>-1.780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14429" calcext:value-type="float">
            <text:p>3.14429</text:p>
          </table:table-cell>
          <table:table-cell office:value-type="float" office:value="6.93471" calcext:value-type="float">
            <text:p>6.934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51363" calcext:value-type="float">
            <text:p>-1.51363</text:p>
          </table:table-cell>
          <table:table-cell office:value-type="float" office:value="0.469414" calcext:value-type="float">
            <text:p>0.4694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7966" calcext:value-type="float">
            <text:p>5.77966</text:p>
          </table:table-cell>
          <table:table-cell office:value-type="float" office:value="5.93818" calcext:value-type="float">
            <text:p>5.938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084" calcext:value-type="float">
            <text:p>3.5084</text:p>
          </table:table-cell>
          <table:table-cell office:value-type="float" office:value="0.788023" calcext:value-type="float">
            <text:p>0.7880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104911" calcext:value-type="float">
            <text:p>-0.0104911</text:p>
          </table:table-cell>
          <table:table-cell office:value-type="float" office:value="6.83438" calcext:value-type="float">
            <text:p>6.834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8331" calcext:value-type="float">
            <text:p>-2.8331</text:p>
          </table:table-cell>
          <table:table-cell office:value-type="float" office:value="-1.98826" calcext:value-type="float">
            <text:p>-1.9882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8003" calcext:value-type="float">
            <text:p>5.48003</text:p>
          </table:table-cell>
          <table:table-cell office:value-type="float" office:value="8.64619" calcext:value-type="float">
            <text:p>8.646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33142" calcext:value-type="float">
            <text:p>6.33142</text:p>
          </table:table-cell>
          <table:table-cell office:value-type="float" office:value="2.871" calcext:value-type="float">
            <text:p>2.8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813104" calcext:value-type="float">
            <text:p>-0.0813104</text:p>
          </table:table-cell>
          <table:table-cell office:value-type="float" office:value="5.55834" calcext:value-type="float">
            <text:p>5.558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79608" calcext:value-type="float">
            <text:p>0.579608</text:p>
          </table:table-cell>
          <table:table-cell office:value-type="float" office:value="-0.666895" calcext:value-type="float">
            <text:p>-0.66689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8403" calcext:value-type="float">
            <text:p>6.08403</text:p>
          </table:table-cell>
          <table:table-cell office:value-type="float" office:value="4.74642" calcext:value-type="float">
            <text:p>4.746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33351" calcext:value-type="float">
            <text:p>6.33351</text:p>
          </table:table-cell>
          <table:table-cell office:value-type="float" office:value="-3.39801" calcext:value-type="float">
            <text:p>-3.398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22197" calcext:value-type="float">
            <text:p>2.22197</text:p>
          </table:table-cell>
          <table:table-cell office:value-type="float" office:value="5.53167" calcext:value-type="float">
            <text:p>5.531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89233" calcext:value-type="float">
            <text:p>-3.89233</text:p>
          </table:table-cell>
          <table:table-cell office:value-type="float" office:value="1.08762" calcext:value-type="float">
            <text:p>1.0876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6245" calcext:value-type="float">
            <text:p>7.06245</text:p>
          </table:table-cell>
          <table:table-cell office:value-type="float" office:value="6.6505" calcext:value-type="float">
            <text:p>6.65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42368" calcext:value-type="float">
            <text:p>8.42368</text:p>
          </table:table-cell>
          <table:table-cell office:value-type="float" office:value="3.54864" calcext:value-type="float">
            <text:p>3.548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31788" calcext:value-type="float">
            <text:p>0.431788</text:p>
          </table:table-cell>
          <table:table-cell office:value-type="float" office:value="6.6694" calcext:value-type="float">
            <text:p>6.66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47296" calcext:value-type="float">
            <text:p>2.47296</text:p>
          </table:table-cell>
          <table:table-cell office:value-type="float" office:value="-0.48081" calcext:value-type="float">
            <text:p>-0.4808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1949" calcext:value-type="float">
            <text:p>6.71949</text:p>
          </table:table-cell>
          <table:table-cell office:value-type="float" office:value="4.08855" calcext:value-type="float">
            <text:p>4.088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04948" calcext:value-type="float">
            <text:p>6.04948</text:p>
          </table:table-cell>
          <table:table-cell office:value-type="float" office:value="-3.13408" calcext:value-type="float">
            <text:p>-3.134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6.13967" calcext:value-type="float">
            <text:p>-6.13967</text:p>
          </table:table-cell>
          <table:table-cell office:value-type="float" office:value="7.02608" calcext:value-type="float">
            <text:p>7.026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33916" calcext:value-type="float">
            <text:p>1.33916</text:p>
          </table:table-cell>
          <table:table-cell office:value-type="float" office:value="-0.168749" calcext:value-type="float">
            <text:p>-0.16874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7507" calcext:value-type="float">
            <text:p>1.97507</text:p>
          </table:table-cell>
          <table:table-cell office:value-type="float" office:value="6.10269" calcext:value-type="float">
            <text:p>6.102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0216" calcext:value-type="float">
            <text:p>4.0216</text:p>
          </table:table-cell>
          <table:table-cell office:value-type="float" office:value="-2.34075" calcext:value-type="float">
            <text:p>-2.340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1559" calcext:value-type="float">
            <text:p>1.21559</text:p>
          </table:table-cell>
          <table:table-cell office:value-type="float" office:value="7.02842" calcext:value-type="float">
            <text:p>7.028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918176" calcext:value-type="float">
            <text:p>-0.918176</text:p>
          </table:table-cell>
          <table:table-cell office:value-type="float" office:value="2.82244" calcext:value-type="float">
            <text:p>2.8224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3804" calcext:value-type="float">
            <text:p>7.43804</text:p>
          </table:table-cell>
          <table:table-cell office:value-type="float" office:value="0.243359" calcext:value-type="float">
            <text:p>0.243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82579" calcext:value-type="float">
            <text:p>3.82579</text:p>
          </table:table-cell>
          <table:table-cell office:value-type="float" office:value="2.9131" calcext:value-type="float">
            <text:p>2.91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1625" calcext:value-type="float">
            <text:p>1.91625</text:p>
          </table:table-cell>
          <table:table-cell office:value-type="float" office:value="7.69457" calcext:value-type="float">
            <text:p>7.694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5.13203" calcext:value-type="float">
            <text:p>-5.13203</text:p>
          </table:table-cell>
          <table:table-cell office:value-type="float" office:value="-0.617858" calcext:value-type="float">
            <text:p>-0.61785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9868" calcext:value-type="float">
            <text:p>5.59868</text:p>
          </table:table-cell>
          <table:table-cell office:value-type="float" office:value="5.10545" calcext:value-type="float">
            <text:p>5.105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2961" calcext:value-type="float">
            <text:p>3.22961</text:p>
          </table:table-cell>
          <table:table-cell office:value-type="float" office:value="0.951544" calcext:value-type="float">
            <text:p>0.9515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8405" calcext:value-type="float">
            <text:p>-1.8405</text:p>
          </table:table-cell>
          <table:table-cell office:value-type="float" office:value="6.2158" calcext:value-type="float">
            <text:p>6.21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84984" calcext:value-type="float">
            <text:p>0.684984</text:p>
          </table:table-cell>
          <table:table-cell office:value-type="float" office:value="0.830652" calcext:value-type="float">
            <text:p>0.83065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7802" calcext:value-type="float">
            <text:p>3.47802</text:p>
          </table:table-cell>
          <table:table-cell office:value-type="float" office:value="4.59164" calcext:value-type="float">
            <text:p>4.591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99712" calcext:value-type="float">
            <text:p>7.99712</text:p>
          </table:table-cell>
          <table:table-cell office:value-type="float" office:value="1.34761" calcext:value-type="float">
            <text:p>1.347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7759" calcext:value-type="float">
            <text:p>1.47759</text:p>
          </table:table-cell>
          <table:table-cell office:value-type="float" office:value="5.29131" calcext:value-type="float">
            <text:p>5.291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96978" calcext:value-type="float">
            <text:p>1.96978</text:p>
          </table:table-cell>
          <table:table-cell office:value-type="float" office:value="-1.68583" calcext:value-type="float">
            <text:p>-1.6858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9455" calcext:value-type="float">
            <text:p>9.29455</text:p>
          </table:table-cell>
          <table:table-cell office:value-type="float" office:value="6.80331" calcext:value-type="float">
            <text:p>6.803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93393" calcext:value-type="float">
            <text:p>7.93393</text:p>
          </table:table-cell>
          <table:table-cell office:value-type="float" office:value="1.8708" calcext:value-type="float">
            <text:p>1.87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8952" calcext:value-type="float">
            <text:p>-0.28952</text:p>
          </table:table-cell>
          <table:table-cell office:value-type="float" office:value="8.92869" calcext:value-type="float">
            <text:p>8.928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42571" calcext:value-type="float">
            <text:p>0.642571</text:p>
          </table:table-cell>
          <table:table-cell office:value-type="float" office:value="0.949917" calcext:value-type="float">
            <text:p>0.94991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1845" calcext:value-type="float">
            <text:p>7.31845</text:p>
          </table:table-cell>
          <table:table-cell office:value-type="float" office:value="6.3911" calcext:value-type="float">
            <text:p>6.39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50743" calcext:value-type="float">
            <text:p>6.50743</text:p>
          </table:table-cell>
          <table:table-cell office:value-type="float" office:value="5.6615" calcext:value-type="float">
            <text:p>5.66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8995" calcext:value-type="float">
            <text:p>1.88995</text:p>
          </table:table-cell>
          <table:table-cell office:value-type="float" office:value="5.31191" calcext:value-type="float">
            <text:p>5.311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32848" calcext:value-type="float">
            <text:p>2.32848</text:p>
          </table:table-cell>
          <table:table-cell office:value-type="float" office:value="-0.74909" calcext:value-type="float">
            <text:p>-0.7490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576" calcext:value-type="float">
            <text:p>10.5576</text:p>
          </table:table-cell>
          <table:table-cell office:value-type="float" office:value="5.50309" calcext:value-type="float">
            <text:p>5.503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74932" calcext:value-type="float">
            <text:p>5.74932</text:p>
          </table:table-cell>
          <table:table-cell office:value-type="float" office:value="-1.56657" calcext:value-type="float">
            <text:p>-1.566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05826" calcext:value-type="float">
            <text:p>-1.05826</text:p>
          </table:table-cell>
          <table:table-cell office:value-type="float" office:value="7.46326" calcext:value-type="float">
            <text:p>7.463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30777" calcext:value-type="float">
            <text:p>4.30777</text:p>
          </table:table-cell>
          <table:table-cell office:value-type="float" office:value="-0.564932" calcext:value-type="float">
            <text:p>-0.5649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1559" calcext:value-type="float">
            <text:p>4.21559</text:p>
          </table:table-cell>
          <table:table-cell office:value-type="float" office:value="2.11077" calcext:value-type="float">
            <text:p>2.110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40722" calcext:value-type="float">
            <text:p>6.40722</text:p>
          </table:table-cell>
          <table:table-cell office:value-type="float" office:value="0.846186" calcext:value-type="float">
            <text:p>0.8461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43452" calcext:value-type="float">
            <text:p>3.43452</text:p>
          </table:table-cell>
          <table:table-cell office:value-type="float" office:value="3.23192" calcext:value-type="float">
            <text:p>3.231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69834" calcext:value-type="float">
            <text:p>1.69834</text:p>
          </table:table-cell>
          <table:table-cell office:value-type="float" office:value="-5.38589" calcext:value-type="float">
            <text:p>-5.3858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1221" calcext:value-type="float">
            <text:p>8.61221</text:p>
          </table:table-cell>
          <table:table-cell office:value-type="float" office:value="8.7167" calcext:value-type="float">
            <text:p>8.71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76512" calcext:value-type="float">
            <text:p>6.76512</text:p>
          </table:table-cell>
          <table:table-cell office:value-type="float" office:value="-0.637655" calcext:value-type="float">
            <text:p>-0.6376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4522" calcext:value-type="float">
            <text:p>1.64522</text:p>
          </table:table-cell>
          <table:table-cell office:value-type="float" office:value="6.70702" calcext:value-type="float">
            <text:p>6.707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946547" calcext:value-type="float">
            <text:p>-0.946547</text:p>
          </table:table-cell>
          <table:table-cell office:value-type="float" office:value="1.13217" calcext:value-type="float">
            <text:p>1.1321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1981" calcext:value-type="float">
            <text:p>6.11981</text:p>
          </table:table-cell>
          <table:table-cell office:value-type="float" office:value="9.28577" calcext:value-type="float">
            <text:p>9.285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9849" calcext:value-type="float">
            <text:p>6.29849</text:p>
          </table:table-cell>
          <table:table-cell office:value-type="float" office:value="1.56471" calcext:value-type="float">
            <text:p>1.564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96291" calcext:value-type="float">
            <text:p>-0.296291</text:p>
          </table:table-cell>
          <table:table-cell office:value-type="float" office:value="4.2122" calcext:value-type="float">
            <text:p>4.21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985" calcext:value-type="float">
            <text:p>1.5985</text:p>
          </table:table-cell>
          <table:table-cell office:value-type="float" office:value="-3.4278" calcext:value-type="float">
            <text:p>-3.42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429" calcext:value-type="float">
            <text:p>4.3429</text:p>
          </table:table-cell>
          <table:table-cell office:value-type="float" office:value="2.78901" calcext:value-type="float">
            <text:p>2.789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63916" calcext:value-type="float">
            <text:p>7.63916</text:p>
          </table:table-cell>
          <table:table-cell office:value-type="float" office:value="-1.14463" calcext:value-type="float">
            <text:p>-1.144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9417" calcext:value-type="float">
            <text:p>4.9417</text:p>
          </table:table-cell>
          <table:table-cell office:value-type="float" office:value="0.819651" calcext:value-type="float">
            <text:p>0.8196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72523" calcext:value-type="float">
            <text:p>0.972523</text:p>
          </table:table-cell>
          <table:table-cell office:value-type="float" office:value="-0.571811" calcext:value-type="float">
            <text:p>-0.5718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9259" calcext:value-type="float">
            <text:p>2.89259</text:p>
          </table:table-cell>
          <table:table-cell office:value-type="float" office:value="4.05398" calcext:value-type="float">
            <text:p>4.05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14227" calcext:value-type="float">
            <text:p>3.14227</text:p>
          </table:table-cell>
          <table:table-cell office:value-type="float" office:value="-2.23455" calcext:value-type="float">
            <text:p>-2.234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5314" calcext:value-type="float">
            <text:p>0.45314</text:p>
          </table:table-cell>
          <table:table-cell office:value-type="float" office:value="4.21869" calcext:value-type="float">
            <text:p>4.218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09742" calcext:value-type="float">
            <text:p>0.609742</text:p>
          </table:table-cell>
          <table:table-cell office:value-type="float" office:value="0.251508" calcext:value-type="float">
            <text:p>0.25150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8104" calcext:value-type="float">
            <text:p>3.08104</text:p>
          </table:table-cell>
          <table:table-cell office:value-type="float" office:value="4.13574" calcext:value-type="float">
            <text:p>4.135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83401" calcext:value-type="float">
            <text:p>7.83401</text:p>
          </table:table-cell>
          <table:table-cell office:value-type="float" office:value="4.02823" calcext:value-type="float">
            <text:p>4.028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07812" calcext:value-type="float">
            <text:p>-0.507812</text:p>
          </table:table-cell>
          <table:table-cell office:value-type="float" office:value="2.67021" calcext:value-type="float">
            <text:p>2.670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96648" calcext:value-type="float">
            <text:p>-1.96648</text:p>
          </table:table-cell>
          <table:table-cell office:value-type="float" office:value="3.07495" calcext:value-type="float">
            <text:p>3.0749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1318" calcext:value-type="float">
            <text:p>5.81318</text:p>
          </table:table-cell>
          <table:table-cell office:value-type="float" office:value="3.23553" calcext:value-type="float">
            <text:p>3.235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5896" calcext:value-type="float">
            <text:p>6.25896</text:p>
          </table:table-cell>
          <table:table-cell office:value-type="float" office:value="-0.98786" calcext:value-type="float">
            <text:p>-0.987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46943" calcext:value-type="float">
            <text:p>2.46943</text:p>
          </table:table-cell>
          <table:table-cell office:value-type="float" office:value="5.57827" calcext:value-type="float">
            <text:p>5.578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67629" calcext:value-type="float">
            <text:p>4.67629</text:p>
          </table:table-cell>
          <table:table-cell office:value-type="float" office:value="0.166561" calcext:value-type="float">
            <text:p>0.16656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701" calcext:value-type="float">
            <text:p>5.5701</text:p>
          </table:table-cell>
          <table:table-cell office:value-type="float" office:value="6.39647" calcext:value-type="float">
            <text:p>6.396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67818" calcext:value-type="float">
            <text:p>5.67818</text:p>
          </table:table-cell>
          <table:table-cell office:value-type="float" office:value="0.618563" calcext:value-type="float">
            <text:p>0.6185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7966" calcext:value-type="float">
            <text:p>2.37966</text:p>
          </table:table-cell>
          <table:table-cell office:value-type="float" office:value="4.80848" calcext:value-type="float">
            <text:p>4.808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02161" calcext:value-type="float">
            <text:p>1.02161</text:p>
          </table:table-cell>
          <table:table-cell office:value-type="float" office:value="2.18473" calcext:value-type="float">
            <text:p>2.1847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1482" calcext:value-type="float">
            <text:p>3.31482</text:p>
          </table:table-cell>
          <table:table-cell office:value-type="float" office:value="9.02798" calcext:value-type="float">
            <text:p>9.027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27284" calcext:value-type="float">
            <text:p>8.27284</text:p>
          </table:table-cell>
          <table:table-cell office:value-type="float" office:value="1.34948" calcext:value-type="float">
            <text:p>1.349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58936" calcext:value-type="float">
            <text:p>0.058936</text:p>
          </table:table-cell>
          <table:table-cell office:value-type="float" office:value="4.56131" calcext:value-type="float">
            <text:p>4.561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281573" calcext:value-type="float">
            <text:p>-0.281573</text:p>
          </table:table-cell>
          <table:table-cell office:value-type="float" office:value="-1.64008" calcext:value-type="float">
            <text:p>-1.6400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6974" calcext:value-type="float">
            <text:p>8.66974</text:p>
          </table:table-cell>
          <table:table-cell office:value-type="float" office:value="3.43822" calcext:value-type="float">
            <text:p>3.438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8705" calcext:value-type="float">
            <text:p>3.58705</text:p>
          </table:table-cell>
          <table:table-cell office:value-type="float" office:value="2.6877" calcext:value-type="float">
            <text:p>2.68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77847" calcext:value-type="float">
            <text:p>-1.77847</text:p>
          </table:table-cell>
          <table:table-cell office:value-type="float" office:value="9.68505" calcext:value-type="float">
            <text:p>9.685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76641" calcext:value-type="float">
            <text:p>-1.76641</text:p>
          </table:table-cell>
          <table:table-cell office:value-type="float" office:value="0.217782" calcext:value-type="float">
            <text:p>0.21778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6451" calcext:value-type="float">
            <text:p>9.86451</text:p>
          </table:table-cell>
          <table:table-cell office:value-type="float" office:value="7.46709" calcext:value-type="float">
            <text:p>7.467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7164" calcext:value-type="float">
            <text:p>2.87164</text:p>
          </table:table-cell>
          <table:table-cell office:value-type="float" office:value="-0.143265" calcext:value-type="float">
            <text:p>-0.1432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73015" calcext:value-type="float">
            <text:p>-1.73015</text:p>
          </table:table-cell>
          <table:table-cell office:value-type="float" office:value="8.13405" calcext:value-type="float">
            <text:p>8.134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986283" calcext:value-type="float">
            <text:p>-0.986283</text:p>
          </table:table-cell>
          <table:table-cell office:value-type="float" office:value="-2.12898" calcext:value-type="float">
            <text:p>-2.1289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8445" calcext:value-type="float">
            <text:p>5.78445</text:p>
          </table:table-cell>
          <table:table-cell office:value-type="float" office:value="6.31931" calcext:value-type="float">
            <text:p>6.319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96082" calcext:value-type="float">
            <text:p>6.96082</text:p>
          </table:table-cell>
          <table:table-cell office:value-type="float" office:value="0.348227" calcext:value-type="float">
            <text:p>0.3482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.15832" calcext:value-type="float">
            <text:p>-4.15832</text:p>
          </table:table-cell>
          <table:table-cell office:value-type="float" office:value="6.97579" calcext:value-type="float">
            <text:p>6.975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70549" calcext:value-type="float">
            <text:p>2.70549</text:p>
          </table:table-cell>
          <table:table-cell office:value-type="float" office:value="-0.123702" calcext:value-type="float">
            <text:p>-0.12370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9792" calcext:value-type="float">
            <text:p>6.19792</text:p>
          </table:table-cell>
          <table:table-cell office:value-type="float" office:value="4.22076" calcext:value-type="float">
            <text:p>4.220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43054" calcext:value-type="float">
            <text:p>5.43054</text:p>
          </table:table-cell>
          <table:table-cell office:value-type="float" office:value="2.08065" calcext:value-type="float">
            <text:p>2.080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24103" calcext:value-type="float">
            <text:p>3.24103</text:p>
          </table:table-cell>
          <table:table-cell office:value-type="float" office:value="7.48404" calcext:value-type="float">
            <text:p>7.484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56713" calcext:value-type="float">
            <text:p>-1.56713</text:p>
          </table:table-cell>
          <table:table-cell office:value-type="float" office:value="-2.35451" calcext:value-type="float">
            <text:p>-2.3545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3044" calcext:value-type="float">
            <text:p>5.93044</text:p>
          </table:table-cell>
          <table:table-cell office:value-type="float" office:value="7.66319" calcext:value-type="float">
            <text:p>7.663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1307" calcext:value-type="float">
            <text:p>6.21307</text:p>
          </table:table-cell>
          <table:table-cell office:value-type="float" office:value="1.99959" calcext:value-type="float">
            <text:p>1.999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7626" calcext:value-type="float">
            <text:p>1.87626</text:p>
          </table:table-cell>
          <table:table-cell office:value-type="float" office:value="8.22296" calcext:value-type="float">
            <text:p>8.222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58096" calcext:value-type="float">
            <text:p>0.858096</text:p>
          </table:table-cell>
          <table:table-cell office:value-type="float" office:value="-0.369566" calcext:value-type="float">
            <text:p>-0.36956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0259" calcext:value-type="float">
            <text:p>7.20259</text:p>
          </table:table-cell>
          <table:table-cell office:value-type="float" office:value="4.75698" calcext:value-type="float">
            <text:p>4.756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83506" calcext:value-type="float">
            <text:p>5.83506</text:p>
          </table:table-cell>
          <table:table-cell office:value-type="float" office:value="-0.391023" calcext:value-type="float">
            <text:p>-0.3910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99106" calcext:value-type="float">
            <text:p>2.99106</text:p>
          </table:table-cell>
          <table:table-cell office:value-type="float" office:value="5.99333" calcext:value-type="float">
            <text:p>5.99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01465" calcext:value-type="float">
            <text:p>1.01465</text:p>
          </table:table-cell>
          <table:table-cell office:value-type="float" office:value="1.89042" calcext:value-type="float">
            <text:p>1.8904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7078" calcext:value-type="float">
            <text:p>7.67078</text:p>
          </table:table-cell>
          <table:table-cell office:value-type="float" office:value="3.65239" calcext:value-type="float">
            <text:p>3.652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03403" calcext:value-type="float">
            <text:p>5.03403</text:p>
          </table:table-cell>
          <table:table-cell office:value-type="float" office:value="-0.76276" calcext:value-type="float">
            <text:p>-0.762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2591" calcext:value-type="float">
            <text:p>1.92591</text:p>
          </table:table-cell>
          <table:table-cell office:value-type="float" office:value="7.3261" calcext:value-type="float">
            <text:p>7.32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54091" calcext:value-type="float">
            <text:p>0.154091</text:p>
          </table:table-cell>
          <table:table-cell office:value-type="float" office:value="-1.63405" calcext:value-type="float">
            <text:p>-1.6340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353" calcext:value-type="float">
            <text:p>10.7353</text:p>
          </table:table-cell>
          <table:table-cell office:value-type="float" office:value="7.24336" calcext:value-type="float">
            <text:p>7.243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8072" calcext:value-type="float">
            <text:p>2.88072</text:p>
          </table:table-cell>
          <table:table-cell office:value-type="float" office:value="1.61472" calcext:value-type="float">
            <text:p>1.614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8957" calcext:value-type="float">
            <text:p>1.08957</text:p>
          </table:table-cell>
          <table:table-cell office:value-type="float" office:value="-0.0731473" calcext:value-type="float">
            <text:p>-0.07314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579583" calcext:value-type="float">
            <text:p>-0.579583</text:p>
          </table:table-cell>
          <table:table-cell office:value-type="float" office:value="-1.85879" calcext:value-type="float">
            <text:p>-1.8587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138" calcext:value-type="float">
            <text:p>10.0138</text:p>
          </table:table-cell>
          <table:table-cell office:value-type="float" office:value="8.13254" calcext:value-type="float">
            <text:p>8.132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4349" calcext:value-type="float">
            <text:p>10.4349</text:p>
          </table:table-cell>
          <table:table-cell office:value-type="float" office:value="-1.99909" calcext:value-type="float">
            <text:p>-1.999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58396" calcext:value-type="float">
            <text:p>-1.58396</text:p>
          </table:table-cell>
          <table:table-cell office:value-type="float" office:value="7.949" calcext:value-type="float">
            <text:p>7.9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32384" calcext:value-type="float">
            <text:p>1.32384</text:p>
          </table:table-cell>
          <table:table-cell office:value-type="float" office:value="0.815153" calcext:value-type="float">
            <text:p>0.81515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7716" calcext:value-type="float">
            <text:p>5.97716</text:p>
          </table:table-cell>
          <table:table-cell office:value-type="float" office:value="6.51295" calcext:value-type="float">
            <text:p>6.512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37968" calcext:value-type="float">
            <text:p>5.37968</text:p>
          </table:table-cell>
          <table:table-cell office:value-type="float" office:value="-2.47524" calcext:value-type="float">
            <text:p>-2.475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0444" calcext:value-type="float">
            <text:p>1.40444</text:p>
          </table:table-cell>
          <table:table-cell office:value-type="float" office:value="4.41619" calcext:value-type="float">
            <text:p>4.416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808853" calcext:value-type="float">
            <text:p>0.0808853</text:p>
          </table:table-cell>
          <table:table-cell office:value-type="float" office:value="0.189138" calcext:value-type="float">
            <text:p>0.18913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7837" calcext:value-type="float">
            <text:p>7.67837</text:p>
          </table:table-cell>
          <table:table-cell office:value-type="float" office:value="7.24979" calcext:value-type="float">
            <text:p>7.249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38426" calcext:value-type="float">
            <text:p>8.38426</text:p>
          </table:table-cell>
          <table:table-cell office:value-type="float" office:value="2.44285" calcext:value-type="float">
            <text:p>2.442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16826" calcext:value-type="float">
            <text:p>0.716826</text:p>
          </table:table-cell>
          <table:table-cell office:value-type="float" office:value="0.640888" calcext:value-type="float">
            <text:p>0.6408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00189" calcext:value-type="float">
            <text:p>3.00189</text:p>
          </table:table-cell>
          <table:table-cell office:value-type="float" office:value="0.833134" calcext:value-type="float">
            <text:p>0.83313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5891" calcext:value-type="float">
            <text:p>6.75891</text:p>
          </table:table-cell>
          <table:table-cell office:value-type="float" office:value="6.86681" calcext:value-type="float">
            <text:p>6.866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30602" calcext:value-type="float">
            <text:p>3.30602</text:p>
          </table:table-cell>
          <table:table-cell office:value-type="float" office:value="2.235" calcext:value-type="float">
            <text:p>2.2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1926" calcext:value-type="float">
            <text:p>-1.1926</text:p>
          </table:table-cell>
          <table:table-cell office:value-type="float" office:value="9.09258" calcext:value-type="float">
            <text:p>9.092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252299" calcext:value-type="float">
            <text:p>-0.252299</text:p>
          </table:table-cell>
          <table:table-cell office:value-type="float" office:value="-3.56732" calcext:value-type="float">
            <text:p>-3.567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5056" calcext:value-type="float">
            <text:p>3.35056</text:p>
          </table:table-cell>
          <table:table-cell office:value-type="float" office:value="5.42417" calcext:value-type="float">
            <text:p>5.424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46978" calcext:value-type="float">
            <text:p>8.46978</text:p>
          </table:table-cell>
          <table:table-cell office:value-type="float" office:value="-2.95815" calcext:value-type="float">
            <text:p>-2.958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68987" calcext:value-type="float">
            <text:p>-2.68987</text:p>
          </table:table-cell>
          <table:table-cell office:value-type="float" office:value="3.10161" calcext:value-type="float">
            <text:p>3.101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.49082" calcext:value-type="float">
            <text:p>5.49082</text:p>
          </table:table-cell>
          <table:table-cell office:value-type="float" office:value="-1.4813" calcext:value-type="float">
            <text:p>-1.481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8784" calcext:value-type="float">
            <text:p>7.18784</text:p>
          </table:table-cell>
          <table:table-cell office:value-type="float" office:value="6.44429" calcext:value-type="float">
            <text:p>6.444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50013" calcext:value-type="float">
            <text:p>9.50013</text:p>
          </table:table-cell>
          <table:table-cell office:value-type="float" office:value="-1.94671" calcext:value-type="float">
            <text:p>-1.946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645668" calcext:value-type="float">
            <text:p>-0.645668</text:p>
          </table:table-cell>
          <table:table-cell office:value-type="float" office:value="5.29526" calcext:value-type="float">
            <text:p>5.295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187841" calcext:value-type="float">
            <text:p>-0.187841</text:p>
          </table:table-cell>
          <table:table-cell office:value-type="float" office:value="-0.126988" calcext:value-type="float">
            <text:p>-0.12698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2211" calcext:value-type="float">
            <text:p>4.52211</text:p>
          </table:table-cell>
          <table:table-cell office:value-type="float" office:value="6.85701" calcext:value-type="float">
            <text:p>6.857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0105" calcext:value-type="float">
            <text:p>6.20105</text:p>
          </table:table-cell>
          <table:table-cell office:value-type="float" office:value="-4.67069" calcext:value-type="float">
            <text:p>-4.670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66788" calcext:value-type="float">
            <text:p>-1.66788</text:p>
          </table:table-cell>
          <table:table-cell office:value-type="float" office:value="7.79306" calcext:value-type="float">
            <text:p>7.793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86301" calcext:value-type="float">
            <text:p>1.86301</text:p>
          </table:table-cell>
          <table:table-cell office:value-type="float" office:value="-0.693337" calcext:value-type="float">
            <text:p>-0.69333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4623" calcext:value-type="float">
            <text:p>5.24623</text:p>
          </table:table-cell>
          <table:table-cell office:value-type="float" office:value="1.47186" calcext:value-type="float">
            <text:p>1.471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05989" calcext:value-type="float">
            <text:p>4.05989</text:p>
          </table:table-cell>
          <table:table-cell office:value-type="float" office:value="1.32939" calcext:value-type="float">
            <text:p>1.329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67535" calcext:value-type="float">
            <text:p>0.167535</text:p>
          </table:table-cell>
          <table:table-cell office:value-type="float" office:value="4.98793" calcext:value-type="float">
            <text:p>4.987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2196" calcext:value-type="float">
            <text:p>0.52196</text:p>
          </table:table-cell>
          <table:table-cell office:value-type="float" office:value="0.354385" calcext:value-type="float">
            <text:p>0.35438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203" calcext:value-type="float">
            <text:p>3.7203</text:p>
          </table:table-cell>
          <table:table-cell office:value-type="float" office:value="6.16994" calcext:value-type="float">
            <text:p>6.16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27554" calcext:value-type="float">
            <text:p>2.27554</text:p>
          </table:table-cell>
          <table:table-cell office:value-type="float" office:value="-1.58322" calcext:value-type="float">
            <text:p>-1.583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08754" calcext:value-type="float">
            <text:p>-2.08754</text:p>
          </table:table-cell>
          <table:table-cell office:value-type="float" office:value="6.26778" calcext:value-type="float">
            <text:p>6.267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395254" calcext:value-type="float">
            <text:p>-0.395254</text:p>
          </table:table-cell>
          <table:table-cell office:value-type="float" office:value="-2.24758" calcext:value-type="float">
            <text:p>-2.2475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4294" calcext:value-type="float">
            <text:p>8.34294</text:p>
          </table:table-cell>
          <table:table-cell office:value-type="float" office:value="3.04905" calcext:value-type="float">
            <text:p>3.049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21368" calcext:value-type="float">
            <text:p>5.21368</text:p>
          </table:table-cell>
          <table:table-cell office:value-type="float" office:value="1.87094" calcext:value-type="float">
            <text:p>1.870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43296" calcext:value-type="float">
            <text:p>2.43296</text:p>
          </table:table-cell>
          <table:table-cell office:value-type="float" office:value="0.281685" calcext:value-type="float">
            <text:p>0.2816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605766" calcext:value-type="float">
            <text:p>-0.605766</text:p>
          </table:table-cell>
          <table:table-cell office:value-type="float" office:value="-4.85222" calcext:value-type="float">
            <text:p>-4.8522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7651" calcext:value-type="float">
            <text:p>7.97651</text:p>
          </table:table-cell>
          <table:table-cell office:value-type="float" office:value="5.1169" calcext:value-type="float">
            <text:p>5.11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77984" calcext:value-type="float">
            <text:p>6.77984</text:p>
          </table:table-cell>
          <table:table-cell office:value-type="float" office:value="0.0227093" calcext:value-type="float">
            <text:p>0.02270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16396" calcext:value-type="float">
            <text:p>4.16396</text:p>
          </table:table-cell>
          <table:table-cell office:value-type="float" office:value="7.04038" calcext:value-type="float">
            <text:p>7.040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16764" calcext:value-type="float">
            <text:p>2.16764</text:p>
          </table:table-cell>
          <table:table-cell office:value-type="float" office:value="-0.311814" calcext:value-type="float">
            <text:p>-0.3118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9544" calcext:value-type="float">
            <text:p>5.89544</text:p>
          </table:table-cell>
          <table:table-cell office:value-type="float" office:value="8.57223" calcext:value-type="float">
            <text:p>8.572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42097" calcext:value-type="float">
            <text:p>5.42097</text:p>
          </table:table-cell>
          <table:table-cell office:value-type="float" office:value="0.977441" calcext:value-type="float">
            <text:p>0.9774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19707" calcext:value-type="float">
            <text:p>2.19707</text:p>
          </table:table-cell>
          <table:table-cell office:value-type="float" office:value="6.77552" calcext:value-type="float">
            <text:p>6.775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494785" calcext:value-type="float">
            <text:p>-0.494785</text:p>
          </table:table-cell>
          <table:table-cell office:value-type="float" office:value="-0.640115" calcext:value-type="float">
            <text:p>-0.6401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3859" calcext:value-type="float">
            <text:p>6.93859</text:p>
          </table:table-cell>
          <table:table-cell office:value-type="float" office:value="3.67109" calcext:value-type="float">
            <text:p>3.671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17193" calcext:value-type="float">
            <text:p>5.17193</text:p>
          </table:table-cell>
          <table:table-cell office:value-type="float" office:value="-4.52783" calcext:value-type="float">
            <text:p>-4.527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40038" calcext:value-type="float">
            <text:p>0.940038</text:p>
          </table:table-cell>
          <table:table-cell office:value-type="float" office:value="7.12364" calcext:value-type="float">
            <text:p>7.123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14063" calcext:value-type="float">
            <text:p>1.14063</text:p>
          </table:table-cell>
          <table:table-cell office:value-type="float" office:value="-0.909931" calcext:value-type="float">
            <text:p>-0.9099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6829" calcext:value-type="float">
            <text:p>6.76829</text:p>
          </table:table-cell>
          <table:table-cell office:value-type="float" office:value="9.65371" calcext:value-type="float">
            <text:p>9.653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3328" calcext:value-type="float">
            <text:p>4.53328</text:p>
          </table:table-cell>
          <table:table-cell office:value-type="float" office:value="-3.74741" calcext:value-type="float">
            <text:p>-3.747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119" calcext:value-type="float">
            <text:p>1.0119</text:p>
          </table:table-cell>
          <table:table-cell office:value-type="float" office:value="8.43489" calcext:value-type="float">
            <text:p>8.434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91853" calcext:value-type="float">
            <text:p>-1.91853</text:p>
          </table:table-cell>
          <table:table-cell office:value-type="float" office:value="-1.46042" calcext:value-type="float">
            <text:p>-1.4604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3957" calcext:value-type="float">
            <text:p>4.43957</text:p>
          </table:table-cell>
          <table:table-cell office:value-type="float" office:value="8.49008" calcext:value-type="float">
            <text:p>8.490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90043" calcext:value-type="float">
            <text:p>7.90043</text:p>
          </table:table-cell>
          <table:table-cell office:value-type="float" office:value="-3.67393" calcext:value-type="float">
            <text:p>-3.673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31656" calcext:value-type="float">
            <text:p>0.731656</text:p>
          </table:table-cell>
          <table:table-cell office:value-type="float" office:value="7.05947" calcext:value-type="float">
            <text:p>7.059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67759" calcext:value-type="float">
            <text:p>3.67759</text:p>
          </table:table-cell>
          <table:table-cell office:value-type="float" office:value="-0.944235" calcext:value-type="float">
            <text:p>-0.9442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1567" calcext:value-type="float">
            <text:p>8.11567</text:p>
          </table:table-cell>
          <table:table-cell office:value-type="float" office:value="5.00317" calcext:value-type="float">
            <text:p>5.003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12504" calcext:value-type="float">
            <text:p>7.12504</text:p>
          </table:table-cell>
          <table:table-cell office:value-type="float" office:value="0.622096" calcext:value-type="float">
            <text:p>0.6220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78706" calcext:value-type="float">
            <text:p>-2.78706</text:p>
          </table:table-cell>
          <table:table-cell office:value-type="float" office:value="3.70314" calcext:value-type="float">
            <text:p>3.703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47825" calcext:value-type="float">
            <text:p>3.47825</text:p>
          </table:table-cell>
          <table:table-cell office:value-type="float" office:value="-2.14059" calcext:value-type="float">
            <text:p>-2.1405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6814" calcext:value-type="float">
            <text:p>4.46814</text:p>
          </table:table-cell>
          <table:table-cell office:value-type="float" office:value="5.16604" calcext:value-type="float">
            <text:p>5.166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46928" calcext:value-type="float">
            <text:p>2.46928</text:p>
          </table:table-cell>
          <table:table-cell office:value-type="float" office:value="0.945053" calcext:value-type="float">
            <text:p>0.9450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76883" calcext:value-type="float">
            <text:p>-2.76883</text:p>
          </table:table-cell>
          <table:table-cell office:value-type="float" office:value="6.47619" calcext:value-type="float">
            <text:p>6.476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31078" calcext:value-type="float">
            <text:p>1.31078</text:p>
          </table:table-cell>
          <table:table-cell office:value-type="float" office:value="0.83191" calcext:value-type="float">
            <text:p>0.8319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2364" calcext:value-type="float">
            <text:p>5.42364</text:p>
          </table:table-cell>
          <table:table-cell office:value-type="float" office:value="8.62331" calcext:value-type="float">
            <text:p>8.623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03088" calcext:value-type="float">
            <text:p>7.03088</text:p>
          </table:table-cell>
          <table:table-cell office:value-type="float" office:value="-2.79915" calcext:value-type="float">
            <text:p>-2.799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2002" calcext:value-type="float">
            <text:p>1.72002</text:p>
          </table:table-cell>
          <table:table-cell office:value-type="float" office:value="6.53578" calcext:value-type="float">
            <text:p>6.535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97455" calcext:value-type="float">
            <text:p>3.97455</text:p>
          </table:table-cell>
          <table:table-cell office:value-type="float" office:value="-1.06131" calcext:value-type="float">
            <text:p>-1.061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7083" calcext:value-type="float">
            <text:p>7.97083</text:p>
          </table:table-cell>
          <table:table-cell office:value-type="float" office:value="9.30252" calcext:value-type="float">
            <text:p>9.302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79802" calcext:value-type="float">
            <text:p>5.79802</text:p>
          </table:table-cell>
          <table:table-cell office:value-type="float" office:value="2.47212" calcext:value-type="float">
            <text:p>2.472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1479" calcext:value-type="float">
            <text:p>1.91479</text:p>
          </table:table-cell>
          <table:table-cell office:value-type="float" office:value="8.10122" calcext:value-type="float">
            <text:p>8.101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48945" calcext:value-type="float">
            <text:p>0.948945</text:p>
          </table:table-cell>
          <table:table-cell office:value-type="float" office:value="1.00981" calcext:value-type="float">
            <text:p>1.0098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4175" calcext:value-type="float">
            <text:p>6.14175</text:p>
          </table:table-cell>
          <table:table-cell office:value-type="float" office:value="4.16177" calcext:value-type="float">
            <text:p>4.161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80892" calcext:value-type="float">
            <text:p>8.80892</text:p>
          </table:table-cell>
          <table:table-cell office:value-type="float" office:value="2.1599" calcext:value-type="float">
            <text:p>2.15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26388" calcext:value-type="float">
            <text:p>0.326388</text:p>
          </table:table-cell>
          <table:table-cell office:value-type="float" office:value="5.05087" calcext:value-type="float">
            <text:p>5.050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91234" calcext:value-type="float">
            <text:p>-3.91234</text:p>
          </table:table-cell>
          <table:table-cell office:value-type="float" office:value="-3.43795" calcext:value-type="float">
            <text:p>-3.4379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9046" calcext:value-type="float">
            <text:p>6.39046</text:p>
          </table:table-cell>
          <table:table-cell office:value-type="float" office:value="7.22241" calcext:value-type="float">
            <text:p>7.222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2233" calcext:value-type="float">
            <text:p>9.2233</text:p>
          </table:table-cell>
          <table:table-cell office:value-type="float" office:value="-1.99657" calcext:value-type="float">
            <text:p>-1.996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.41556" calcext:value-type="float">
            <text:p>-4.41556</text:p>
          </table:table-cell>
          <table:table-cell office:value-type="float" office:value="5.72239" calcext:value-type="float">
            <text:p>5.722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13582" calcext:value-type="float">
            <text:p>-0.13582</text:p>
          </table:table-cell>
          <table:table-cell office:value-type="float" office:value="1.23129" calcext:value-type="float">
            <text:p>1.2312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1731" calcext:value-type="float">
            <text:p>9.11731</text:p>
          </table:table-cell>
          <table:table-cell office:value-type="float" office:value="4.33278" calcext:value-type="float">
            <text:p>4.332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4746" calcext:value-type="float">
            <text:p>8.4746</text:p>
          </table:table-cell>
          <table:table-cell office:value-type="float" office:value="-0.779464" calcext:value-type="float">
            <text:p>-0.7794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2918" calcext:value-type="float">
            <text:p>1.22918</text:p>
          </table:table-cell>
          <table:table-cell office:value-type="float" office:value="7.86432" calcext:value-type="float">
            <text:p>7.864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49104" calcext:value-type="float">
            <text:p>0.849104</text:p>
          </table:table-cell>
          <table:table-cell office:value-type="float" office:value="-0.210371" calcext:value-type="float">
            <text:p>-0.21037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8118" calcext:value-type="float">
            <text:p>7.88118</text:p>
          </table:table-cell>
          <table:table-cell office:value-type="float" office:value="8.39147" calcext:value-type="float">
            <text:p>8.391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83614" calcext:value-type="float">
            <text:p>6.83614</text:p>
          </table:table-cell>
          <table:table-cell office:value-type="float" office:value="-2.92963" calcext:value-type="float">
            <text:p>-2.929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21319" calcext:value-type="float">
            <text:p>4.21319</text:p>
          </table:table-cell>
          <table:table-cell office:value-type="float" office:value="8.56657" calcext:value-type="float">
            <text:p>8.566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13593" calcext:value-type="float">
            <text:p>-3.13593</text:p>
          </table:table-cell>
          <table:table-cell office:value-type="float" office:value="-0.695068" calcext:value-type="float">
            <text:p>-0.69506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706" calcext:value-type="float">
            <text:p>11.5706</text:p>
          </table:table-cell>
          <table:table-cell office:value-type="float" office:value="5.2696" calcext:value-type="float">
            <text:p>5.26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8121" calcext:value-type="float">
            <text:p>7.8121</text:p>
          </table:table-cell>
          <table:table-cell office:value-type="float" office:value="0.804204" calcext:value-type="float">
            <text:p>0.8042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56648" calcext:value-type="float">
            <text:p>-2.56648</text:p>
          </table:table-cell>
          <table:table-cell office:value-type="float" office:value="4.23383" calcext:value-type="float">
            <text:p>4.233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20583" calcext:value-type="float">
            <text:p>1.20583</text:p>
          </table:table-cell>
          <table:table-cell office:value-type="float" office:value="-1.28969" calcext:value-type="float">
            <text:p>-1.2896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9834" calcext:value-type="float">
            <text:p>7.19834</text:p>
          </table:table-cell>
          <table:table-cell office:value-type="float" office:value="3.28932" calcext:value-type="float">
            <text:p>3.289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36099" calcext:value-type="float">
            <text:p>2.36099</text:p>
          </table:table-cell>
          <table:table-cell office:value-type="float" office:value="3.38023" calcext:value-type="float">
            <text:p>3.380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77354" calcext:value-type="float">
            <text:p>-2.77354</text:p>
          </table:table-cell>
          <table:table-cell office:value-type="float" office:value="4.67139" calcext:value-type="float">
            <text:p>4.671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12361" calcext:value-type="float">
            <text:p>1.12361</text:p>
          </table:table-cell>
          <table:table-cell office:value-type="float" office:value="2.89624" calcext:value-type="float">
            <text:p>2.8962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7766" calcext:value-type="float">
            <text:p>6.77766</text:p>
          </table:table-cell>
          <table:table-cell office:value-type="float" office:value="6.93866" calcext:value-type="float">
            <text:p>6.938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34484" calcext:value-type="float">
            <text:p>5.34484</text:p>
          </table:table-cell>
          <table:table-cell office:value-type="float" office:value="0.980646" calcext:value-type="float">
            <text:p>0.9806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53454" calcext:value-type="float">
            <text:p>-1.53454</text:p>
          </table:table-cell>
          <table:table-cell office:value-type="float" office:value="5.30659" calcext:value-type="float">
            <text:p>5.306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09528" calcext:value-type="float">
            <text:p>-2.09528</text:p>
          </table:table-cell>
          <table:table-cell office:value-type="float" office:value="-2.6127" calcext:value-type="float">
            <text:p>-2.612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1968" calcext:value-type="float">
            <text:p>4.61968</text:p>
          </table:table-cell>
          <table:table-cell office:value-type="float" office:value="3.05069" calcext:value-type="float">
            <text:p>3.050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5575" calcext:value-type="float">
            <text:p>6.5575</text:p>
          </table:table-cell>
          <table:table-cell office:value-type="float" office:value="2.10057" calcext:value-type="float">
            <text:p>2.100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5736" calcext:value-type="float">
            <text:p>-1.5736</text:p>
          </table:table-cell>
          <table:table-cell office:value-type="float" office:value="3.43722" calcext:value-type="float">
            <text:p>3.437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69018" calcext:value-type="float">
            <text:p>2.69018</text:p>
          </table:table-cell>
          <table:table-cell office:value-type="float" office:value="-0.945095" calcext:value-type="float">
            <text:p>-0.94509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3483" calcext:value-type="float">
            <text:p>9.63483</text:p>
          </table:table-cell>
          <table:table-cell office:value-type="float" office:value="4.40862" calcext:value-type="float">
            <text:p>4.408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99936" calcext:value-type="float">
            <text:p>4.99936</text:p>
          </table:table-cell>
          <table:table-cell office:value-type="float" office:value="-1.92197" calcext:value-type="float">
            <text:p>-1.921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65042" calcext:value-type="float">
            <text:p>0.165042</text:p>
          </table:table-cell>
          <table:table-cell office:value-type="float" office:value="7.18479" calcext:value-type="float">
            <text:p>7.184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36497" calcext:value-type="float">
            <text:p>2.36497</text:p>
          </table:table-cell>
          <table:table-cell office:value-type="float" office:value="-1.08259" calcext:value-type="float">
            <text:p>-1.0825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4587" calcext:value-type="float">
            <text:p>5.84587</text:p>
          </table:table-cell>
          <table:table-cell office:value-type="float" office:value="5.02506" calcext:value-type="float">
            <text:p>5.025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5454" calcext:value-type="float">
            <text:p>7.55454</text:p>
          </table:table-cell>
          <table:table-cell office:value-type="float" office:value="3.03685" calcext:value-type="float">
            <text:p>3.036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08973" calcext:value-type="float">
            <text:p>0.608973</text:p>
          </table:table-cell>
          <table:table-cell office:value-type="float" office:value="6.3172" calcext:value-type="float">
            <text:p>6.31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527881" calcext:value-type="float">
            <text:p>-0.527881</text:p>
          </table:table-cell>
          <table:table-cell office:value-type="float" office:value="-2.53228" calcext:value-type="float">
            <text:p>-2.5322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707" calcext:value-type="float">
            <text:p>7.0707</text:p>
          </table:table-cell>
          <table:table-cell office:value-type="float" office:value="8.3296" calcext:value-type="float">
            <text:p>8.32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33792" calcext:value-type="float">
            <text:p>8.33792</text:p>
          </table:table-cell>
          <table:table-cell office:value-type="float" office:value="0.241898" calcext:value-type="float">
            <text:p>0.2418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1495" calcext:value-type="float">
            <text:p>1.31495</text:p>
          </table:table-cell>
          <table:table-cell office:value-type="float" office:value="4.52084" calcext:value-type="float">
            <text:p>4.520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9894" calcext:value-type="float">
            <text:p>1.49894</text:p>
          </table:table-cell>
          <table:table-cell office:value-type="float" office:value="3.68816" calcext:value-type="float">
            <text:p>3.688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9622" calcext:value-type="float">
            <text:p>3.69622</text:p>
          </table:table-cell>
          <table:table-cell office:value-type="float" office:value="6.37956" calcext:value-type="float">
            <text:p>6.379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65887" calcext:value-type="float">
            <text:p>5.65887</text:p>
          </table:table-cell>
          <table:table-cell office:value-type="float" office:value="2.72007" calcext:value-type="float">
            <text:p>2.720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1727" calcext:value-type="float">
            <text:p>-2.1727</text:p>
          </table:table-cell>
          <table:table-cell office:value-type="float" office:value="5.33665" calcext:value-type="float">
            <text:p>5.336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17716" calcext:value-type="float">
            <text:p>4.17716</text:p>
          </table:table-cell>
          <table:table-cell office:value-type="float" office:value="-0.395879" calcext:value-type="float">
            <text:p>-0.39587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7384" calcext:value-type="float">
            <text:p>5.87384</text:p>
          </table:table-cell>
          <table:table-cell office:value-type="float" office:value="7.45982" calcext:value-type="float">
            <text:p>7.459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18596" calcext:value-type="float">
            <text:p>5.18596</text:p>
          </table:table-cell>
          <table:table-cell office:value-type="float" office:value="0.476998" calcext:value-type="float">
            <text:p>0.4769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990264" calcext:value-type="float">
            <text:p>0.0990264</text:p>
          </table:table-cell>
          <table:table-cell office:value-type="float" office:value="4.36349" calcext:value-type="float">
            <text:p>4.363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83397" calcext:value-type="float">
            <text:p>-2.83397</text:p>
          </table:table-cell>
          <table:table-cell office:value-type="float" office:value="-2.89699" calcext:value-type="float">
            <text:p>-2.8969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2847" calcext:value-type="float">
            <text:p>5.02847</text:p>
          </table:table-cell>
          <table:table-cell office:value-type="float" office:value="7.06408" calcext:value-type="float">
            <text:p>7.064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74458" calcext:value-type="float">
            <text:p>6.74458</text:p>
          </table:table-cell>
          <table:table-cell office:value-type="float" office:value="-0.113716" calcext:value-type="float">
            <text:p>-0.1137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95983" calcext:value-type="float">
            <text:p>-1.95983</text:p>
          </table:table-cell>
          <table:table-cell office:value-type="float" office:value="6.41269" calcext:value-type="float">
            <text:p>6.412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57305" calcext:value-type="float">
            <text:p>-1.57305</text:p>
          </table:table-cell>
          <table:table-cell office:value-type="float" office:value="-1.12032" calcext:value-type="float">
            <text:p>-1.120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1496" calcext:value-type="float">
            <text:p>5.1496</text:p>
          </table:table-cell>
          <table:table-cell office:value-type="float" office:value="7.57138" calcext:value-type="float">
            <text:p>7.571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43467" calcext:value-type="float">
            <text:p>5.43467</text:p>
          </table:table-cell>
          <table:table-cell office:value-type="float" office:value="-0.283542" calcext:value-type="float">
            <text:p>-0.2835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50222" calcext:value-type="float">
            <text:p>-0.550222</text:p>
          </table:table-cell>
          <table:table-cell office:value-type="float" office:value="8.77719" calcext:value-type="float">
            <text:p>8.777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19656" calcext:value-type="float">
            <text:p>1.19656</text:p>
          </table:table-cell>
          <table:table-cell office:value-type="float" office:value="2.54922" calcext:value-type="float">
            <text:p>2.5492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4627" calcext:value-type="float">
            <text:p>4.04627</text:p>
          </table:table-cell>
          <table:table-cell office:value-type="float" office:value="4.20369" calcext:value-type="float">
            <text:p>4.203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12284" calcext:value-type="float">
            <text:p>8.12284</text:p>
          </table:table-cell>
          <table:table-cell office:value-type="float" office:value="-2.12499" calcext:value-type="float">
            <text:p>-2.124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66954" calcext:value-type="float">
            <text:p>-3.66954</text:p>
          </table:table-cell>
          <table:table-cell office:value-type="float" office:value="5.2038" calcext:value-type="float">
            <text:p>5.20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29553" calcext:value-type="float">
            <text:p>2.29553</text:p>
          </table:table-cell>
          <table:table-cell office:value-type="float" office:value="2.30515" calcext:value-type="float">
            <text:p>2.305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5447" calcext:value-type="float">
            <text:p>4.45447</text:p>
          </table:table-cell>
          <table:table-cell office:value-type="float" office:value="2.33871" calcext:value-type="float">
            <text:p>2.338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69151" calcext:value-type="float">
            <text:p>2.69151</text:p>
          </table:table-cell>
          <table:table-cell office:value-type="float" office:value="-2.80354" calcext:value-type="float">
            <text:p>-2.803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762789" calcext:value-type="float">
            <text:p>-0.762789</text:p>
          </table:table-cell>
          <table:table-cell office:value-type="float" office:value="5.6016" calcext:value-type="float">
            <text:p>5.60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85437" calcext:value-type="float">
            <text:p>0.885437</text:p>
          </table:table-cell>
          <table:table-cell office:value-type="float" office:value="1.66435" calcext:value-type="float">
            <text:p>1.664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3725" calcext:value-type="float">
            <text:p>6.53725</text:p>
          </table:table-cell>
          <table:table-cell office:value-type="float" office:value="10.5629" calcext:value-type="float">
            <text:p>10.56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69399" calcext:value-type="float">
            <text:p>5.69399</text:p>
          </table:table-cell>
          <table:table-cell office:value-type="float" office:value="-3.95409" calcext:value-type="float">
            <text:p>-3.954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42157" calcext:value-type="float">
            <text:p>2.42157</text:p>
          </table:table-cell>
          <table:table-cell office:value-type="float" office:value="8.13853" calcext:value-type="float">
            <text:p>8.138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88393" calcext:value-type="float">
            <text:p>0.988393</text:p>
          </table:table-cell>
          <table:table-cell office:value-type="float" office:value="-0.756335" calcext:value-type="float">
            <text:p>-0.75633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5666" calcext:value-type="float">
            <text:p>5.35666</text:p>
          </table:table-cell>
          <table:table-cell office:value-type="float" office:value="11.2297" calcext:value-type="float">
            <text:p>11.22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9283" calcext:value-type="float">
            <text:p>10.9283</text:p>
          </table:table-cell>
          <table:table-cell office:value-type="float" office:value="1.59718" calcext:value-type="float">
            <text:p>1.597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35415" calcext:value-type="float">
            <text:p>-1.35415</text:p>
          </table:table-cell>
          <table:table-cell office:value-type="float" office:value="6.06616" calcext:value-type="float">
            <text:p>6.066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724139" calcext:value-type="float">
            <text:p>-0.724139</text:p>
          </table:table-cell>
          <table:table-cell office:value-type="float" office:value="-5.84513" calcext:value-type="float">
            <text:p>-5.8451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7828" calcext:value-type="float">
            <text:p>6.07828</text:p>
          </table:table-cell>
          <table:table-cell office:value-type="float" office:value="6.00651" calcext:value-type="float">
            <text:p>6.006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26036" calcext:value-type="float">
            <text:p>7.26036</text:p>
          </table:table-cell>
          <table:table-cell office:value-type="float" office:value="-1.13167" calcext:value-type="float">
            <text:p>-1.131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97456" calcext:value-type="float">
            <text:p>-0.297456</text:p>
          </table:table-cell>
          <table:table-cell office:value-type="float" office:value="6.63312" calcext:value-type="float">
            <text:p>6.633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02523" calcext:value-type="float">
            <text:p>-2.02523</text:p>
          </table:table-cell>
          <table:table-cell office:value-type="float" office:value="-1.32316" calcext:value-type="float">
            <text:p>-1.3231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6763" calcext:value-type="float">
            <text:p>6.26763</text:p>
          </table:table-cell>
          <table:table-cell office:value-type="float" office:value="6.24585" calcext:value-type="float">
            <text:p>6.245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93033" calcext:value-type="float">
            <text:p>4.93033</text:p>
          </table:table-cell>
          <table:table-cell office:value-type="float" office:value="2.16935" calcext:value-type="float">
            <text:p>2.169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19034" calcext:value-type="float">
            <text:p>-0.519034</text:p>
          </table:table-cell>
          <table:table-cell office:value-type="float" office:value="9.72772" calcext:value-type="float">
            <text:p>9.727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43719" calcext:value-type="float">
            <text:p>4.43719</text:p>
          </table:table-cell>
          <table:table-cell office:value-type="float" office:value="0.183355" calcext:value-type="float">
            <text:p>0.18335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9087" calcext:value-type="float">
            <text:p>7.19087</text:p>
          </table:table-cell>
          <table:table-cell office:value-type="float" office:value="3.76906" calcext:value-type="float">
            <text:p>3.769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22699" calcext:value-type="float">
            <text:p>5.22699</text:p>
          </table:table-cell>
          <table:table-cell office:value-type="float" office:value="-3.15862" calcext:value-type="float">
            <text:p>-3.158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71007" calcext:value-type="float">
            <text:p>-2.71007</text:p>
          </table:table-cell>
          <table:table-cell office:value-type="float" office:value="2.992" calcext:value-type="float">
            <text:p>2.9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39371" calcext:value-type="float">
            <text:p>0.839371</text:p>
          </table:table-cell>
          <table:table-cell office:value-type="float" office:value="-0.647492" calcext:value-type="float">
            <text:p>-0.64749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3696" calcext:value-type="float">
            <text:p>6.43696</text:p>
          </table:table-cell>
          <table:table-cell office:value-type="float" office:value="7.33475" calcext:value-type="float">
            <text:p>7.334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71015" calcext:value-type="float">
            <text:p>0.871015</text:p>
          </table:table-cell>
          <table:table-cell office:value-type="float" office:value="0.012333" calcext:value-type="float">
            <text:p>0.012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34717" calcext:value-type="float">
            <text:p>-2.34717</text:p>
          </table:table-cell>
          <table:table-cell office:value-type="float" office:value="4.73954" calcext:value-type="float">
            <text:p>4.739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5.6814" calcext:value-type="float">
            <text:p>-5.6814</text:p>
          </table:table-cell>
          <table:table-cell office:value-type="float" office:value="0.702193" calcext:value-type="float">
            <text:p>0.70219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6186" calcext:value-type="float">
            <text:p>6.46186</text:p>
          </table:table-cell>
          <table:table-cell office:value-type="float" office:value="6.31612" calcext:value-type="float">
            <text:p>6.316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95076" calcext:value-type="float">
            <text:p>6.95076</text:p>
          </table:table-cell>
          <table:table-cell office:value-type="float" office:value="-1.0928" calcext:value-type="float">
            <text:p>-1.09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97582" calcext:value-type="float">
            <text:p>-2.97582</text:p>
          </table:table-cell>
          <table:table-cell office:value-type="float" office:value="7.49129" calcext:value-type="float">
            <text:p>7.491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218598" calcext:value-type="float">
            <text:p>-0.218598</text:p>
          </table:table-cell>
          <table:table-cell office:value-type="float" office:value="1.57201" calcext:value-type="float">
            <text:p>1.5720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5777" calcext:value-type="float">
            <text:p>7.55777</text:p>
          </table:table-cell>
          <table:table-cell office:value-type="float" office:value="7.8791" calcext:value-type="float">
            <text:p>7.87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79949" calcext:value-type="float">
            <text:p>2.79949</text:p>
          </table:table-cell>
          <table:table-cell office:value-type="float" office:value="-4.56326" calcext:value-type="float">
            <text:p>-4.563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5368" calcext:value-type="float">
            <text:p>1.75368</text:p>
          </table:table-cell>
          <table:table-cell office:value-type="float" office:value="5.96342" calcext:value-type="float">
            <text:p>5.963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18367" calcext:value-type="float">
            <text:p>-2.18367</text:p>
          </table:table-cell>
          <table:table-cell office:value-type="float" office:value="1.40021" calcext:value-type="float">
            <text:p>1.4002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9243" calcext:value-type="float">
            <text:p>8.19243</text:p>
          </table:table-cell>
          <table:table-cell office:value-type="float" office:value="4.95816" calcext:value-type="float">
            <text:p>4.958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75805" calcext:value-type="float">
            <text:p>6.75805</text:p>
          </table:table-cell>
          <table:table-cell office:value-type="float" office:value="-2.88418" calcext:value-type="float">
            <text:p>-2.884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31951" calcext:value-type="float">
            <text:p>3.31951</text:p>
          </table:table-cell>
          <table:table-cell office:value-type="float" office:value="2.9207" calcext:value-type="float">
            <text:p>2.92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76454" calcext:value-type="float">
            <text:p>0.376454</text:p>
          </table:table-cell>
          <table:table-cell office:value-type="float" office:value="-1.59503" calcext:value-type="float">
            <text:p>-1.5950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3695" calcext:value-type="float">
            <text:p>8.23695</text:p>
          </table:table-cell>
          <table:table-cell office:value-type="float" office:value="5.06315" calcext:value-type="float">
            <text:p>5.063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88815" calcext:value-type="float">
            <text:p>6.88815</text:p>
          </table:table-cell>
          <table:table-cell office:value-type="float" office:value="2.59233" calcext:value-type="float">
            <text:p>2.592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02378" calcext:value-type="float">
            <text:p>-1.02378</text:p>
          </table:table-cell>
          <table:table-cell office:value-type="float" office:value="3.78833" calcext:value-type="float">
            <text:p>3.788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89587" calcext:value-type="float">
            <text:p>4.89587</text:p>
          </table:table-cell>
          <table:table-cell office:value-type="float" office:value="3.06646" calcext:value-type="float">
            <text:p>3.0664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4548" calcext:value-type="float">
            <text:p>8.54548</text:p>
          </table:table-cell>
          <table:table-cell office:value-type="float" office:value="4.44122" calcext:value-type="float">
            <text:p>4.441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84898" calcext:value-type="float">
            <text:p>4.84898</text:p>
          </table:table-cell>
          <table:table-cell office:value-type="float" office:value="-1.22367" calcext:value-type="float">
            <text:p>-1.223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55732" calcext:value-type="float">
            <text:p>-0.255732</text:p>
          </table:table-cell>
          <table:table-cell office:value-type="float" office:value="4.06837" calcext:value-type="float">
            <text:p>4.068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50642" calcext:value-type="float">
            <text:p>0.150642</text:p>
          </table:table-cell>
          <table:table-cell office:value-type="float" office:value="-0.212132" calcext:value-type="float">
            <text:p>-0.2121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6512" calcext:value-type="float">
            <text:p>5.46512</text:p>
          </table:table-cell>
          <table:table-cell office:value-type="float" office:value="5.01636" calcext:value-type="float">
            <text:p>5.016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33844" calcext:value-type="float">
            <text:p>6.33844</text:p>
          </table:table-cell>
          <table:table-cell office:value-type="float" office:value="1.87717" calcext:value-type="float">
            <text:p>1.877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6282" calcext:value-type="float">
            <text:p>2.36282</text:p>
          </table:table-cell>
          <table:table-cell office:value-type="float" office:value="6.317" calcext:value-type="float">
            <text:p>6.3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45397" calcext:value-type="float">
            <text:p>-3.45397</text:p>
          </table:table-cell>
          <table:table-cell office:value-type="float" office:value="0.565817" calcext:value-type="float">
            <text:p>0.56581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0068" calcext:value-type="float">
            <text:p>2.80068</text:p>
          </table:table-cell>
          <table:table-cell office:value-type="float" office:value="6.56432" calcext:value-type="float">
            <text:p>6.564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8685" calcext:value-type="float">
            <text:p>4.18685</text:p>
          </table:table-cell>
          <table:table-cell office:value-type="float" office:value="-1.7831" calcext:value-type="float">
            <text:p>-1.78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48999" calcext:value-type="float">
            <text:p>-1.48999</text:p>
          </table:table-cell>
          <table:table-cell office:value-type="float" office:value="4.78218" calcext:value-type="float">
            <text:p>4.782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41552" calcext:value-type="float">
            <text:p>-0.41552</text:p>
          </table:table-cell>
          <table:table-cell office:value-type="float" office:value="1.27775" calcext:value-type="float">
            <text:p>1.2777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5692" calcext:value-type="float">
            <text:p>7.55692</text:p>
          </table:table-cell>
          <table:table-cell office:value-type="float" office:value="6.3326" calcext:value-type="float">
            <text:p>6.33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60063" calcext:value-type="float">
            <text:p>3.60063</text:p>
          </table:table-cell>
          <table:table-cell office:value-type="float" office:value="1.63451" calcext:value-type="float">
            <text:p>1.634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65558" calcext:value-type="float">
            <text:p>-0.065558</text:p>
          </table:table-cell>
          <table:table-cell office:value-type="float" office:value="5.95612" calcext:value-type="float">
            <text:p>5.956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6965" calcext:value-type="float">
            <text:p>1.46965</text:p>
          </table:table-cell>
          <table:table-cell office:value-type="float" office:value="-1.44347" calcext:value-type="float">
            <text:p>-1.4434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1127" calcext:value-type="float">
            <text:p>7.21127</text:p>
          </table:table-cell>
          <table:table-cell office:value-type="float" office:value="11.1372" calcext:value-type="float">
            <text:p>11.13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94211" calcext:value-type="float">
            <text:p>4.94211</text:p>
          </table:table-cell>
          <table:table-cell office:value-type="float" office:value="-5.28946" calcext:value-type="float">
            <text:p>-5.289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80801" calcext:value-type="float">
            <text:p>-2.80801</text:p>
          </table:table-cell>
          <table:table-cell office:value-type="float" office:value="8.02408" calcext:value-type="float">
            <text:p>8.024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45954" calcext:value-type="float">
            <text:p>-3.45954</text:p>
          </table:table-cell>
          <table:table-cell office:value-type="float" office:value="0.178698" calcext:value-type="float">
            <text:p>0.17869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9866" calcext:value-type="float">
            <text:p>8.79866</text:p>
          </table:table-cell>
          <table:table-cell office:value-type="float" office:value="9.20227" calcext:value-type="float">
            <text:p>9.202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65928" calcext:value-type="float">
            <text:p>5.65928</text:p>
          </table:table-cell>
          <table:table-cell office:value-type="float" office:value="-0.75612" calcext:value-type="float">
            <text:p>-0.756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25268" calcext:value-type="float">
            <text:p>-2.25268</text:p>
          </table:table-cell>
          <table:table-cell office:value-type="float" office:value="7.8395" calcext:value-type="float">
            <text:p>7.83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15206" calcext:value-type="float">
            <text:p>-1.15206</text:p>
          </table:table-cell>
          <table:table-cell office:value-type="float" office:value="-3.95319" calcext:value-type="float">
            <text:p>-3.9531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2259" calcext:value-type="float">
            <text:p>7.22259</text:p>
          </table:table-cell>
          <table:table-cell office:value-type="float" office:value="5.04498" calcext:value-type="float">
            <text:p>5.044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38526" calcext:value-type="float">
            <text:p>3.38526</text:p>
          </table:table-cell>
          <table:table-cell office:value-type="float" office:value="-3.02599" calcext:value-type="float">
            <text:p>-3.025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.08972" calcext:value-type="float">
            <text:p>-3.08972</text:p>
          </table:table-cell>
          <table:table-cell office:value-type="float" office:value="5.90624" calcext:value-type="float">
            <text:p>5.906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40314" calcext:value-type="float">
            <text:p>-2.40314</text:p>
          </table:table-cell>
          <table:table-cell office:value-type="float" office:value="2.79471" calcext:value-type="float">
            <text:p>2.7947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0729" calcext:value-type="float">
            <text:p>6.80729</text:p>
          </table:table-cell>
          <table:table-cell office:value-type="float" office:value="4.50124" calcext:value-type="float">
            <text:p>4.501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44901" calcext:value-type="float">
            <text:p>8.44901</text:p>
          </table:table-cell>
          <table:table-cell office:value-type="float" office:value="-0.637495" calcext:value-type="float">
            <text:p>-0.6374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73236" calcext:value-type="float">
            <text:p>0.173236</text:p>
          </table:table-cell>
          <table:table-cell office:value-type="float" office:value="9.30107" calcext:value-type="float">
            <text:p>9.301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87262" calcext:value-type="float">
            <text:p>-3.87262</text:p>
          </table:table-cell>
          <table:table-cell office:value-type="float" office:value="1.64272" calcext:value-type="float">
            <text:p>1.6427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2831" calcext:value-type="float">
            <text:p>4.32831</text:p>
          </table:table-cell>
          <table:table-cell office:value-type="float" office:value="5.57361" calcext:value-type="float">
            <text:p>5.57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3777" calcext:value-type="float">
            <text:p>7.3777</text:p>
          </table:table-cell>
          <table:table-cell office:value-type="float" office:value="-0.00804024" calcext:value-type="float">
            <text:p>-0.008040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38037" calcext:value-type="float">
            <text:p>-0.238037</text:p>
          </table:table-cell>
          <table:table-cell office:value-type="float" office:value="6.76104" calcext:value-type="float">
            <text:p>6.761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99788" calcext:value-type="float">
            <text:p>1.99788</text:p>
          </table:table-cell>
          <table:table-cell office:value-type="float" office:value="3.17003" calcext:value-type="float">
            <text:p>3.1700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5944" calcext:value-type="float">
            <text:p>3.55944</text:p>
          </table:table-cell>
          <table:table-cell office:value-type="float" office:value="5.41454" calcext:value-type="float">
            <text:p>5.414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72184" calcext:value-type="float">
            <text:p>7.72184</text:p>
          </table:table-cell>
          <table:table-cell office:value-type="float" office:value="-0.609887" calcext:value-type="float">
            <text:p>-0.6098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58116" calcext:value-type="float">
            <text:p>-1.58116</text:p>
          </table:table-cell>
          <table:table-cell office:value-type="float" office:value="6.64178" calcext:value-type="float">
            <text:p>6.641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08526" calcext:value-type="float">
            <text:p>2.08526</text:p>
          </table:table-cell>
          <table:table-cell office:value-type="float" office:value="0.350504" calcext:value-type="float">
            <text:p>0.35050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7556" calcext:value-type="float">
            <text:p>7.27556</text:p>
          </table:table-cell>
          <table:table-cell office:value-type="float" office:value="3.60753" calcext:value-type="float">
            <text:p>3.607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6063" calcext:value-type="float">
            <text:p>6.26063</text:p>
          </table:table-cell>
          <table:table-cell office:value-type="float" office:value="3.71083" calcext:value-type="float">
            <text:p>3.710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51992" calcext:value-type="float">
            <text:p>2.51992</text:p>
          </table:table-cell>
          <table:table-cell office:value-type="float" office:value="7.03533" calcext:value-type="float">
            <text:p>7.035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62099" calcext:value-type="float">
            <text:p>1.62099</text:p>
          </table:table-cell>
          <table:table-cell office:value-type="float" office:value="-3.64251" calcext:value-type="float">
            <text:p>-3.6425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6323" calcext:value-type="float">
            <text:p>4.36323</text:p>
          </table:table-cell>
          <table:table-cell office:value-type="float" office:value="7.19849" calcext:value-type="float">
            <text:p>7.198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30215" calcext:value-type="float">
            <text:p>3.30215</text:p>
          </table:table-cell>
          <table:table-cell office:value-type="float" office:value="-4.65305" calcext:value-type="float">
            <text:p>-4.653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16588" calcext:value-type="float">
            <text:p>4.16588</text:p>
          </table:table-cell>
          <table:table-cell office:value-type="float" office:value="6.85785" calcext:value-type="float">
            <text:p>6.857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42021" calcext:value-type="float">
            <text:p>2.42021</text:p>
          </table:table-cell>
          <table:table-cell office:value-type="float" office:value="2.8181" calcext:value-type="float">
            <text:p>2.818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0625" calcext:value-type="float">
            <text:p>7.20625</text:p>
          </table:table-cell>
          <table:table-cell office:value-type="float" office:value="9.89631" calcext:value-type="float">
            <text:p>9.896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41939" calcext:value-type="float">
            <text:p>3.41939</text:p>
          </table:table-cell>
          <table:table-cell office:value-type="float" office:value="-2.84539" calcext:value-type="float">
            <text:p>-2.845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7658" calcext:value-type="float">
            <text:p>-1.7658</text:p>
          </table:table-cell>
          <table:table-cell office:value-type="float" office:value="6.398" calcext:value-type="float">
            <text:p>6.3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59801" calcext:value-type="float">
            <text:p>-1.59801</text:p>
          </table:table-cell>
          <table:table-cell office:value-type="float" office:value="0.748332" calcext:value-type="float">
            <text:p>0.74833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0887" calcext:value-type="float">
            <text:p>6.70887</text:p>
          </table:table-cell>
          <table:table-cell office:value-type="float" office:value="4.4083" calcext:value-type="float">
            <text:p>4.40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1058" calcext:value-type="float">
            <text:p>8.1058</text:p>
          </table:table-cell>
          <table:table-cell office:value-type="float" office:value="1.5459" calcext:value-type="float">
            <text:p>1.54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1131" calcext:value-type="float">
            <text:p>1.41131</text:p>
          </table:table-cell>
          <table:table-cell office:value-type="float" office:value="6.58873" calcext:value-type="float">
            <text:p>6.588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71576" calcext:value-type="float">
            <text:p>0.371576</text:p>
          </table:table-cell>
          <table:table-cell office:value-type="float" office:value="1.02074" calcext:value-type="float">
            <text:p>1.0207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95043" calcext:value-type="float">
            <text:p>4.95043</text:p>
          </table:table-cell>
          <table:table-cell office:value-type="float" office:value="5.84081" calcext:value-type="float">
            <text:p>5.840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4686" calcext:value-type="float">
            <text:p>10.4686</text:p>
          </table:table-cell>
          <table:table-cell office:value-type="float" office:value="6.66246" calcext:value-type="float">
            <text:p>6.662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86252" calcext:value-type="float">
            <text:p>0.386252</text:p>
          </table:table-cell>
          <table:table-cell office:value-type="float" office:value="6.75404" calcext:value-type="float">
            <text:p>6.754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82788" calcext:value-type="float">
            <text:p>-1.82788</text:p>
          </table:table-cell>
          <table:table-cell office:value-type="float" office:value="3.12048" calcext:value-type="float">
            <text:p>3.1204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5622" calcext:value-type="float">
            <text:p>5.45622</text:p>
          </table:table-cell>
          <table:table-cell office:value-type="float" office:value="8.10313" calcext:value-type="float">
            <text:p>8.103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23537" calcext:value-type="float">
            <text:p>7.23537</text:p>
          </table:table-cell>
          <table:table-cell office:value-type="float" office:value="-0.461017" calcext:value-type="float">
            <text:p>-0.4610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2942" calcext:value-type="float">
            <text:p>1.92942</text:p>
          </table:table-cell>
          <table:table-cell office:value-type="float" office:value="9.25823" calcext:value-type="float">
            <text:p>9.258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714954" calcext:value-type="float">
            <text:p>-0.714954</text:p>
          </table:table-cell>
          <table:table-cell office:value-type="float" office:value="-1.20405" calcext:value-type="float">
            <text:p>-1.2040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6939" calcext:value-type="float">
            <text:p>5.76939</text:p>
          </table:table-cell>
          <table:table-cell office:value-type="float" office:value="3.22319" calcext:value-type="float">
            <text:p>3.223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62504" calcext:value-type="float">
            <text:p>5.62504</text:p>
          </table:table-cell>
          <table:table-cell office:value-type="float" office:value="1.12688" calcext:value-type="float">
            <text:p>1.126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7195" calcext:value-type="float">
            <text:p>1.07195</text:p>
          </table:table-cell>
          <table:table-cell office:value-type="float" office:value="6.39937" calcext:value-type="float">
            <text:p>6.399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00985" calcext:value-type="float">
            <text:p>-1.00985</text:p>
          </table:table-cell>
          <table:table-cell office:value-type="float" office:value="-2.47824" calcext:value-type="float">
            <text:p>-2.4782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2442" calcext:value-type="float">
            <text:p>3.32442</text:p>
          </table:table-cell>
          <table:table-cell office:value-type="float" office:value="4.94493" calcext:value-type="float">
            <text:p>4.944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01771" calcext:value-type="float">
            <text:p>4.01771</text:p>
          </table:table-cell>
          <table:table-cell office:value-type="float" office:value="1.89895" calcext:value-type="float">
            <text:p>1.898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34565" calcext:value-type="float">
            <text:p>-0.234565</text:p>
          </table:table-cell>
          <table:table-cell office:value-type="float" office:value="5.38178" calcext:value-type="float">
            <text:p>5.381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42599" calcext:value-type="float">
            <text:p>2.42599</text:p>
          </table:table-cell>
          <table:table-cell office:value-type="float" office:value="0.846955" calcext:value-type="float">
            <text:p>0.84695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1878" calcext:value-type="float">
            <text:p>6.81878</text:p>
          </table:table-cell>
          <table:table-cell office:value-type="float" office:value="6.52316" calcext:value-type="float">
            <text:p>6.523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72104" calcext:value-type="float">
            <text:p>7.72104</text:p>
          </table:table-cell>
          <table:table-cell office:value-type="float" office:value="-0.342913" calcext:value-type="float">
            <text:p>-0.3429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701485" calcext:value-type="float">
            <text:p>0.0701485</text:p>
          </table:table-cell>
          <table:table-cell office:value-type="float" office:value="9.19135" calcext:value-type="float">
            <text:p>9.191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20704" calcext:value-type="float">
            <text:p>-1.20704</text:p>
          </table:table-cell>
          <table:table-cell office:value-type="float" office:value="1.03603" calcext:value-type="float">
            <text:p>1.0360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7439" calcext:value-type="float">
            <text:p>5.07439</text:p>
          </table:table-cell>
          <table:table-cell office:value-type="float" office:value="4.33978" calcext:value-type="float">
            <text:p>4.339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93065" calcext:value-type="float">
            <text:p>7.93065</text:p>
          </table:table-cell>
          <table:table-cell office:value-type="float" office:value="0.249349" calcext:value-type="float">
            <text:p>0.2493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15226" calcext:value-type="float">
            <text:p>-1.15226</text:p>
          </table:table-cell>
          <table:table-cell office:value-type="float" office:value="4.22655" calcext:value-type="float">
            <text:p>4.226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84921" calcext:value-type="float">
            <text:p>3.84921</text:p>
          </table:table-cell>
          <table:table-cell office:value-type="float" office:value="0.906957" calcext:value-type="float">
            <text:p>0.90695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5281" calcext:value-type="float">
            <text:p>8.95281</text:p>
          </table:table-cell>
          <table:table-cell office:value-type="float" office:value="6.55791" calcext:value-type="float">
            <text:p>6.557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97897" calcext:value-type="float">
            <text:p>6.97897</text:p>
          </table:table-cell>
          <table:table-cell office:value-type="float" office:value="-1.43509" calcext:value-type="float">
            <text:p>-1.435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0418" calcext:value-type="float">
            <text:p>-2.0418</text:p>
          </table:table-cell>
          <table:table-cell office:value-type="float" office:value="6.75039" calcext:value-type="float">
            <text:p>6.750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06891" calcext:value-type="float">
            <text:p>1.06891</text:p>
          </table:table-cell>
          <table:table-cell office:value-type="float" office:value="-0.745644" calcext:value-type="float">
            <text:p>-0.74564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3278" calcext:value-type="float">
            <text:p>8.73278</text:p>
          </table:table-cell>
          <table:table-cell office:value-type="float" office:value="6.0697" calcext:value-type="float">
            <text:p>6.06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85608" calcext:value-type="float">
            <text:p>5.85608</text:p>
          </table:table-cell>
          <table:table-cell office:value-type="float" office:value="-2.00514" calcext:value-type="float">
            <text:p>-2.005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88608" calcext:value-type="float">
            <text:p>-1.88608</text:p>
          </table:table-cell>
          <table:table-cell office:value-type="float" office:value="3.86837" calcext:value-type="float">
            <text:p>3.868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57772" calcext:value-type="float">
            <text:p>-3.57772</text:p>
          </table:table-cell>
          <table:table-cell office:value-type="float" office:value="3.28208" calcext:value-type="float">
            <text:p>3.2820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9367" calcext:value-type="float">
            <text:p>7.99367</text:p>
          </table:table-cell>
          <table:table-cell office:value-type="float" office:value="5.84183" calcext:value-type="float">
            <text:p>5.841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62783" calcext:value-type="float">
            <text:p>6.62783</text:p>
          </table:table-cell>
          <table:table-cell office:value-type="float" office:value="-0.611762" calcext:value-type="float">
            <text:p>-0.6117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0656" calcext:value-type="float">
            <text:p>-1.0656</text:p>
          </table:table-cell>
          <table:table-cell office:value-type="float" office:value="2.98466" calcext:value-type="float">
            <text:p>2.984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20538" calcext:value-type="float">
            <text:p>0.620538</text:p>
          </table:table-cell>
          <table:table-cell office:value-type="float" office:value="-3.88896" calcext:value-type="float">
            <text:p>-3.8889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8315" calcext:value-type="float">
            <text:p>7.58315</text:p>
          </table:table-cell>
          <table:table-cell office:value-type="float" office:value="7.77967" calcext:value-type="float">
            <text:p>7.779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81819" calcext:value-type="float">
            <text:p>5.81819</text:p>
          </table:table-cell>
          <table:table-cell office:value-type="float" office:value="0.983158" calcext:value-type="float">
            <text:p>0.9831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94606" calcext:value-type="float">
            <text:p>-1.94606</text:p>
          </table:table-cell>
          <table:table-cell office:value-type="float" office:value="5.91084" calcext:value-type="float">
            <text:p>5.910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820624" calcext:value-type="float">
            <text:p>-0.820624</text:p>
          </table:table-cell>
          <table:table-cell office:value-type="float" office:value="0.701993" calcext:value-type="float">
            <text:p>0.70199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4563" calcext:value-type="float">
            <text:p>9.24563</text:p>
          </table:table-cell>
          <table:table-cell office:value-type="float" office:value="4.38442" calcext:value-type="float">
            <text:p>4.384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92877" calcext:value-type="float">
            <text:p>5.92877</text:p>
          </table:table-cell>
          <table:table-cell office:value-type="float" office:value="0.922596" calcext:value-type="float">
            <text:p>0.9225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17587" calcext:value-type="float">
            <text:p>4.17587</text:p>
          </table:table-cell>
          <table:table-cell office:value-type="float" office:value="4.07805" calcext:value-type="float">
            <text:p>4.078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66078" calcext:value-type="float">
            <text:p>-1.66078</text:p>
          </table:table-cell>
          <table:table-cell office:value-type="float" office:value="0.429776" calcext:value-type="float">
            <text:p>0.42977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3394" calcext:value-type="float">
            <text:p>8.13394</text:p>
          </table:table-cell>
          <table:table-cell office:value-type="float" office:value="6.04774" calcext:value-type="float">
            <text:p>6.047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01026" calcext:value-type="float">
            <text:p>8.01026</text:p>
          </table:table-cell>
          <table:table-cell office:value-type="float" office:value="-1.17834" calcext:value-type="float">
            <text:p>-1.178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51166" calcext:value-type="float">
            <text:p>-1.51166</text:p>
          </table:table-cell>
          <table:table-cell office:value-type="float" office:value="4.80485" calcext:value-type="float">
            <text:p>4.804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20204" calcext:value-type="float">
            <text:p>1.20204</text:p>
          </table:table-cell>
          <table:table-cell office:value-type="float" office:value="1.71769" calcext:value-type="float">
            <text:p>1.7176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9579" calcext:value-type="float">
            <text:p>7.39579</text:p>
          </table:table-cell>
          <table:table-cell office:value-type="float" office:value="8.9623" calcext:value-type="float">
            <text:p>8.96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9734" calcext:value-type="float">
            <text:p>6.29734</text:p>
          </table:table-cell>
          <table:table-cell office:value-type="float" office:value="-0.815275" calcext:value-type="float">
            <text:p>-0.8152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39131" calcext:value-type="float">
            <text:p>0.739131</text:p>
          </table:table-cell>
          <table:table-cell office:value-type="float" office:value="8.53411" calcext:value-type="float">
            <text:p>8.534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06097" calcext:value-type="float">
            <text:p>-2.06097</text:p>
          </table:table-cell>
          <table:table-cell office:value-type="float" office:value="-1.47577" calcext:value-type="float">
            <text:p>-1.4757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487" calcext:value-type="float">
            <text:p>7.5487</text:p>
          </table:table-cell>
          <table:table-cell office:value-type="float" office:value="5.23836" calcext:value-type="float">
            <text:p>5.23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06076" calcext:value-type="float">
            <text:p>8.06076</text:p>
          </table:table-cell>
          <table:table-cell office:value-type="float" office:value="-0.20577" calcext:value-type="float">
            <text:p>-0.205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71507" calcext:value-type="float">
            <text:p>0.871507</text:p>
          </table:table-cell>
          <table:table-cell office:value-type="float" office:value="8.93173" calcext:value-type="float">
            <text:p>8.931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51624" calcext:value-type="float">
            <text:p>0.951624</text:p>
          </table:table-cell>
          <table:table-cell office:value-type="float" office:value="1.6315" calcext:value-type="float">
            <text:p>1.63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0374" calcext:value-type="float">
            <text:p>9.50374</text:p>
          </table:table-cell>
          <table:table-cell office:value-type="float" office:value="6.32337" calcext:value-type="float">
            <text:p>6.323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82964" calcext:value-type="float">
            <text:p>6.82964</text:p>
          </table:table-cell>
          <table:table-cell office:value-type="float" office:value="-2.25649" calcext:value-type="float">
            <text:p>-2.256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94562" calcext:value-type="float">
            <text:p>0.194562</text:p>
          </table:table-cell>
          <table:table-cell office:value-type="float" office:value="6.47169" calcext:value-type="float">
            <text:p>6.471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2117" calcext:value-type="float">
            <text:p>1.42117</text:p>
          </table:table-cell>
          <table:table-cell office:value-type="float" office:value="-0.673289" calcext:value-type="float">
            <text:p>-0.67328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4489" calcext:value-type="float">
            <text:p>4.14489</text:p>
          </table:table-cell>
          <table:table-cell office:value-type="float" office:value="4.00775" calcext:value-type="float">
            <text:p>4.007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30436" calcext:value-type="float">
            <text:p>6.30436</text:p>
          </table:table-cell>
          <table:table-cell office:value-type="float" office:value="-2.52951" calcext:value-type="float">
            <text:p>-2.529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71925" calcext:value-type="float">
            <text:p>0.471925</text:p>
          </table:table-cell>
          <table:table-cell office:value-type="float" office:value="3.47258" calcext:value-type="float">
            <text:p>3.472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7548" calcext:value-type="float">
            <text:p>1.47548</text:p>
          </table:table-cell>
          <table:table-cell office:value-type="float" office:value="-2.45438" calcext:value-type="float">
            <text:p>-2.4543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7524" calcext:value-type="float">
            <text:p>8.17524</text:p>
          </table:table-cell>
          <table:table-cell office:value-type="float" office:value="8.03332" calcext:value-type="float">
            <text:p>8.033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81378" calcext:value-type="float">
            <text:p>4.81378</text:p>
          </table:table-cell>
          <table:table-cell office:value-type="float" office:value="0.307284" calcext:value-type="float">
            <text:p>0.3072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284288" calcext:value-type="float">
            <text:p>-0.284288</text:p>
          </table:table-cell>
          <table:table-cell office:value-type="float" office:value="7.48915" calcext:value-type="float">
            <text:p>7.489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633825" calcext:value-type="float">
            <text:p>-0.633825</text:p>
          </table:table-cell>
          <table:table-cell office:value-type="float" office:value="0.591556" calcext:value-type="float">
            <text:p>0.59155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4238" calcext:value-type="float">
            <text:p>6.54238</text:p>
          </table:table-cell>
          <table:table-cell office:value-type="float" office:value="8.34384" calcext:value-type="float">
            <text:p>8.343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83617" calcext:value-type="float">
            <text:p>6.83617</text:p>
          </table:table-cell>
          <table:table-cell office:value-type="float" office:value="-2.85463" calcext:value-type="float">
            <text:p>-2.854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11018" calcext:value-type="float">
            <text:p>2.11018</text:p>
          </table:table-cell>
          <table:table-cell office:value-type="float" office:value="6.19241" calcext:value-type="float">
            <text:p>6.192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04905" calcext:value-type="float">
            <text:p>-3.04905</text:p>
          </table:table-cell>
          <table:table-cell office:value-type="float" office:value="-1.76264" calcext:value-type="float">
            <text:p>-1.762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editing-duration>PT1M16S</meta:editing-duration>
    <meta:editing-cycles>2</meta:editing-cycles>
    <meta:creation-date>2022-11-29T16:00:40.396329545</meta:creation-date>
    <dc:date>2022-11-29T16:01:56.138058794</dc:date>
    <meta:document-statistic meta:table-count="1" meta:cell-count="30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5cm" svg:height="9.01cm" xlink:href=".." xlink:type="simple" chart:class="chart:scatter" chart:style-name="ch1">
        <chart:legend chart:legend-position="end" svg:x="13.732cm" svg:y="4.206cm" style:legend-expansion="high" chart:style-name="ch2"/>
        <chart:plot-area chart:style-name="ch3" table:cell-range-address="data.A25:data.C530" chart:data-source-has-labels="column" svg:x="0.085cm" svg:y="0.236cm" svg:width="13.244cm" svg:height="8.675cm">
          <chartooo:coordinate-region svg:x="0.706cm" svg:y="0.436cm" svg:width="12.436cm" svg:height="7.828cm"/>
          <chart:axis chart:dimension="x" chart:name="primary-x" chart:style-name="ch4" chartooo:axis-type="auto">
            <chart:categories table:cell-range-address="data.A25:data.A53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a.C25:data.C530" chart:class="chart:scatter">
            <chart:domain table:cell-range-address="data.B25:data.B530"/>
            <chart:data-point chart:repeated="50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ta.A25:data.A530</svg:desc>
                </draw:g>
              </table:table-cell>
              <table:table-cell office:value-type="float" office:value="5.28531">
                <text:p>5.28531</text:p>
                <draw:g>
                  <svg:desc>data.B25:data.B530</svg:desc>
                </draw:g>
              </table:table-cell>
              <table:table-cell office:value-type="float" office:value="10.5879">
                <text:p>10.5879</text:p>
                <draw:g>
                  <svg:desc>data.C25:data.C530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9775">
                <text:p>8.39775</text:p>
              </table:table-cell>
              <table:table-cell office:value-type="float" office:value="4.4489">
                <text:p>4.44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73624">
                <text:p>4.73624</text:p>
              </table:table-cell>
              <table:table-cell office:value-type="float" office:value="7.68033">
                <text:p>7.680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10197">
                <text:p>5.10197</text:p>
              </table:table-cell>
              <table:table-cell office:value-type="float" office:value="8.83266">
                <text:p>8.8326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9479">
                <text:p>8.29479</text:p>
              </table:table-cell>
              <table:table-cell office:value-type="float" office:value="4.67373">
                <text:p>4.673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02703">
                <text:p>7.02703</text:p>
              </table:table-cell>
              <table:table-cell office:value-type="float" office:value="6.67945">
                <text:p>6.679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02699">
                <text:p>4.02699</text:p>
              </table:table-cell>
              <table:table-cell office:value-type="float" office:value="5.03695">
                <text:p>5.0369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04861">
                <text:p>2.04861</text:p>
              </table:table-cell>
              <table:table-cell office:value-type="float" office:value="6.78055">
                <text:p>6.780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96348">
                <text:p>1.96348</text:p>
              </table:table-cell>
              <table:table-cell office:value-type="float" office:value="8.56842">
                <text:p>8.568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86468">
                <text:p>5.86468</text:p>
              </table:table-cell>
              <table:table-cell office:value-type="float" office:value="7.84118">
                <text:p>7.841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99347">
                <text:p>7.99347</text:p>
              </table:table-cell>
              <table:table-cell office:value-type="float" office:value="7.73924">
                <text:p>7.739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23873">
                <text:p>5.23873</text:p>
              </table:table-cell>
              <table:table-cell office:value-type="float" office:value="3.7269">
                <text:p>3.72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2083">
                <text:p>7.82083</text:p>
              </table:table-cell>
              <table:table-cell office:value-type="float" office:value="4.09689">
                <text:p>4.096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07566">
                <text:p>5.07566</text:p>
              </table:table-cell>
              <table:table-cell office:value-type="float" office:value="7.61258">
                <text:p>7.6125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11022">
                <text:p>6.11022</text:p>
              </table:table-cell>
              <table:table-cell office:value-type="float" office:value="5.28457">
                <text:p>5.2845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4556">
                <text:p>7.4556</text:p>
              </table:table-cell>
              <table:table-cell office:value-type="float" office:value="8.07996">
                <text:p>8.079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21546">
                <text:p>7.21546</text:p>
              </table:table-cell>
              <table:table-cell office:value-type="float" office:value="4.65196">
                <text:p>4.651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92294">
                <text:p>7.92294</text:p>
              </table:table-cell>
              <table:table-cell office:value-type="float" office:value="6.54198">
                <text:p>6.541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10084">
                <text:p>6.10084</text:p>
              </table:table-cell>
              <table:table-cell office:value-type="float" office:value="4.02085">
                <text:p>4.020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9209">
                <text:p>5.9209</text:p>
              </table:table-cell>
              <table:table-cell office:value-type="float" office:value="4.59777">
                <text:p>4.597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40957">
                <text:p>6.40957</text:p>
              </table:table-cell>
              <table:table-cell office:value-type="float" office:value="4.53336">
                <text:p>4.533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50307">
                <text:p>5.50307</text:p>
              </table:table-cell>
              <table:table-cell office:value-type="float" office:value="3.42181">
                <text:p>3.421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29751">
                <text:p>6.29751</text:p>
              </table:table-cell>
              <table:table-cell office:value-type="float" office:value="8.79439">
                <text:p>8.794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44273">
                <text:p>9.44273</text:p>
              </table:table-cell>
              <table:table-cell office:value-type="float" office:value="9.0645">
                <text:p>9.06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24522">
                <text:p>4.24522</text:p>
              </table:table-cell>
              <table:table-cell office:value-type="float" office:value="1.35108">
                <text:p>1.3510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72078">
                <text:p>8.72078</text:p>
              </table:table-cell>
              <table:table-cell office:value-type="float" office:value="3.70933">
                <text:p>3.709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2301">
                <text:p>7.2301</text:p>
              </table:table-cell>
              <table:table-cell office:value-type="float" office:value="5.22207">
                <text:p>5.2220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193">
                <text:p>6.193</text:p>
              </table:table-cell>
              <table:table-cell office:value-type="float" office:value="3.43631">
                <text:p>3.436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44458">
                <text:p>5.44458</text:p>
              </table:table-cell>
              <table:table-cell office:value-type="float" office:value="7.99901">
                <text:p>7.999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14173">
                <text:p>5.14173</text:p>
              </table:table-cell>
              <table:table-cell office:value-type="float" office:value="5.99963">
                <text:p>5.999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33594">
                <text:p>5.33594</text:p>
              </table:table-cell>
              <table:table-cell office:value-type="float" office:value="4.96782">
                <text:p>4.967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0747">
                <text:p>8.10747</text:p>
              </table:table-cell>
              <table:table-cell office:value-type="float" office:value="4.19083">
                <text:p>4.190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7146">
                <text:p>10.7146</text:p>
              </table:table-cell>
              <table:table-cell office:value-type="float" office:value="7.79938">
                <text:p>7.799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9882">
                <text:p>7.59882</text:p>
              </table:table-cell>
              <table:table-cell office:value-type="float" office:value="5.78853">
                <text:p>5.788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73712">
                <text:p>8.73712</text:p>
              </table:table-cell>
              <table:table-cell office:value-type="float" office:value="6.19569">
                <text:p>6.195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73108">
                <text:p>5.73108</text:p>
              </table:table-cell>
              <table:table-cell office:value-type="float" office:value="6.80624">
                <text:p>6.806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3493">
                <text:p>5.3493</text:p>
              </table:table-cell>
              <table:table-cell office:value-type="float" office:value="7.49292">
                <text:p>7.4929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5841">
                <text:p>7.35841</text:p>
              </table:table-cell>
              <table:table-cell office:value-type="float" office:value="8.72693">
                <text:p>8.726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74875">
                <text:p>4.74875</text:p>
              </table:table-cell>
              <table:table-cell office:value-type="float" office:value="3.06392">
                <text:p>3.0639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277">
                <text:p>10.277</text:p>
              </table:table-cell>
              <table:table-cell office:value-type="float" office:value="3.7331">
                <text:p>3.73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98839">
                <text:p>4.98839</text:p>
              </table:table-cell>
              <table:table-cell office:value-type="float" office:value="3.48958">
                <text:p>3.4895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63999">
                <text:p>2.63999</text:p>
              </table:table-cell>
              <table:table-cell office:value-type="float" office:value="4.95249">
                <text:p>4.9524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01903">
                <text:p>8.01903</text:p>
              </table:table-cell>
              <table:table-cell office:value-type="float" office:value="5.46032">
                <text:p>5.460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533">
                <text:p>10.533</text:p>
              </table:table-cell>
              <table:table-cell office:value-type="float" office:value="6.73529">
                <text:p>6.7352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84702">
                <text:p>3.84702</text:p>
              </table:table-cell>
              <table:table-cell office:value-type="float" office:value="7.71259">
                <text:p>7.71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33838">
                <text:p>1.33838</text:p>
              </table:table-cell>
              <table:table-cell office:value-type="float" office:value="5.78748">
                <text:p>5.787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12712">
                <text:p>4.12712</text:p>
              </table:table-cell>
              <table:table-cell office:value-type="float" office:value="4.10559">
                <text:p>4.105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53917">
                <text:p>6.53917</text:p>
              </table:table-cell>
              <table:table-cell office:value-type="float" office:value="6.67358">
                <text:p>6.6735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57425">
                <text:p>4.57425</text:p>
              </table:table-cell>
              <table:table-cell office:value-type="float" office:value="3.27815">
                <text:p>3.278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03597">
                <text:p>7.03597</text:p>
              </table:table-cell>
              <table:table-cell office:value-type="float" office:value="4.46403">
                <text:p>4.4640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58285">
                <text:p>4.58285</text:p>
              </table:table-cell>
              <table:table-cell office:value-type="float" office:value="3.74504">
                <text:p>3.7450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48151">
                <text:p>4.48151</text:p>
              </table:table-cell>
              <table:table-cell office:value-type="float" office:value="4.34905">
                <text:p>4.349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4839">
                <text:p>9.24839</text:p>
              </table:table-cell>
              <table:table-cell office:value-type="float" office:value="7.27621">
                <text:p>7.276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8692">
                <text:p>2.8692</text:p>
              </table:table-cell>
              <table:table-cell office:value-type="float" office:value="8.11747">
                <text:p>8.117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09561">
                <text:p>2.09561</text:p>
              </table:table-cell>
              <table:table-cell office:value-type="float" office:value="12.0267">
                <text:p>12.02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52603">
                <text:p>4.52603</text:p>
              </table:table-cell>
              <table:table-cell office:value-type="float" office:value="5.87376">
                <text:p>5.8737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7816">
                <text:p>5.7816</text:p>
              </table:table-cell>
              <table:table-cell office:value-type="float" office:value="5.41973">
                <text:p>5.419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05791">
                <text:p>5.05791</text:p>
              </table:table-cell>
              <table:table-cell office:value-type="float" office:value="6.25993">
                <text:p>6.259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85262">
                <text:p>5.85262</text:p>
              </table:table-cell>
              <table:table-cell office:value-type="float" office:value="4.24078">
                <text:p>4.2407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63471">
                <text:p>6.63471</text:p>
              </table:table-cell>
              <table:table-cell office:value-type="float" office:value="4.8983">
                <text:p>4.89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70024">
                <text:p>3.70024</text:p>
              </table:table-cell>
              <table:table-cell office:value-type="float" office:value="4.92462">
                <text:p>4.9246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256">
                <text:p>9.2256</text:p>
              </table:table-cell>
              <table:table-cell office:value-type="float" office:value="6.36132">
                <text:p>6.361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905">
                <text:p>7.8905</text:p>
              </table:table-cell>
              <table:table-cell office:value-type="float" office:value="6.48874">
                <text:p>6.488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79037">
                <text:p>3.79037</text:p>
              </table:table-cell>
              <table:table-cell office:value-type="float" office:value="5.16634">
                <text:p>5.1663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6595">
                <text:p>5.6595</text:p>
              </table:table-cell>
              <table:table-cell office:value-type="float" office:value="4.86563">
                <text:p>4.865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06383">
                <text:p>8.06383</text:p>
              </table:table-cell>
              <table:table-cell office:value-type="float" office:value="2.88238">
                <text:p>2.882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45122">
                <text:p>6.45122</text:p>
              </table:table-cell>
              <table:table-cell office:value-type="float" office:value="9.33201">
                <text:p>9.332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70368">
                <text:p>6.70368</text:p>
              </table:table-cell>
              <table:table-cell office:value-type="float" office:value="6.62953">
                <text:p>6.629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67796">
                <text:p>5.67796</text:p>
              </table:table-cell>
              <table:table-cell office:value-type="float" office:value="4.36794">
                <text:p>4.367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9059">
                <text:p>7.9059</text:p>
              </table:table-cell>
              <table:table-cell office:value-type="float" office:value="5.40477">
                <text:p>5.404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62556">
                <text:p>4.62556</text:p>
              </table:table-cell>
              <table:table-cell office:value-type="float" office:value="8.55139">
                <text:p>8.551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65089">
                <text:p>4.65089</text:p>
              </table:table-cell>
              <table:table-cell office:value-type="float" office:value="6.59332">
                <text:p>6.593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69178">
                <text:p>9.69178</text:p>
              </table:table-cell>
              <table:table-cell office:value-type="float" office:value="8.48145">
                <text:p>8.481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465077">
                <text:p>0.465077</text:p>
              </table:table-cell>
              <table:table-cell office:value-type="float" office:value="6.30123">
                <text:p>6.301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54994">
                <text:p>4.54994</text:p>
              </table:table-cell>
              <table:table-cell office:value-type="float" office:value="7.81373">
                <text:p>7.813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10825">
                <text:p>4.10825</text:p>
              </table:table-cell>
              <table:table-cell office:value-type="float" office:value="4.25509">
                <text:p>4.255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62755">
                <text:p>7.62755</text:p>
              </table:table-cell>
              <table:table-cell office:value-type="float" office:value="5.0659">
                <text:p>5.06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93566">
                <text:p>3.93566</text:p>
              </table:table-cell>
              <table:table-cell office:value-type="float" office:value="4.93538">
                <text:p>4.935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09949">
                <text:p>8.09949</text:p>
              </table:table-cell>
              <table:table-cell office:value-type="float" office:value="0.311381">
                <text:p>0.3113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87907">
                <text:p>4.87907</text:p>
              </table:table-cell>
              <table:table-cell office:value-type="float" office:value="7.05554">
                <text:p>7.055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81235">
                <text:p>5.81235</text:p>
              </table:table-cell>
              <table:table-cell office:value-type="float" office:value="5.67958">
                <text:p>5.6795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50823">
                <text:p>4.50823</text:p>
              </table:table-cell>
              <table:table-cell office:value-type="float" office:value="2.88579">
                <text:p>2.885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00819">
                <text:p>8.00819</text:p>
              </table:table-cell>
              <table:table-cell office:value-type="float" office:value="5.5426">
                <text:p>5.54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5436">
                <text:p>6.5436</text:p>
              </table:table-cell>
              <table:table-cell office:value-type="float" office:value="5.93228">
                <text:p>5.932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7761">
                <text:p>3.7761</text:p>
              </table:table-cell>
              <table:table-cell office:value-type="float" office:value="6.63942">
                <text:p>6.639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6867">
                <text:p>7.76867</text:p>
              </table:table-cell>
              <table:table-cell office:value-type="float" office:value="4.33691">
                <text:p>4.336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30426">
                <text:p>6.30426</text:p>
              </table:table-cell>
              <table:table-cell office:value-type="float" office:value="4.26709">
                <text:p>4.267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3034">
                <text:p>7.33034</text:p>
              </table:table-cell>
              <table:table-cell office:value-type="float" office:value="4.74822">
                <text:p>4.748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35931">
                <text:p>9.35931</text:p>
              </table:table-cell>
              <table:table-cell office:value-type="float" office:value="8.7495">
                <text:p>8.749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5029">
                <text:p>5.5029</text:p>
              </table:table-cell>
              <table:table-cell office:value-type="float" office:value="4.89098">
                <text:p>4.890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89216">
                <text:p>2.89216</text:p>
              </table:table-cell>
              <table:table-cell office:value-type="float" office:value="4.34875">
                <text:p>4.3487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61186">
                <text:p>7.61186</text:p>
              </table:table-cell>
              <table:table-cell office:value-type="float" office:value="5.80137">
                <text:p>5.801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9263">
                <text:p>8.59263</text:p>
              </table:table-cell>
              <table:table-cell office:value-type="float" office:value="2.65122">
                <text:p>2.651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0505">
                <text:p>6.80505</text:p>
              </table:table-cell>
              <table:table-cell office:value-type="float" office:value="5.71849">
                <text:p>5.7184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36716">
                <text:p>5.36716</text:p>
              </table:table-cell>
              <table:table-cell office:value-type="float" office:value="5.96609">
                <text:p>5.966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3605">
                <text:p>8.83605</text:p>
              </table:table-cell>
              <table:table-cell office:value-type="float" office:value="6.83486">
                <text:p>6.834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4082">
                <text:p>8.34082</text:p>
              </table:table-cell>
              <table:table-cell office:value-type="float" office:value="6.20427">
                <text:p>6.204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75084">
                <text:p>8.75084</text:p>
              </table:table-cell>
              <table:table-cell office:value-type="float" office:value="3.3146">
                <text:p>3.31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99295">
                <text:p>4.99295</text:p>
              </table:table-cell>
              <table:table-cell office:value-type="float" office:value="2.53347">
                <text:p>2.533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14819">
                <text:p>7.14819</text:p>
              </table:table-cell>
              <table:table-cell office:value-type="float" office:value="3.50987">
                <text:p>3.5098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4085">
                <text:p>6.84085</text:p>
              </table:table-cell>
              <table:table-cell office:value-type="float" office:value="7.49512">
                <text:p>7.495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30862">
                <text:p>6.30862</text:p>
              </table:table-cell>
              <table:table-cell office:value-type="float" office:value="6.36246">
                <text:p>6.362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1322">
                <text:p>5.1322</text:p>
              </table:table-cell>
              <table:table-cell office:value-type="float" office:value="7.57351">
                <text:p>7.5735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72761">
                <text:p>6.72761</text:p>
              </table:table-cell>
              <table:table-cell office:value-type="float" office:value="7.78502">
                <text:p>7.7850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30566">
                <text:p>5.30566</text:p>
              </table:table-cell>
              <table:table-cell office:value-type="float" office:value="3.542">
                <text:p>3.5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98021">
                <text:p>5.98021</text:p>
              </table:table-cell>
              <table:table-cell office:value-type="float" office:value="6.3726">
                <text:p>6.37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5823">
                <text:p>4.5823</text:p>
              </table:table-cell>
              <table:table-cell office:value-type="float" office:value="7.24782">
                <text:p>7.247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62857">
                <text:p>4.62857</text:p>
              </table:table-cell>
              <table:table-cell office:value-type="float" office:value="5.66298">
                <text:p>5.662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77491">
                <text:p>4.77491</text:p>
              </table:table-cell>
              <table:table-cell office:value-type="float" office:value="4.00527">
                <text:p>4.005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0897">
                <text:p>6.0897</text:p>
              </table:table-cell>
              <table:table-cell office:value-type="float" office:value="6.89156">
                <text:p>6.8915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01785">
                <text:p>4.01785</text:p>
              </table:table-cell>
              <table:table-cell office:value-type="float" office:value="6.55247">
                <text:p>6.552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47169">
                <text:p>5.47169</text:p>
              </table:table-cell>
              <table:table-cell office:value-type="float" office:value="9.36453">
                <text:p>9.364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68765">
                <text:p>6.68765</text:p>
              </table:table-cell>
              <table:table-cell office:value-type="float" office:value="4.90464">
                <text:p>4.904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23833">
                <text:p>6.23833</text:p>
              </table:table-cell>
              <table:table-cell office:value-type="float" office:value="5.56372">
                <text:p>5.563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16559">
                <text:p>9.16559</text:p>
              </table:table-cell>
              <table:table-cell office:value-type="float" office:value="6.39682">
                <text:p>6.396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1475">
                <text:p>10.1475</text:p>
              </table:table-cell>
              <table:table-cell office:value-type="float" office:value="8.12483">
                <text:p>8.124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79824">
                <text:p>5.79824</text:p>
              </table:table-cell>
              <table:table-cell office:value-type="float" office:value="2.08769">
                <text:p>2.087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02572">
                <text:p>4.02572</text:p>
              </table:table-cell>
              <table:table-cell office:value-type="float" office:value="6.8846">
                <text:p>6.88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02797">
                <text:p>8.02797</text:p>
              </table:table-cell>
              <table:table-cell office:value-type="float" office:value="10.6536">
                <text:p>10.65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2391">
                <text:p>8.32391</text:p>
              </table:table-cell>
              <table:table-cell office:value-type="float" office:value="8.88737">
                <text:p>8.887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4651">
                <text:p>8.24651</text:p>
              </table:table-cell>
              <table:table-cell office:value-type="float" office:value="6.48935">
                <text:p>6.4893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40946">
                <text:p>7.40946</text:p>
              </table:table-cell>
              <table:table-cell office:value-type="float" office:value="3.46356">
                <text:p>3.4635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3978">
                <text:p>2.3978</text:p>
              </table:table-cell>
              <table:table-cell office:value-type="float" office:value="8.99126">
                <text:p>8.991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09691">
                <text:p>6.09691</text:p>
              </table:table-cell>
              <table:table-cell office:value-type="float" office:value="5.99308">
                <text:p>5.9930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2474">
                <text:p>8.22474</text:p>
              </table:table-cell>
              <table:table-cell office:value-type="float" office:value="8.11237">
                <text:p>8.112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5246">
                <text:p>8.85246</text:p>
              </table:table-cell>
              <table:table-cell office:value-type="float" office:value="9.22687">
                <text:p>9.2268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21638">
                <text:p>2.21638</text:p>
              </table:table-cell>
              <table:table-cell office:value-type="float" office:value="4.42039">
                <text:p>4.420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95116">
                <text:p>7.95116</text:p>
              </table:table-cell>
              <table:table-cell office:value-type="float" office:value="6.86836">
                <text:p>6.868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6975">
                <text:p>7.86975</text:p>
              </table:table-cell>
              <table:table-cell office:value-type="float" office:value="7.15925">
                <text:p>7.159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72302">
                <text:p>3.72302</text:p>
              </table:table-cell>
              <table:table-cell office:value-type="float" office:value="5.09301">
                <text:p>5.093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0566">
                <text:p>8.10566</text:p>
              </table:table-cell>
              <table:table-cell office:value-type="float" office:value="4.25801">
                <text:p>4.258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5473">
                <text:p>4.5473</text:p>
              </table:table-cell>
              <table:table-cell office:value-type="float" office:value="0.0728059">
                <text:p>0.07280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51972">
                <text:p>4.51972</text:p>
              </table:table-cell>
              <table:table-cell office:value-type="float" office:value="5.66828">
                <text:p>5.668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52537">
                <text:p>6.52537</text:p>
              </table:table-cell>
              <table:table-cell office:value-type="float" office:value="6.8748">
                <text:p>6.87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88025">
                <text:p>9.88025</text:p>
              </table:table-cell>
              <table:table-cell office:value-type="float" office:value="3.98323">
                <text:p>3.983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5158">
                <text:p>8.65158</text:p>
              </table:table-cell>
              <table:table-cell office:value-type="float" office:value="4.84141">
                <text:p>4.841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08235">
                <text:p>7.08235</text:p>
              </table:table-cell>
              <table:table-cell office:value-type="float" office:value="0.912137">
                <text:p>0.9121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77808">
                <text:p>4.77808</text:p>
              </table:table-cell>
              <table:table-cell office:value-type="float" office:value="5.15448">
                <text:p>5.154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7698">
                <text:p>6.7698</text:p>
              </table:table-cell>
              <table:table-cell office:value-type="float" office:value="8.09194">
                <text:p>8.091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0078">
                <text:p>8.60078</text:p>
              </table:table-cell>
              <table:table-cell office:value-type="float" office:value="4.8102">
                <text:p>4.810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02262">
                <text:p>4.02262</text:p>
              </table:table-cell>
              <table:table-cell office:value-type="float" office:value="7.92415">
                <text:p>7.924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88875">
                <text:p>5.88875</text:p>
              </table:table-cell>
              <table:table-cell office:value-type="float" office:value="6.56865">
                <text:p>6.568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8609">
                <text:p>6.88609</text:p>
              </table:table-cell>
              <table:table-cell office:value-type="float" office:value="6.12866">
                <text:p>6.1286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77966">
                <text:p>5.77966</text:p>
              </table:table-cell>
              <table:table-cell office:value-type="float" office:value="5.93818">
                <text:p>5.938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48003">
                <text:p>5.48003</text:p>
              </table:table-cell>
              <table:table-cell office:value-type="float" office:value="8.64619">
                <text:p>8.646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08403">
                <text:p>6.08403</text:p>
              </table:table-cell>
              <table:table-cell office:value-type="float" office:value="4.74642">
                <text:p>4.746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06245">
                <text:p>7.06245</text:p>
              </table:table-cell>
              <table:table-cell office:value-type="float" office:value="6.6505">
                <text:p>6.65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71949">
                <text:p>6.71949</text:p>
              </table:table-cell>
              <table:table-cell office:value-type="float" office:value="4.08855">
                <text:p>4.088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.97507">
                <text:p>1.97507</text:p>
              </table:table-cell>
              <table:table-cell office:value-type="float" office:value="6.10269">
                <text:p>6.102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43804">
                <text:p>7.43804</text:p>
              </table:table-cell>
              <table:table-cell office:value-type="float" office:value="0.243359">
                <text:p>0.2433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59868">
                <text:p>5.59868</text:p>
              </table:table-cell>
              <table:table-cell office:value-type="float" office:value="5.10545">
                <text:p>5.105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47802">
                <text:p>3.47802</text:p>
              </table:table-cell>
              <table:table-cell office:value-type="float" office:value="4.59164">
                <text:p>4.591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9455">
                <text:p>9.29455</text:p>
              </table:table-cell>
              <table:table-cell office:value-type="float" office:value="6.80331">
                <text:p>6.803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1845">
                <text:p>7.31845</text:p>
              </table:table-cell>
              <table:table-cell office:value-type="float" office:value="6.3911">
                <text:p>6.39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5576">
                <text:p>10.5576</text:p>
              </table:table-cell>
              <table:table-cell office:value-type="float" office:value="5.50309">
                <text:p>5.503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21559">
                <text:p>4.21559</text:p>
              </table:table-cell>
              <table:table-cell office:value-type="float" office:value="2.11077">
                <text:p>2.110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1221">
                <text:p>8.61221</text:p>
              </table:table-cell>
              <table:table-cell office:value-type="float" office:value="8.7167">
                <text:p>8.71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11981">
                <text:p>6.11981</text:p>
              </table:table-cell>
              <table:table-cell office:value-type="float" office:value="9.28577">
                <text:p>9.285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3429">
                <text:p>4.3429</text:p>
              </table:table-cell>
              <table:table-cell office:value-type="float" office:value="2.78901">
                <text:p>2.789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89259">
                <text:p>2.89259</text:p>
              </table:table-cell>
              <table:table-cell office:value-type="float" office:value="4.05398">
                <text:p>4.053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08104">
                <text:p>3.08104</text:p>
              </table:table-cell>
              <table:table-cell office:value-type="float" office:value="4.13574">
                <text:p>4.135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81318">
                <text:p>5.81318</text:p>
              </table:table-cell>
              <table:table-cell office:value-type="float" office:value="3.23553">
                <text:p>3.235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5701">
                <text:p>5.5701</text:p>
              </table:table-cell>
              <table:table-cell office:value-type="float" office:value="6.39647">
                <text:p>6.396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31482">
                <text:p>3.31482</text:p>
              </table:table-cell>
              <table:table-cell office:value-type="float" office:value="9.02798">
                <text:p>9.027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6974">
                <text:p>8.66974</text:p>
              </table:table-cell>
              <table:table-cell office:value-type="float" office:value="3.43822">
                <text:p>3.438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86451">
                <text:p>9.86451</text:p>
              </table:table-cell>
              <table:table-cell office:value-type="float" office:value="7.46709">
                <text:p>7.467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78445">
                <text:p>5.78445</text:p>
              </table:table-cell>
              <table:table-cell office:value-type="float" office:value="6.31931">
                <text:p>6.319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19792">
                <text:p>6.19792</text:p>
              </table:table-cell>
              <table:table-cell office:value-type="float" office:value="4.22076">
                <text:p>4.2207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93044">
                <text:p>5.93044</text:p>
              </table:table-cell>
              <table:table-cell office:value-type="float" office:value="7.66319">
                <text:p>7.663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20259">
                <text:p>7.20259</text:p>
              </table:table-cell>
              <table:table-cell office:value-type="float" office:value="4.75698">
                <text:p>4.756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67078">
                <text:p>7.67078</text:p>
              </table:table-cell>
              <table:table-cell office:value-type="float" office:value="3.65239">
                <text:p>3.652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7353">
                <text:p>10.7353</text:p>
              </table:table-cell>
              <table:table-cell office:value-type="float" office:value="7.24336">
                <text:p>7.243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0138">
                <text:p>10.0138</text:p>
              </table:table-cell>
              <table:table-cell office:value-type="float" office:value="8.13254">
                <text:p>8.132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97716">
                <text:p>5.97716</text:p>
              </table:table-cell>
              <table:table-cell office:value-type="float" office:value="6.51295">
                <text:p>6.5129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67837">
                <text:p>7.67837</text:p>
              </table:table-cell>
              <table:table-cell office:value-type="float" office:value="7.24979">
                <text:p>7.249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75891">
                <text:p>6.75891</text:p>
              </table:table-cell>
              <table:table-cell office:value-type="float" office:value="6.86681">
                <text:p>6.866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35056">
                <text:p>3.35056</text:p>
              </table:table-cell>
              <table:table-cell office:value-type="float" office:value="5.42417">
                <text:p>5.424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18784">
                <text:p>7.18784</text:p>
              </table:table-cell>
              <table:table-cell office:value-type="float" office:value="6.44429">
                <text:p>6.4442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52211">
                <text:p>4.52211</text:p>
              </table:table-cell>
              <table:table-cell office:value-type="float" office:value="6.85701">
                <text:p>6.857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24623">
                <text:p>5.24623</text:p>
              </table:table-cell>
              <table:table-cell office:value-type="float" office:value="1.47186">
                <text:p>1.471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7203">
                <text:p>3.7203</text:p>
              </table:table-cell>
              <table:table-cell office:value-type="float" office:value="6.16994">
                <text:p>6.169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4294">
                <text:p>8.34294</text:p>
              </table:table-cell>
              <table:table-cell office:value-type="float" office:value="3.04905">
                <text:p>3.049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97651">
                <text:p>7.97651</text:p>
              </table:table-cell>
              <table:table-cell office:value-type="float" office:value="5.1169">
                <text:p>5.11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89544">
                <text:p>5.89544</text:p>
              </table:table-cell>
              <table:table-cell office:value-type="float" office:value="8.57223">
                <text:p>8.572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93859">
                <text:p>6.93859</text:p>
              </table:table-cell>
              <table:table-cell office:value-type="float" office:value="3.67109">
                <text:p>3.671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76829">
                <text:p>6.76829</text:p>
              </table:table-cell>
              <table:table-cell office:value-type="float" office:value="9.65371">
                <text:p>9.653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43957">
                <text:p>4.43957</text:p>
              </table:table-cell>
              <table:table-cell office:value-type="float" office:value="8.49008">
                <text:p>8.4900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1567">
                <text:p>8.11567</text:p>
              </table:table-cell>
              <table:table-cell office:value-type="float" office:value="5.00317">
                <text:p>5.003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46814">
                <text:p>4.46814</text:p>
              </table:table-cell>
              <table:table-cell office:value-type="float" office:value="5.16604">
                <text:p>5.1660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42364">
                <text:p>5.42364</text:p>
              </table:table-cell>
              <table:table-cell office:value-type="float" office:value="8.62331">
                <text:p>8.623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97083">
                <text:p>7.97083</text:p>
              </table:table-cell>
              <table:table-cell office:value-type="float" office:value="9.30252">
                <text:p>9.3025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14175">
                <text:p>6.14175</text:p>
              </table:table-cell>
              <table:table-cell office:value-type="float" office:value="4.16177">
                <text:p>4.161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39046">
                <text:p>6.39046</text:p>
              </table:table-cell>
              <table:table-cell office:value-type="float" office:value="7.22241">
                <text:p>7.222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11731">
                <text:p>9.11731</text:p>
              </table:table-cell>
              <table:table-cell office:value-type="float" office:value="4.33278">
                <text:p>4.3327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8118">
                <text:p>7.88118</text:p>
              </table:table-cell>
              <table:table-cell office:value-type="float" office:value="8.39147">
                <text:p>8.391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5706">
                <text:p>11.5706</text:p>
              </table:table-cell>
              <table:table-cell office:value-type="float" office:value="5.2696">
                <text:p>5.26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19834">
                <text:p>7.19834</text:p>
              </table:table-cell>
              <table:table-cell office:value-type="float" office:value="3.28932">
                <text:p>3.289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77766">
                <text:p>6.77766</text:p>
              </table:table-cell>
              <table:table-cell office:value-type="float" office:value="6.93866">
                <text:p>6.9386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61968">
                <text:p>4.61968</text:p>
              </table:table-cell>
              <table:table-cell office:value-type="float" office:value="3.05069">
                <text:p>3.050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63483">
                <text:p>9.63483</text:p>
              </table:table-cell>
              <table:table-cell office:value-type="float" office:value="4.40862">
                <text:p>4.4086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84587">
                <text:p>5.84587</text:p>
              </table:table-cell>
              <table:table-cell office:value-type="float" office:value="5.02506">
                <text:p>5.0250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0707">
                <text:p>7.0707</text:p>
              </table:table-cell>
              <table:table-cell office:value-type="float" office:value="8.3296">
                <text:p>8.32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69622">
                <text:p>3.69622</text:p>
              </table:table-cell>
              <table:table-cell office:value-type="float" office:value="6.37956">
                <text:p>6.3795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87384">
                <text:p>5.87384</text:p>
              </table:table-cell>
              <table:table-cell office:value-type="float" office:value="7.45982">
                <text:p>7.459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02847">
                <text:p>5.02847</text:p>
              </table:table-cell>
              <table:table-cell office:value-type="float" office:value="7.06408">
                <text:p>7.0640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1496">
                <text:p>5.1496</text:p>
              </table:table-cell>
              <table:table-cell office:value-type="float" office:value="7.57138">
                <text:p>7.571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04627">
                <text:p>4.04627</text:p>
              </table:table-cell>
              <table:table-cell office:value-type="float" office:value="4.20369">
                <text:p>4.203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45447">
                <text:p>4.45447</text:p>
              </table:table-cell>
              <table:table-cell office:value-type="float" office:value="2.33871">
                <text:p>2.338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53725">
                <text:p>6.53725</text:p>
              </table:table-cell>
              <table:table-cell office:value-type="float" office:value="10.5629">
                <text:p>10.562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35666">
                <text:p>5.35666</text:p>
              </table:table-cell>
              <table:table-cell office:value-type="float" office:value="11.2297">
                <text:p>11.22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07828">
                <text:p>6.07828</text:p>
              </table:table-cell>
              <table:table-cell office:value-type="float" office:value="6.00651">
                <text:p>6.0065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26763">
                <text:p>6.26763</text:p>
              </table:table-cell>
              <table:table-cell office:value-type="float" office:value="6.24585">
                <text:p>6.245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19087">
                <text:p>7.19087</text:p>
              </table:table-cell>
              <table:table-cell office:value-type="float" office:value="3.76906">
                <text:p>3.7690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43696">
                <text:p>6.43696</text:p>
              </table:table-cell>
              <table:table-cell office:value-type="float" office:value="7.33475">
                <text:p>7.3347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46186">
                <text:p>6.46186</text:p>
              </table:table-cell>
              <table:table-cell office:value-type="float" office:value="6.31612">
                <text:p>6.316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5777">
                <text:p>7.55777</text:p>
              </table:table-cell>
              <table:table-cell office:value-type="float" office:value="7.8791">
                <text:p>7.87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9243">
                <text:p>8.19243</text:p>
              </table:table-cell>
              <table:table-cell office:value-type="float" office:value="4.95816">
                <text:p>4.958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3695">
                <text:p>8.23695</text:p>
              </table:table-cell>
              <table:table-cell office:value-type="float" office:value="5.06315">
                <text:p>5.063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4548">
                <text:p>8.54548</text:p>
              </table:table-cell>
              <table:table-cell office:value-type="float" office:value="4.44122">
                <text:p>4.441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46512">
                <text:p>5.46512</text:p>
              </table:table-cell>
              <table:table-cell office:value-type="float" office:value="5.01636">
                <text:p>5.016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80068">
                <text:p>2.80068</text:p>
              </table:table-cell>
              <table:table-cell office:value-type="float" office:value="6.56432">
                <text:p>6.564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5692">
                <text:p>7.55692</text:p>
              </table:table-cell>
              <table:table-cell office:value-type="float" office:value="6.3326">
                <text:p>6.33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21127">
                <text:p>7.21127</text:p>
              </table:table-cell>
              <table:table-cell office:value-type="float" office:value="11.1372">
                <text:p>11.13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79866">
                <text:p>8.79866</text:p>
              </table:table-cell>
              <table:table-cell office:value-type="float" office:value="9.20227">
                <text:p>9.202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22259">
                <text:p>7.22259</text:p>
              </table:table-cell>
              <table:table-cell office:value-type="float" office:value="5.04498">
                <text:p>5.044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0729">
                <text:p>6.80729</text:p>
              </table:table-cell>
              <table:table-cell office:value-type="float" office:value="4.50124">
                <text:p>4.501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32831">
                <text:p>4.32831</text:p>
              </table:table-cell>
              <table:table-cell office:value-type="float" office:value="5.57361">
                <text:p>5.5736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55944">
                <text:p>3.55944</text:p>
              </table:table-cell>
              <table:table-cell office:value-type="float" office:value="5.41454">
                <text:p>5.414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27556">
                <text:p>7.27556</text:p>
              </table:table-cell>
              <table:table-cell office:value-type="float" office:value="3.60753">
                <text:p>3.607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36323">
                <text:p>4.36323</text:p>
              </table:table-cell>
              <table:table-cell office:value-type="float" office:value="7.19849">
                <text:p>7.1984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20625">
                <text:p>7.20625</text:p>
              </table:table-cell>
              <table:table-cell office:value-type="float" office:value="9.89631">
                <text:p>9.896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70887">
                <text:p>6.70887</text:p>
              </table:table-cell>
              <table:table-cell office:value-type="float" office:value="4.4083">
                <text:p>4.40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95043">
                <text:p>4.95043</text:p>
              </table:table-cell>
              <table:table-cell office:value-type="float" office:value="5.84081">
                <text:p>5.840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45622">
                <text:p>5.45622</text:p>
              </table:table-cell>
              <table:table-cell office:value-type="float" office:value="8.10313">
                <text:p>8.103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76939">
                <text:p>5.76939</text:p>
              </table:table-cell>
              <table:table-cell office:value-type="float" office:value="3.22319">
                <text:p>3.223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3.32442">
                <text:p>3.32442</text:p>
              </table:table-cell>
              <table:table-cell office:value-type="float" office:value="4.94493">
                <text:p>4.944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1878">
                <text:p>6.81878</text:p>
              </table:table-cell>
              <table:table-cell office:value-type="float" office:value="6.52316">
                <text:p>6.523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07439">
                <text:p>5.07439</text:p>
              </table:table-cell>
              <table:table-cell office:value-type="float" office:value="4.33978">
                <text:p>4.3397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95281">
                <text:p>8.95281</text:p>
              </table:table-cell>
              <table:table-cell office:value-type="float" office:value="6.55791">
                <text:p>6.557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73278">
                <text:p>8.73278</text:p>
              </table:table-cell>
              <table:table-cell office:value-type="float" office:value="6.0697">
                <text:p>6.06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99367">
                <text:p>7.99367</text:p>
              </table:table-cell>
              <table:table-cell office:value-type="float" office:value="5.84183">
                <text:p>5.841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8315">
                <text:p>7.58315</text:p>
              </table:table-cell>
              <table:table-cell office:value-type="float" office:value="7.77967">
                <text:p>7.779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4563">
                <text:p>9.24563</text:p>
              </table:table-cell>
              <table:table-cell office:value-type="float" office:value="4.38442">
                <text:p>4.384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3394">
                <text:p>8.13394</text:p>
              </table:table-cell>
              <table:table-cell office:value-type="float" office:value="6.04774">
                <text:p>6.047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9579">
                <text:p>7.39579</text:p>
              </table:table-cell>
              <table:table-cell office:value-type="float" office:value="8.9623">
                <text:p>8.96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487">
                <text:p>7.5487</text:p>
              </table:table-cell>
              <table:table-cell office:value-type="float" office:value="5.23836">
                <text:p>5.238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0374">
                <text:p>9.50374</text:p>
              </table:table-cell>
              <table:table-cell office:value-type="float" office:value="6.32337">
                <text:p>6.323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14489">
                <text:p>4.14489</text:p>
              </table:table-cell>
              <table:table-cell office:value-type="float" office:value="4.00775">
                <text:p>4.0077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7524">
                <text:p>8.17524</text:p>
              </table:table-cell>
              <table:table-cell office:value-type="float" office:value="8.03332">
                <text:p>8.033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54238">
                <text:p>6.54238</text:p>
              </table:table-cell>
              <table:table-cell office:value-type="float" office:value="8.34384">
                <text:p>8.34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